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jpe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6">
      <style:graphic-properties draw:fill="none" fo:clip="rect(-0.00464in, 2.74546in, -0.03277in, 3.71219in)" draw:stroke="none" draw:color-mode="greyscal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08" draw:stroke="none" draw:auto-grow-width="false" draw:auto-grow-height="false"/>
      <style:paragraph-properties style:font-independent-line-spacing="true" style:writing-mode="lr-tb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3">
      <style:graphic-properties draw:fill="none" fo:clip="rect(0in, 2.90406in, 0in, 2.90406in)" draw:stroke="none" draw:color-mode="greyscal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style:vertical-pos="middl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>
      <style:graphic-properties style:vertical-pos="middl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4">
      <style:graphic-properties draw:fill="none" draw:stroke="solid" svg:stroke-width="0.01389in" svg:stroke-color="#000000" svg:stroke-opacity="100%"/>
    </style:style>
    <style:style style:family="presentation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8">
      <style:graphic-properties draw:fill="none" draw:stroke="solid" svg:stroke-width="0.01389in" svg:stroke-color="#000000" svg:stroke-opacity="100%"/>
    </style:style>
    <style:style style:family="paragraph" style:name="a917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38" draw:stroke="none" draw:auto-grow-width="false" draw:auto-grow-height="false"/>
      <style:paragraph-properties style:font-independent-line-spacing="true" style:writing-mode="lr-tb"/>
    </style:style>
    <style:style style:family="drawing-page" style:name="a1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4">
      <style:graphic-properties draw:fill="none" draw:stroke="solid" svg:stroke-width="0.01389in" svg:stroke-color="#000000" svg:stroke-opacity="100%"/>
    </style:style>
    <style:style style:family="text" style:name="a17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7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9">
      <style:graphic-properties draw:fill="none" fo:clip="rect(-0.00464in, 2.74546in, -0.03277in, 3.71219in)" draw:stroke="none" draw:color-mode="greyscale"/>
    </style:style>
    <style:style style:family="paragraph" style:name="a9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59">
      <style:graphic-properties draw:fill="none" draw:stroke="solid" svg:stroke-width="0.01389in" svg:stroke-color="#000000" svg:stroke-opacity="100%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1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38" draw:stroke="none" draw:auto-grow-width="false" draw:auto-grow-height="false"/>
      <style:paragraph-properties style:font-independent-line-spacing="true" style:writing-mode="lr-tb"/>
    </style:style>
    <style:style style:family="presentation" style:name="a1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0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3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6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9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73" draw:stroke="none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8">
      <style:graphic-properties draw:fill="none" fo:clip="rect(0in, 2.90406in, 0in, 2.90406in)" draw:stroke="none" draw:color-mode="greyscal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4">
      <style:graphic-properties draw:fill="none" fo:clip="rect(0in, 0.23391in, 0.28352in, 0.40464in)" draw:stroke="none" draw:color-mode="greyscale"/>
    </style:style>
    <style:style style:family="presentation" style:name="a1165">
      <style:graphic-properties draw:fill="none" draw:stroke="solid" svg:stroke-width="0.01389in" svg:stroke-color="#000000" svg:stroke-opacity="100%"/>
    </style:style>
    <style:style style:family="presentation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draw:fill="none" fo:clip="rect(0in, 0.0029in, 0in, 1.6234in)" draw:stroke="non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draw:fill="none" draw:stroke="solid" svg:stroke-width="0.01389in" svg:stroke-color="#000000" svg:stroke-opacity="100%"/>
    </style:style>
    <style:style style:family="paragraph" style:name="a11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6">
      <style:graphic-properties draw:fill="none" draw:stroke="solid" svg:stroke-width="0.01389in" svg:stroke-color="#000000" svg:stroke-opacity="100%"/>
    </style:style>
    <style:style style:family="paragraph" style:name="a9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65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79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9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justify" fo:text-align-last="star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8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justify" fo:text-align-last="star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4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justify" fo:text-align-last="star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0">
      <style:graphic-properties draw:fill="none" draw:stroke="solid" svg:stroke-width="0.01389in" svg:stroke-color="#000000" svg:stroke-opacity="100%"/>
    </style:style>
    <style:style style:family="presentation" style:name="a1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9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914" draw:stroke="none" draw:auto-grow-width="false" draw:auto-grow-height="false"/>
      <style:paragraph-properties style:font-independent-line-spacing="true" style:writing-mode="lr-tb"/>
    </style:style>
    <style:style style:family="text" style:name="a19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9">
      <style:graphic-properties draw:fill="none" fo:clip="rect(2.53983in, 0.09022in, 1.43964in, 7.0758in)" draw:stroke="none" draw:color-mode="greyscal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4">
      <style:graphic-properties style:vertical-pos="middl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2">
      <style:graphic-properties style:vertical-pos="middl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16">
      <style:graphic-properties draw:fill="none" draw:stroke="solid" svg:stroke-width="0.01389in" svg:stroke-color="#000000" svg:stroke-opacity="100%"/>
    </style:style>
    <style:style style:family="presentation" style:name="a1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0">
      <style:graphic-properties draw:fill="none" fo:clip="rect(0in, 0.23391in, 0.28352in, 0.40464in)" draw:stroke="none" draw:color-mode="greyscale"/>
    </style:style>
    <style:style style:family="presentation" style:name="a1301">
      <style:graphic-properties draw:fill="none" draw:stroke="solid" svg:stroke-width="0.01389in" svg:stroke-color="#000000" svg:stroke-opacity="100%"/>
    </style:style>
    <style:style style:family="presentation" style:name="a1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15" draw:stroke="none" draw:auto-grow-width="false" draw:auto-grow-height="false"/>
      <style:paragraph-properties style:font-independent-line-spacing="true" style:writing-mode="lr-tb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947">
      <style:graphic-properties draw:fill="none" draw:stroke="solid" svg:stroke-width="0.01389in" svg:stroke-color="#000000" svg:stroke-opacity="100%"/>
    </style:style>
    <style:style style:family="presentation" style:name="a1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justify" fo:text-align-last="star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4">
      <style:graphic-properties draw:fill="none" fo:clip="rect(0in, 0.0029in, 0in, 1.6234in)" draw:stroke="none"/>
    </style:style>
    <style:style style:family="presentation" style:name="a1005">
      <style:graphic-properties draw:fill="none" draw:stroke="solid" svg:stroke-width="0.01389in" svg:stroke-color="#000000" svg:stroke-opacity="100%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30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5">
      <style:graphic-properties draw:fill="none" fo:clip="rect(0in, 2.90406in, 0in, 2.90406in)" draw:stroke="none" draw:color-mode="greyscal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10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7">
      <style:paragraph-properties fo:line-height="10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5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955" style:parent-style-name="Graphics">
      <style:graphic-properties draw:fill="none" fo:clip="rect(0in, 6.49279in, 0in, 3.2316in)" draw:stroke="none" draw:image-opacity="52%"/>
    </style:style>
    <style:style style:family="text" style:name="a19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.04167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9">
      <style:graphic-properties draw:fill="none" draw:stroke="solid" svg:stroke-width="0.01389in" svg:stroke-color="#000000" svg:stroke-opacity="100%"/>
    </style:style>
    <style:style style:family="drawing-page" style:name="a10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draw:fill="none" draw:stroke="solid" svg:stroke-width="0.01389in" svg:stroke-color="#000000" svg:stroke-opacity="100%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2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19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4" style:parent-style-name="Graphics">
      <style:graphic-properties draw:fill="none" fo:clip="rect(0in, 0in, 0.46328in, 0in)" draw:stroke="none"/>
    </style:style>
    <style:style style:family="presentation" style:name="a812">
      <style:graphic-properties draw:fill="none" fo:clip="rect(-0.00464in, 2.74546in, -0.03277in, 3.71219in)" draw:stroke="none" draw:color-mode="greyscal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5">
      <style:graphic-properties draw:fill="none" draw:stroke="solid" svg:stroke-width="0.01389in" svg:stroke-color="#000000" svg:stroke-opacity="100%"/>
    </style:style>
    <style:style style:family="paragraph" style:name="a814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0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draw:fill="none" fo:clip="rect(0in, 0.0029in, 0in, 1.6234in)" draw:stroke="none"/>
    </style:style>
    <style:style style:family="paragraph" style:name="a1664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4">
      <style:graphic-properties draw:fill="none" fo:clip="rect(0in, 0.23391in, 0.28352in, 0.40464in)" draw:stroke="none" draw:color-mode="greyscale"/>
    </style:style>
    <style:style style:family="presentation" style:name="a1355">
      <style:graphic-properties draw:fill="none" draw:stroke="solid" svg:stroke-width="0.01389in" svg:stroke-color="#000000" svg:stroke-opacity="100%"/>
    </style:style>
    <style:style style:family="presentation" style:name="a1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draw:fill="none" draw:stroke="solid" svg:stroke-width="0.01389in" svg:stroke-color="#000000" svg:stroke-opacity="100%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69" draw:stroke="none" draw:auto-grow-width="false" draw:auto-grow-height="false"/>
      <style:paragraph-properties style:font-independent-line-spacing="true" style:writing-mode="lr-tb"/>
    </style:style>
    <style:style style:family="drawing-page" style:name="a10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draw:fill="none" fo:clip="rect(0in, 2.90406in, 0in, 2.90406in)" draw:stroke="none" draw:color-mode="greyscale"/>
    </style:style>
    <style:style style:family="paragraph" style:name="a832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6">
      <style:graphic-properties draw:fill="none" fo:clip="rect(-0.00464in, 2.74546in, -0.03277in, 3.71219in)" draw:stroke="none" draw:color-mode="greyscale"/>
    </style:style>
    <style:style style:family="text" style:name="a13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54" draw:stroke="none" draw:auto-grow-width="false" draw:auto-grow-height="false"/>
      <style:paragraph-properties style:font-independent-line-spacing="true" style:writing-mode="lr-tb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draw:fill="none" draw:stroke="solid" svg:stroke-width="0.01389in" svg:stroke-color="#000000" svg:stroke-opacity="100%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54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draw:fill="none" fo:clip="rect(0in, 2.65236in, 0in, 2.65236in)" draw:stroke="non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.04167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61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4">
      <style:graphic-properties draw:fill="none" draw:stroke="solid" svg:stroke-width="0.01389in" svg:stroke-color="#000000" svg:stroke-opacity="100%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5">
      <style:graphic-properties draw:fill="none" fo:clip="rect(0in, 0.0029in, 0in, 1.6234in)" draw:stroke="none"/>
    </style:style>
    <style:style style:family="presentation" style:name="a1086">
      <style:graphic-properties draw:fill="none" draw:stroke="solid" svg:stroke-width="0.01389in" svg:stroke-color="#000000" svg:stroke-opacity="100%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7">
      <style:graphic-properties draw:fill="none" fo:clip="rect(-0.00464in, 2.74546in, -0.03277in, 3.71219in)" draw:stroke="none" draw:color-mode="greyscal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7">
      <style:graphic-properties draw:fill="none" draw:stroke="solid" svg:stroke-width="0.01389in" svg:stroke-color="#000000" svg:stroke-opacity="100%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7">
      <style:graphic-properties draw:fill="none" fo:clip="rect(-0.00464in, 2.74546in, -0.03277in, 3.71219in)" draw:stroke="none" draw:color-mode="greyscale"/>
    </style:style>
    <style:style style:family="text" style:name="a8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810" draw:stroke="none" draw:auto-grow-width="false" draw:auto-grow-height="false"/>
      <style:paragraph-properties style:font-independent-line-spacing="true" style:writing-mode="lr-tb"/>
    </style:style>
    <style:style style:family="text" style:name="a18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5">
      <style:graphic-properties draw:fill="none" fo:clip="rect(0in, 3.16933in, 0in, 3.16933in)" draw:stroke="none" draw:color-mode="greyscale"/>
    </style:style>
    <style:style style:family="graphic" style:name="a1816" style:parent-style-name="Graphics">
      <style:graphic-properties draw:fill="none" draw:stroke="none"/>
    </style:style>
    <style:style style:family="graphic" style:name="a1817" style:parent-style-name="Graphics">
      <style:graphic-properties draw:fill="none" draw:stroke="none"/>
    </style:style>
    <style:style style:family="presentation" style:name="a1818">
      <style:graphic-properties draw:fill="none" draw:stroke="solid" svg:stroke-width="0.01389in" svg:stroke-color="#000000" svg:stroke-opacity="100%"/>
    </style:style>
    <style:style style:family="presentation" style:name="a1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05">
      <style:graphic-properties draw:fill="none" draw:stroke="solid" svg:stroke-width="0.01389in" svg:stroke-color="#000000" svg:stroke-opacity="100%"/>
    </style:style>
    <style:style style:family="presentation" style:name="a1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3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832" draw:stroke="none" draw:auto-grow-width="false" draw:auto-grow-height="false"/>
      <style:paragraph-properties style:font-independent-line-spacing="true" style:writing-mode="lr-tb"/>
    </style:style>
    <style:style style:family="paragraph" style:name="a1209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37" style:parent-style-name="Graphics">
      <style:graphic-properties draw:fill="none" draw:stroke="none"/>
    </style:style>
    <style:style style:family="graphic" style:name="a1838" style:parent-style-name="Graphics">
      <style:graphic-properties draw:fill="none" draw:stroke="none"/>
    </style:style>
    <style:style style:family="presentation" style:name="a1839">
      <style:graphic-properties draw:fill="none" fo:clip="rect(0in, 3.16933in, 0in, 3.16933in)" draw:stroke="none" draw:color-mode="greyscale"/>
    </style:style>
    <style:style style:family="presentation" style:name="a152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19" draw:stroke="none" draw:auto-grow-width="false" draw:auto-grow-height="false"/>
      <style:paragraph-properties style:font-independent-line-spacing="true" style:writing-mode="lr-tb"/>
    </style:style>
    <style:style style:family="text" style:name="a1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4">
      <style:graphic-properties draw:fill="none" fo:clip="rect(0in, 2.90406in, 0in, 2.90406in)" draw:stroke="none" draw:color-mode="greyscal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28" style:parent-style-name="Graphics">
      <style:graphic-properties draw:fill="none" draw:stroke="none"/>
    </style:style>
    <style:style style:family="presentation" style:name="a1529">
      <style:graphic-properties draw:fill="none" draw:stroke="solid" svg:stroke-width="0.01389in" svg:stroke-color="#000000" svg:stroke-opacity="100%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0">
      <style:graphic-properties draw:fill="none" draw:stroke="solid" svg:stroke-width="0.01389in" svg:stroke-color="#000000" svg:stroke-opacity="100%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854" draw:stroke="none" draw:auto-grow-width="false" draw:auto-grow-height="false"/>
      <style:paragraph-properties style:font-independent-line-spacing="true" style:writing-mode="lr-tb"/>
    </style:style>
    <style:style style:family="text" style:name="a18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9">
      <style:graphic-properties draw:fill="none" fo:clip="rect(0in, 3.16933in, 0in, 3.16933in)" draw:stroke="none" draw:color-mode="greyscale"/>
    </style:style>
    <style:style style:family="text" style:name="a1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43" draw:stroke="none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8">
      <style:graphic-properties draw:fill="none" fo:clip="rect(0in, 2.90406in, 0in, 2.90406in)" draw:stroke="none" draw:color-mode="greyscal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1">
      <style:graphic-properties draw:fill="none" fo:clip="rect(0in, 0.23391in, 0.28352in, 0.40464in)" draw:stroke="none" draw:color-mode="greyscale"/>
    </style:style>
    <style:style style:family="presentation" style:name="a1232">
      <style:graphic-properties draw:fill="none" draw:stroke="solid" svg:stroke-width="0.01389in" svg:stroke-color="#000000" svg:stroke-opacity="100%"/>
    </style:style>
    <style:style style:family="presentation" style:name="a1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0" style:parent-style-name="Graphics">
      <style:graphic-properties draw:fill="none" draw:stroke="none"/>
    </style:style>
    <style:style style:family="paragraph" style:name="a1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1" style:parent-style-name="Graphics">
      <style:graphic-properties draw:fill="none" draw:stroke="none"/>
    </style:style>
    <style:style style:family="graphic" style:name="a1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2">
      <style:graphic-properties draw:fill="none" draw:stroke="solid" svg:stroke-width="0.01389in" svg:stroke-color="#000000" svg:stroke-opacity="100%"/>
    </style:style>
    <style:style style:family="drawing-page" style:name="a12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56">
      <style:graphic-properties draw:fill="none" draw:stroke="solid" svg:stroke-width="0.01389in" svg:stroke-color="#000000" svg:stroke-opacity="100%"/>
    </style:style>
    <style:style style:family="presentation" style:name="a1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46" draw:stroke="none" draw:auto-grow-width="false" draw:auto-grow-height="false"/>
      <style:paragraph-properties style:font-independent-line-spacing="true" style:writing-mode="lr-tb"/>
    </style:style>
    <style:style style:family="presentation" style:name="a1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3">
      <style:graphic-properties draw:fill="none" fo:clip="rect(-0.00464in, 2.74546in, -0.03277in, 3.71219in)" draw:stroke="none" draw:color-mode="greyscale"/>
    </style:style>
    <style:style style:family="paragraph" style:name="a1249">
      <style:paragraph-properties fo:line-height="10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1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4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70" draw:stroke="none" draw:auto-grow-width="false" draw:auto-grow-height="false"/>
      <style:paragraph-properties style:font-independent-line-spacing="true" style:writing-mode="lr-tb"/>
    </style:style>
    <style:style style:family="text" style:name="a15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5">
      <style:graphic-properties draw:fill="none" fo:clip="rect(0in, 2.90406in, 0in, 2.90406in)" draw:stroke="none" draw:color-mode="greyscal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0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3">
      <style:paragraph-properties fo:line-height="15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draw:fill="none" fo:clip="rect(0in, 0.23391in, 0.28352in, 0.40464in)" draw:stroke="none" draw:color-mode="greyscale"/>
    </style:style>
    <style:style style:family="presentation" style:name="a1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3">
      <style:graphic-properties style:vertical-pos="middl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58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draw:fill="none" fo:clip="rect(0in, 0in, 0in, 0in)" draw:stroke="none" draw:image-opacity="52%"/>
    </style:style>
    <style:style style:family="text" style:name="a7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.04167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0">
      <style:graphic-properties draw:fill="none" draw:stroke="solid" svg:stroke-width="0.01389in" svg:stroke-color="#000000" svg:stroke-opacity="100%"/>
    </style:style>
    <style:style style:family="presentation" style:name="a1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0">
      <style:graphic-properties style:vertical-pos="middl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7">
      <style:graphic-properties style:vertical-pos="middl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84" draw:stroke="none" draw:auto-grow-width="false" draw:auto-grow-height="false"/>
      <style:paragraph-properties style:font-independent-line-spacing="true" style:writing-mode="lr-tb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center" draw:fill="gradient" draw:fill-gradient-name="a764" draw:stroke="none" draw:auto-grow-width="false" draw:auto-grow-height="false"/>
      <style:paragraph-properties style:font-independent-line-spacing="true" style:writing-mode="lr-tb"/>
    </style:style>
    <style:style style:family="presentation" style:name="a766">
      <style:graphic-properties draw:fill="none" draw:stroke="solid" svg:stroke-width="0.01389in" svg:stroke-color="#000000" svg:stroke-opacity="100%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0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6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0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8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9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6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1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4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5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9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9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6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4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0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6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9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152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5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9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9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42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345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9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9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9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2193" draw:style-name="a746" draw:master-page-name="Master1-Layout1-cust-Titolo" presentation:presentation-page-layout-name="Master1-PPL1" draw:id="Slide-2448">
        <draw:frame draw:id="id82" presentation:style-name="a747" draw:name="Segnaposto immagine 7" svg:x="0in" svg:y="0in" svg:width="13.33333in" svg:height="7.5in" style:rel-width="scale" style:rel-height="scale" presentation:class="graphic" presentation:placeholder="false">
          <draw:image xlink:href="media/image1.png" xlink:type="simple" xlink:show="embed" xlink:actuate="onLoad"/>
          <svg:title/>
          <svg:desc>immagine astratta</svg:desc>
        </draw:frame>
        <draw:frame draw:id="id83" presentation:style-name="a750" draw:name="Titolo 8" svg:x="0.38368in" svg:y="2.67458in" svg:width="12.56597in" svg:height="0.90104in" presentation:class="title" presentation:placeholder="false">
          <draw:text-box>
            <text:p text:style-name="a749" text:class-names="" text:cond-style-name=""><text:span text:style-name="a748" text:class-names=""><text:s text:c="1"/>The Path-Finding Algorithm A*</text:span></text:p>
          </draw:text-box>
          <svg:title/>
          <svg:desc/>
        </draw:frame>
        <draw:frame draw:id="id84" presentation:style-name="a760" draw:name="Segnaposto testo 2" svg:x="3.84114in" svg:y="5.68283in" svg:width="5.65104in" svg:height="0.56736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51" text:class-names="">Cavelli Rosario Francesco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Cerra Michele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Colotti Manuel Enrique</text:span></text:p>
              </text:list-item>
            </text:list>
          </draw:text-box>
          <svg:title/>
          <svg:desc/>
        </draw:frame>
        <draw:frame draw:id="id85" presentation:style-name="a765" draw:name="Segnaposto testo 6" svg:x="4.41667in" svg:y="3.94632in" svg:width="4.5in" svg:height="0.56736in" presentation:class="outline" presentation:placeholder="false">
          <draw:text-box>
            <text:list text:style-name="a763">
              <text:list-item>
                <text:p text:style-name="a762" text:class-names="" text:cond-style-name=""><text:span text:style-name="a761" text:class-names="">System and Device Programming</text:span></text:p>
              </text:list-item>
            </text:list>
          </draw:text-box>
          <svg:title/>
          <svg:desc/>
        </draw:frame>
        <presentation:notes draw:style-name="a771">
          <draw:page-thumbnail draw:page-number="1" svg:x="0.75in" svg:y="1.25in" svg:width="6in" svg:height="3.375in" presentation:class="page" draw:id="id86" presentation:style-name="a766" draw:name="Segnaposto immagine diapositiva 1">
            <svg:title/>
            <svg:desc/>
          </draw:page-thumbnail>
          <draw:frame draw:id="id87" presentation:style-name="a767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88" draw:style-name="a770" draw:name="Segnaposto numero diapositiva 3" svg:x="4.24826in" svg:y="9.49826in" svg:width="3.25in" svg:height="0.50174in">
            <draw:text-box>
              <text:p text:style-name="a769" text:class-names="" text:cond-style-name=""><text:span text:style-name="a76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07" draw:style-name="a772" draw:master-page-name="Master1-Layout2-cust-Agenda" presentation:presentation-page-layout-name="Master1-PPL2" draw:id="Slide-2462">
        <draw:frame draw:id="id89" presentation:style-name="a775" draw:name="Titolo 1" svg:x="7.73055in" svg:y="0.70311in" svg:width="5.3in" svg:height="1.57037in" presentation:class="title" presentation:placeholder="false">
          <draw:text-box>
            <text:p text:style-name="a774" text:class-names="" text:cond-style-name=""><text:span text:style-name="a773" text:class-names="">Contents</text:span></text:p>
          </draw:text-box>
          <svg:title/>
          <svg:desc/>
        </draw:frame>
        <draw:frame draw:id="id90" presentation:style-name="a776" draw:name="Segnaposto immagine 7" svg:x="0in" svg:y="0in" svg:width="6.66667in" svg:height="7.5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91" presentation:style-name="a798" draw:name="Segnaposto testo 5" svg:x="7.73055in" svg:y="2.27349in" svg:width="4.89988in" svg:height="4.15451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7" text:class-names="">1- Introduction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2- Benchmark Graphs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3- Design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4- Implementation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5- Plots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6- Experimental Results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/></text:p>
              </text:list-item>
            </text:list>
          </draw:text-box>
          <svg:title/>
          <svg:desc/>
        </draw:frame>
        <draw:frame draw:id="id92" draw:style-name="a801" draw:name="Segnaposto numero diapositiva 6" svg:x="12.63043in" svg:y="7.07382in" svg:width="0.48551in" svg:height="0.39931in">
          <draw:text-box>
            <text:p text:style-name="a800" text:class-names="" text:cond-style-name=""><text:span text:style-name="a799" text:class-names=""><text:page-number style:num-format="1" text:fixed="false"/></text:span></text:p>
          </draw:text-box>
          <svg:title/>
          <svg:desc/>
        </draw:frame>
        <presentation:notes draw:style-name="a807">
          <draw:page-thumbnail draw:page-number="2" svg:x="0.75in" svg:y="1.25in" svg:width="6in" svg:height="3.375in" presentation:class="page" draw:id="id93" presentation:style-name="a802" draw:name="Segnaposto immagine diapositiva 1">
            <svg:title/>
            <svg:desc/>
          </draw:page-thumbnail>
          <draw:frame draw:id="id94" presentation:style-name="a803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95" draw:style-name="a806" draw:name="Segnaposto numero diapositiva 3" svg:x="4.24826in" svg:y="9.49826in" svg:width="3.25in" svg:height="0.50174in">
            <draw:text-box>
              <text:p text:style-name="a805" text:class-names="" text:cond-style-name=""><text:span text:style-name="a80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13" draw:style-name="a808" draw:master-page-name="Master1-Layout2-cust-Agenda" presentation:presentation-page-layout-name="Master1-PPL2" draw:id="Slide-2468">
        <draw:frame draw:id="id96" presentation:style-name="a811" draw:name="Titolo 1" svg:x="7.73055in" svg:y="0.70311in" svg:width="5.3in" svg:height="1.57037in" presentation:class="title" presentation:placeholder="false">
          <draw:text-box>
            <text:p text:style-name="a810" text:class-names="" text:cond-style-name=""><text:span text:style-name="a809" text:class-names="">Contents</text:span></text:p>
          </draw:text-box>
          <svg:title/>
          <svg:desc/>
        </draw:frame>
        <draw:frame draw:id="id97" presentation:style-name="a812" draw:name="Segnaposto immagine 7" svg:x="0in" svg:y="0in" svg:width="6.66667in" svg:height="7.5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98" presentation:style-name="a840" draw:name="Segnaposto testo 5" svg:x="7.73055in" svg:y="2.27349in" svg:width="4.89988in" svg:height="4.15451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1- Introduction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2- Benchmark Graphs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3- Design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4- Implementation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5- Plots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6- Experimental Results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/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/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/></text:p>
              </text:list-item>
            </text:list>
          </draw:text-box>
          <svg:title/>
          <svg:desc/>
        </draw:frame>
        <draw:frame draw:id="id99" draw:style-name="a844" draw:name="Segnaposto numero diapositiva 6" svg:x="12.63043in" svg:y="7.07382in" svg:width="0.48551in" svg:height="0.39931in">
          <draw:text-box>
            <text:p text:style-name="a843" text:class-names="" text:cond-style-name=""><text:span text:style-name="a841" text:class-names=""><text:page-number style:num-format="1" text:fixed="false"/></text:span><text:span text:style-name="a842" text:class-names=""/></text:p>
          </draw:text-box>
          <svg:title/>
          <svg:desc/>
        </draw:frame>
        <presentation:notes draw:style-name="a851">
          <draw:page-thumbnail draw:page-number="3" svg:x="0.75in" svg:y="1.25in" svg:width="6in" svg:height="3.375in" presentation:class="page" draw:id="id100" presentation:style-name="a845" draw:name="Segnaposto immagine diapositiva 1">
            <svg:title/>
            <svg:desc/>
          </draw:page-thumbnail>
          <draw:frame draw:id="id101" presentation:style-name="a846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02" draw:style-name="a850" draw:name="Segnaposto numero diapositiva 3" svg:x="4.24826in" svg:y="9.49826in" svg:width="3.25in" svg:height="0.50174in">
            <draw:text-box>
              <text:p text:style-name="a849" text:class-names="" text:cond-style-name=""><text:span text:style-name="a847" text:class-names=""><text:page-number style:num-format="1" text:fixed="false"/></text:span><text:span text:style-name="a848" text:class-names=""/></text:p>
            </draw:text-box>
            <svg:title/>
            <svg:desc/>
          </draw:frame>
        </presentation:notes>
      </draw:page>
      <draw:page draw:name="Slide4" draw:style-name="a852" draw:master-page-name="Master1-Layout3-cust-Introduzione" presentation:presentation-page-layout-name="Master1-PPL3" draw:id="Slide-259">
        <draw:frame draw:id="id103" presentation:style-name="a855" draw:name="Titolo 7" svg:x="6.66667in" svg:y="0.66933in" svg:width="6.44928in" svg:height="0.96701in" presentation:class="title" presentation:placeholder="false">
          <draw:text-box>
            <text:p text:style-name="a854" text:class-names="" text:cond-style-name=""><text:span text:style-name="a853" text:class-names="">Introduction</text:span></text:p>
          </draw:text-box>
          <svg:title/>
          <svg:desc/>
        </draw:frame>
        <draw:frame draw:id="id104" presentation:style-name="a856" draw:name="Segnaposto immagine 4" svg:x="0in" svg:y="0in" svg:width="5.92361in" svg:height="7.4879in" style:rel-width="scale" style:rel-height="scale" presentation:class="graphic" presentation:placeholder="false">
          <draw:image xlink:href="media/image3.png" xlink:type="simple" xlink:show="embed" xlink:actuate="onLoad"/>
          <svg:title/>
          <svg:desc>tavolo con varie persone che lavorano sui propri portatili</svg:desc>
        </draw:frame>
        <draw:frame draw:id="id105" presentation:style-name="a862" draw:name="Segnaposto testo 9" svg:x="6.80833in" svg:y="1.69088in" svg:width="3.3in" svg:height="0.50839in" presentation:class="outline" presentation:placeholder="false">
          <draw:text-box>
            <text:list text:style-name="a860">
              <text:list-item>
                <text:p text:style-name="a859" text:class-names="" text:cond-style-name=""><text:span text:style-name="a857" text:class-names="">A*<text:s text:c="1"/></text:span><text:span text:style-name="a858" text:class-names="">ALGORITHM</text:span></text:p>
              </text:list-item>
            </text:list>
          </draw:text-box>
          <svg:title/>
          <svg:desc/>
        </draw:frame>
        <draw:frame draw:id="id106" presentation:style-name="a883" draw:name="Segnaposto contenuto 8" svg:x="6.70147in" svg:y="2.88998in" svg:width="5.92361in" svg:height="3.34234in" presentation:class="outline" presentation:placeholder="false">
          <draw:text-box>
            <text:list text:style-name="a867">
              <text:list-item>
                <text:p text:style-name="a866" text:class-names="" text:cond-style-name=""><text:span text:style-name="a863" text:class-names="">A* is a widely used best-first informed algorithm for traversing Graphs and finding optimal-cost paths. It extends Dijkstra’s algorithm by introducing the concept of<text:s text:c="1"/></text:span><text:span text:style-name="a864" text:class-names="">Heuristic Function<text:s text:c="1"/></text:span><text:span text:style-name="a865" text:class-names="">which plays a key role in making more optimal decisions at each step by estimating the distance between a given node and the destination.</text:span></text:p>
              </text:list-item>
            </text:list>
            <text:list text:style-name="a882">
              <text:list-item>
                <text:p text:style-name="a881" text:class-names="" text:cond-style-name=""><text:span text:style-name="a868" text:class-names="">The project was developed using the<text:s text:c="1"/></text:span><text:span text:style-name="a869" text:class-names="">C language</text:span><text:span text:style-name="a870" text:class-names=""><text:s text:c="1"/>on a<text:s text:c="1"/></text:span><text:span text:style-name="a871" text:class-names="">Unix-like</text:span><text:span text:style-name="a872" text:class-names=""><text:s text:c="1"/>environment and implements several versions of this algorithm, both<text:s text:c="1"/></text:span><text:span text:style-name="a873" text:class-names="">sequential</text:span><text:span text:style-name="a874" text:class-names=""><text:s text:c="1"/>and<text:s text:c="1"/></text:span><text:span text:style-name="a875" text:class-names="">parallel</text:span><text:span text:style-name="a876" text:class-names=""><text:s text:c="1"/>ones, with the goal of testing one against the other and getting<text:s text:c="1"/></text:span><text:span text:style-name="a877" text:class-names="">a final result</text:span><text:span text:style-name="a878" text:class-names=""><text:s text:c="1"/>that summarizes their overall performances</text:span><text:span text:style-name="a879" text:class-names="">.</text:span><text:span text:style-name="a880" text:class-names=""/></text:p>
              </text:list-item>
            </text:list>
          </draw:text-box>
          <svg:title/>
          <svg:desc/>
        </draw:frame>
        <draw:frame draw:id="id107" draw:style-name="a886" draw:name="Segnaposto numero diapositiva 3" svg:x="12.63043in" svg:y="7.07382in" svg:width="0.48551in" svg:height="0.39931in">
          <draw:text-box>
            <text:p text:style-name="a885" text:class-names="" text:cond-style-name=""><text:span text:style-name="a884" text:class-names=""><text:page-number style:num-format="1" text:fixed="false"/></text:span></text:p>
          </draw:text-box>
          <svg:title/>
          <svg:desc/>
        </draw:frame>
        <presentation:notes draw:style-name="a892">
          <draw:page-thumbnail draw:page-number="4" svg:x="0.75in" svg:y="1.25in" svg:width="6in" svg:height="3.375in" presentation:class="page" draw:id="id108" presentation:style-name="a887" draw:name="Segnaposto immagine diapositiva 1">
            <svg:title/>
            <svg:desc/>
          </draw:page-thumbnail>
          <draw:frame draw:id="id109" presentation:style-name="a888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10" draw:style-name="a891" draw:name="Segnaposto numero diapositiva 3" svg:x="4.24826in" svg:y="9.49826in" svg:width="3.25in" svg:height="0.50174in">
            <draw:text-box>
              <text:p text:style-name="a890" text:class-names="" text:cond-style-name=""><text:span text:style-name="a88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15" draw:style-name="a893" draw:master-page-name="Master1-Layout2-cust-Agenda" presentation:presentation-page-layout-name="Master1-PPL2" draw:id="Slide-2470">
        <draw:frame draw:id="id111" presentation:style-name="a896" draw:name="Titolo 1" svg:x="7.73055in" svg:y="0.70311in" svg:width="5.3in" svg:height="1.57037in" presentation:class="title" presentation:placeholder="false">
          <draw:text-box>
            <text:p text:style-name="a895" text:class-names="" text:cond-style-name=""><text:span text:style-name="a894" text:class-names="">Contents</text:span></text:p>
          </draw:text-box>
          <svg:title/>
          <svg:desc/>
        </draw:frame>
        <draw:frame draw:id="id112" presentation:style-name="a897" draw:name="Segnaposto immagine 7" svg:x="0in" svg:y="0in" svg:width="6.66667in" svg:height="7.5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113" presentation:style-name="a919" draw:name="Segnaposto testo 5" svg:x="7.73055in" svg:y="2.27349in" svg:width="4.89988in" svg:height="4.15451in" presentation:class="outline" presentation:placeholder="false">
          <draw:text-box>
            <text:list text:style-name="a900">
              <text:list-item>
                <text:p text:style-name="a899" text:class-names="" text:cond-style-name=""><text:span text:style-name="a898" text:class-names="">1- Introduction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2- Benchmark Graphs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>3- Design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4- Implementation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>5- Plots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>6- Experimental Results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/></text:p>
              </text:list-item>
            </text:list>
          </draw:text-box>
          <svg:title/>
          <svg:desc/>
        </draw:frame>
        <draw:frame draw:id="id114" draw:style-name="a923" draw:name="Segnaposto numero diapositiva 6" svg:x="12.63043in" svg:y="7.07382in" svg:width="0.48551in" svg:height="0.39931in">
          <draw:text-box>
            <text:p text:style-name="a922" text:class-names="" text:cond-style-name=""><text:span text:style-name="a920" text:class-names=""><text:page-number style:num-format="1" text:fixed="false"/></text:span><text:span text:style-name="a921" text:class-names=""/></text:p>
          </draw:text-box>
          <svg:title/>
          <svg:desc/>
        </draw:frame>
        <presentation:notes draw:style-name="a930">
          <draw:page-thumbnail draw:page-number="5" svg:x="0.75in" svg:y="1.25in" svg:width="6in" svg:height="3.375in" presentation:class="page" draw:id="id115" presentation:style-name="a924" draw:name="Segnaposto immagine diapositiva 1">
            <svg:title/>
            <svg:desc/>
          </draw:page-thumbnail>
          <draw:frame draw:id="id116" presentation:style-name="a925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17" draw:style-name="a929" draw:name="Segnaposto numero diapositiva 3" svg:x="4.24826in" svg:y="9.49826in" svg:width="3.25in" svg:height="0.50174in">
            <draw:text-box>
              <text:p text:style-name="a928" text:class-names="" text:cond-style-name=""><text:span text:style-name="a926" text:class-names=""><text:page-number style:num-format="1" text:fixed="false"/></text:span><text:span text:style-name="a927" text:class-names=""/></text:p>
            </draw:text-box>
            <svg:title/>
            <svg:desc/>
          </draw:frame>
        </presentation:notes>
      </draw:page>
      <draw:page draw:name="Slide2214" draw:style-name="a931" draw:master-page-name="Master1-Layout3-cust-Introduzione" presentation:presentation-page-layout-name="Master1-PPL3" draw:id="Slide-2469">
        <draw:frame draw:id="id118" presentation:style-name="a934" draw:name="Titolo 7" svg:x="6.66667in" svg:y="0.66933in" svg:width="6.44928in" svg:height="0.96701in" presentation:class="title" presentation:placeholder="false">
          <draw:text-box>
            <text:p text:style-name="a933" text:class-names="" text:cond-style-name=""><text:span text:style-name="a932" text:class-names="">BENCHMARK GRAPHS</text:span></text:p>
          </draw:text-box>
          <svg:title/>
          <svg:desc/>
        </draw:frame>
        <draw:frame draw:id="id119" presentation:style-name="a939" draw:name="Segnaposto testo 9" svg:x="6.80833in" svg:y="1.69088in" svg:width="3.3in" svg:height="0.50839in" presentation:class="outline" presentation:placeholder="false">
          <draw:text-box>
            <text:list text:style-name="a937">
              <text:list-item>
                <text:p text:style-name="a936" text:class-names="" text:cond-style-name=""><text:span text:style-name="a935" text:class-names="">FILES CONTENT</text:span></text:p>
              </text:list-item>
            </text:list>
          </draw:text-box>
          <svg:title/>
          <svg:desc/>
        </draw:frame>
        <draw:frame draw:id="id120" presentation:style-name="a949" draw:name="Segnaposto contenuto 8" svg:x="6.70147in" svg:y="2.88998in" svg:width="5.92361in" svg:height="3.34234in" presentation:class="outline" presentation:placeholder="false">
          <draw:text-box>
            <text:list text:style-name="a942">
              <text:list-item>
                <text:p text:style-name="a941" text:class-names="" text:cond-style-name=""><text:span text:style-name="a940" text:class-names="">Each file contains a <text:s text:c="1"/>benchmark Graph with a number of Vertices progressively growing from a few hundreds of thousands up to almost 30 millions.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All the file we used for developing and testing our different versions of the A* algorithms represent a portion of the road network of the United States of America.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Smallest files contain Graphs created considering a small urban or metropolitan area, while the biggest files contains the road network of different <text:s text:c="1"/>states and even of the whole Country.</text:span></text:p>
              </text:list-item>
            </text:list>
          </draw:text-box>
          <svg:title/>
          <svg:desc/>
        </draw:frame>
        <draw:frame draw:id="id121" presentation:style-name="a950" draw:name="Segnaposto immagine 7" svg:x="0in" svg:y="0in" svg:width="5.88462in" svg:height="7.51085in" style:rel-width="scale" style:rel-height="scale" presentation:class="graphic" presentation:placeholder="false">
          <draw:image xlink:href="media/image4.png" xlink:type="simple" xlink:show="embed" xlink:actuate="onLoad"/>
          <svg:title/>
          <svg:desc>primo piano del codice del computer</svg:desc>
        </draw:frame>
        <presentation:notes draw:style-name="a957">
          <draw:page-thumbnail draw:page-number="6" svg:x="0.75in" svg:y="1.25in" svg:width="6in" svg:height="3.375in" presentation:class="page" draw:id="id122" presentation:style-name="a951" draw:name="Segnaposto immagine diapositiva 1">
            <svg:title/>
            <svg:desc/>
          </draw:page-thumbnail>
          <draw:frame draw:id="id123" presentation:style-name="a952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24" draw:style-name="a956" draw:name="Segnaposto numero diapositiva 3" svg:x="4.24826in" svg:y="9.49826in" svg:width="3.25in" svg:height="0.50174in">
            <draw:text-box>
              <text:p text:style-name="a955" text:class-names="" text:cond-style-name=""><text:span text:style-name="a953" text:class-names=""><text:page-number style:num-format="1" text:fixed="false"/></text:span><text:span text:style-name="a954" text:class-names=""/></text:p>
            </draw:text-box>
            <svg:title/>
            <svg:desc/>
          </draw:frame>
        </presentation:notes>
      </draw:page>
      <draw:page draw:name="Slide2216" draw:style-name="a958" draw:master-page-name="Master1-Layout3-cust-Introduzione" presentation:presentation-page-layout-name="Master1-PPL3" draw:id="Slide-2471">
        <draw:frame draw:id="id125" presentation:style-name="a961" draw:name="Titolo 7" svg:x="6.66667in" svg:y="0.66933in" svg:width="6.44928in" svg:height="0.96701in" presentation:class="title" presentation:placeholder="false">
          <draw:text-box>
            <text:p text:style-name="a960" text:class-names="" text:cond-style-name=""><text:span text:style-name="a959" text:class-names="">BENCHMARK GRAPHS</text:span></text:p>
          </draw:text-box>
          <svg:title/>
          <svg:desc/>
        </draw:frame>
        <draw:frame draw:id="id126" presentation:style-name="a966" draw:name="Segnaposto testo 9" svg:x="6.80833in" svg:y="1.69088in" svg:width="3.3in" svg:height="0.50839in" presentation:class="outline" presentation:placeholder="false">
          <draw:text-box>
            <text:list text:style-name="a964">
              <text:list-item>
                <text:p text:style-name="a963" text:class-names="" text:cond-style-name=""><text:span text:style-name="a962" text:class-names="">FILE STRUCTURE</text:span></text:p>
              </text:list-item>
            </text:list>
          </draw:text-box>
          <svg:title/>
          <svg:desc/>
        </draw:frame>
        <draw:frame draw:id="id127" presentation:style-name="a1003" draw:name="Segnaposto contenuto 8" svg:x="6.80833in" svg:y="2.52503in" svg:width="5.92361in" svg:height="4.30564in" presentation:class="outline" presentation:placeholder="false">
          <draw:text-box>
            <text:list text:style-name="a969">
              <text:list-item>
                <text:p text:style-name="a968" text:class-names="" text:cond-style-name=""><text:span text:style-name="a967" text:class-names="">To reduce the memory needed we decide to store all graphs in binary files.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/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Each file is organized in 3 main parts:</text:span></text:p>
              </text:list-item>
            </text:list>
            <text:list text:style-name="a980">
              <text:list-item>
                <text:p text:style-name="a979" text:class-names="" text:cond-style-name=""><text:span text:style-name="a976" text:class-names="">Firs</text:span><text:span text:style-name="a977" text:class-names="">t part:<text:s text:c="1"/></text:span><text:span text:style-name="a978" text:class-names="">Number of vertices</text:span></text:p>
              </text:list-item>
            </text:list>
            <text:list text:style-name="a986">
              <text:list-item>
                <text:list text:style-name="a986">
                  <text:list-item>
                    <text:p text:style-name="a985" text:class-names="" text:cond-style-name=""><text:span text:style-name="a981" text:class-names="">First 4 bytes<text:s text:c="1"/></text:span><text:span text:style-name="a982" text:class-names="">contain</text:span><text:span text:style-name="a983" text:class-names=""><text:s text:c="1"/>the amount of vertices the graph is made of.</text:span><text:span text:style-name="a984" text:class-names=""/></text:p>
                  </text:list-item>
                </text:list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Second Part: Nodes list</text:span></text:p>
              </text:list-item>
            </text:list>
            <text:list text:style-name="a992">
              <text:list-item>
                <text:list text:style-name="a992">
                  <text:list-item>
                    <text:p text:style-name="a991" text:class-names="" text:cond-style-name=""><text:span text:style-name="a990" text:class-names="">A list of all nodes and their characteristics follows. Each vertex is characterized by a pair of coordinates, stored using two float numbers.</text:span></text:p>
                  </text:list-item>
                </text:list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>Third part: Edges list</text:span></text:p>
              </text:list-item>
            </text:list>
            <text:list text:style-name="a999">
              <text:list-item>
                <text:list text:style-name="a999">
                  <text:list-item>
                    <text:p text:style-name="a998" text:class-names="" text:cond-style-name=""><text:span text:style-name="a996" text:class-names="">Last part consists of a list of all edges.<text:s text:c="1"/></text:span><text:span text:style-name="a997" text:class-names="">Each edge is represented as a pair of node indexes (int</text:span></text:p>
                  </text:list-item>
                </text:list>
              </text:list-item>
            </text:list>
            <text:list text:style-name="a1002">
              <text:list-item>
                <text:list text:style-name="a1002">
                  <text:list-item>
                    <text:p text:style-name="a1001" text:class-names="" text:cond-style-name=""><text:span text:style-name="a1000" text:class-names="">4 Bytes) plus the weight of the edge (float 4 Bytes)</text:span></text:p>
                  </text:list-item>
                </text:list>
              </text:list-item>
            </text:list>
          </draw:text-box>
          <svg:title/>
          <svg:desc/>
        </draw:frame>
        <draw:frame draw:id="id128" presentation:style-name="a1004" draw:name="Segnaposto immagine 7" svg:x="0in" svg:y="0in" svg:width="5.88462in" svg:height="7.51085in" style:rel-width="scale" style:rel-height="scale" presentation:class="graphic" presentation:placeholder="false">
          <draw:image xlink:href="media/image4.png" xlink:type="simple" xlink:show="embed" xlink:actuate="onLoad"/>
          <svg:title/>
          <svg:desc>primo piano del codice del computer</svg:desc>
        </draw:frame>
        <presentation:notes draw:style-name="a1011">
          <draw:page-thumbnail draw:page-number="7" svg:x="0.75in" svg:y="1.25in" svg:width="6in" svg:height="3.375in" presentation:class="page" draw:id="id129" presentation:style-name="a1005" draw:name="Segnaposto immagine diapositiva 1">
            <svg:title/>
            <svg:desc/>
          </draw:page-thumbnail>
          <draw:frame draw:id="id130" presentation:style-name="a1006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31" draw:style-name="a1010" draw:name="Segnaposto numero diapositiva 3" svg:x="4.24826in" svg:y="9.49826in" svg:width="3.25in" svg:height="0.50174in">
            <draw:text-box>
              <text:p text:style-name="a1009" text:class-names="" text:cond-style-name=""><text:span text:style-name="a1007" text:class-names=""><text:page-number style:num-format="1" text:fixed="false"/></text:span><text:span text:style-name="a1008" text:class-names=""/></text:p>
            </draw:text-box>
            <svg:title/>
            <svg:desc/>
          </draw:frame>
        </presentation:notes>
      </draw:page>
      <draw:page draw:name="Slide2217" draw:style-name="a1012" draw:master-page-name="Master1-Layout3-cust-Introduzione" presentation:presentation-page-layout-name="Master1-PPL3" draw:id="Slide-2472">
        <draw:frame draw:id="id132" presentation:style-name="a1015" draw:name="Titolo 7" svg:x="6.66667in" svg:y="0.66933in" svg:width="6.44928in" svg:height="0.96701in" presentation:class="title" presentation:placeholder="false">
          <draw:text-box>
            <text:p text:style-name="a1014" text:class-names="" text:cond-style-name=""><text:span text:style-name="a1013" text:class-names="">BENCHMARK GRAPHS</text:span></text:p>
          </draw:text-box>
          <svg:title/>
          <svg:desc/>
        </draw:frame>
        <draw:frame draw:id="id133" presentation:style-name="a1020" draw:name="Segnaposto testo 9" svg:x="6.80833in" svg:y="1.69088in" svg:width="3.3in" svg:height="0.50839in" presentation:class="outline" presentation:placeholder="false">
          <draw:text-box>
            <text:list text:style-name="a1018">
              <text:list-item>
                <text:p text:style-name="a1017" text:class-names="" text:cond-style-name=""><text:span text:style-name="a1016" text:class-names="">FILE GENERATION</text:span></text:p>
              </text:list-item>
            </text:list>
          </draw:text-box>
          <svg:title/>
          <svg:desc/>
        </draw:frame>
        <draw:frame draw:id="id134" presentation:style-name="a1035" draw:name="Segnaposto contenuto 8" svg:x="6.80833in" svg:y="2.52503in" svg:width="5.92361in" svg:height="4.30564in" presentation:class="outline" presentation:placeholder="false">
          <draw:text-box>
            <text:list text:style-name="a1023">
              <text:list-item>
                <text:p text:style-name="a1022" text:class-names="" text:cond-style-name=""><text:span text:style-name="a1021" text:class-names="">Since graph files we are using have a specific format, we implemented an additional feature that allows us to obtain binary files of the format described in the previous section by merging 2 ASCII files containing all information.<text:s text:c="1"/></text:span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/></text:p>
              </text:list-item>
            </text:list>
            <text:list text:style-name="a1034">
              <text:list-item>
                <text:p text:style-name="a1033" text:class-names="" text:cond-style-name=""><text:span text:style-name="a1027" text:class-names="">The program retrieves the paths of the<text:s text:c="1"/></text:span><text:span text:style-name="a1028" text:class-names="">sources</text:span><text:span text:style-name="a1029" text:class-names=""><text:s text:c="1"/>files (one containing information about vertices and<text:s text:c="1"/></text:span><text:span text:style-name="a1030" text:class-names="">the other with information about<text:s text:c="1"/></text:span><text:span text:style-name="a1031" text:class-names="">edges), creates the final binary file and then starts merging the nodes list file with the one containing the edges list.</text:span><text:span text:style-name="a1032" text:class-names=""/></text:p>
              </text:list-item>
            </text:list>
          </draw:text-box>
          <svg:title/>
          <svg:desc/>
        </draw:frame>
        <draw:frame draw:id="id135" draw:style-name="a1038" draw:name="Segnaposto numero diapositiva 3" svg:x="12.63043in" svg:y="7.07382in" svg:width="0.48551in" svg:height="0.39931in">
          <draw:text-box>
            <text:p text:style-name="a1037" text:class-names="" text:cond-style-name=""><text:span text:style-name="a1036" text:class-names=""/></text:p>
          </draw:text-box>
          <svg:title/>
          <svg:desc/>
        </draw:frame>
        <draw:frame draw:id="id136" presentation:style-name="a1039" draw:name="Segnaposto immagine 7" svg:x="0in" svg:y="0in" svg:width="5.88462in" svg:height="7.51085in" style:rel-width="scale" style:rel-height="scale" presentation:class="graphic" presentation:placeholder="false">
          <draw:image xlink:href="media/image4.png" xlink:type="simple" xlink:show="embed" xlink:actuate="onLoad"/>
          <svg:title/>
          <svg:desc>primo piano del codice del computer</svg:desc>
        </draw:frame>
        <presentation:notes draw:style-name="a1046">
          <draw:page-thumbnail draw:page-number="8" svg:x="0.75in" svg:y="1.25in" svg:width="6in" svg:height="3.375in" presentation:class="page" draw:id="id137" presentation:style-name="a1040" draw:name="Segnaposto immagine diapositiva 1">
            <svg:title/>
            <svg:desc/>
          </draw:page-thumbnail>
          <draw:frame draw:id="id138" presentation:style-name="a1041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39" draw:style-name="a1045" draw:name="Segnaposto numero diapositiva 3" svg:x="4.24826in" svg:y="9.49826in" svg:width="3.25in" svg:height="0.50174in">
            <draw:text-box>
              <text:p text:style-name="a1044" text:class-names="" text:cond-style-name=""><text:span text:style-name="a1042" text:class-names=""><text:page-number style:num-format="1" text:fixed="false"/></text:span><text:span text:style-name="a1043" text:class-names=""/></text:p>
            </draw:text-box>
            <svg:title/>
            <svg:desc/>
          </draw:frame>
        </presentation:notes>
      </draw:page>
      <draw:page draw:name="Slide2218" draw:style-name="a1047" draw:master-page-name="Master1-Layout3-cust-Introduzione" presentation:presentation-page-layout-name="Master1-PPL3" draw:id="Slide-2473">
        <draw:frame draw:id="id140" presentation:style-name="a1050" draw:name="Titolo 7" svg:x="6.66667in" svg:y="0.66933in" svg:width="6.44928in" svg:height="0.96701in" presentation:class="title" presentation:placeholder="false">
          <draw:text-box>
            <text:p text:style-name="a1049" text:class-names="" text:cond-style-name=""><text:span text:style-name="a1048" text:class-names="">BENCHMARK GRAPHS</text:span></text:p>
          </draw:text-box>
          <svg:title/>
          <svg:desc/>
        </draw:frame>
        <draw:frame draw:id="id141" presentation:style-name="a1055" draw:name="Segnaposto testo 9" svg:x="6.80833in" svg:y="1.69088in" svg:width="3.3in" svg:height="0.50839in" presentation:class="outline" presentation:placeholder="false">
          <draw:text-box>
            <text:list text:style-name="a1053">
              <text:list-item>
                <text:p text:style-name="a1052" text:class-names="" text:cond-style-name=""><text:span text:style-name="a1051" text:class-names="">FILE LOADING</text:span></text:p>
              </text:list-item>
            </text:list>
          </draw:text-box>
          <svg:title/>
          <svg:desc/>
        </draw:frame>
        <draw:frame draw:id="id142" presentation:style-name="a1081" draw:name="Segnaposto contenuto 8" svg:x="6.80833in" svg:y="2.52503in" svg:width="5.92361in" svg:height="4.30564in" presentation:class="outline" presentation:placeholder="false">
          <draw:text-box>
            <text:list text:style-name="a1064">
              <text:list-item>
                <text:p text:style-name="a1063" text:class-names="" text:cond-style-name=""><text:span text:style-name="a1056" text:class-names="">We created 2 different version of the function that<text:s text:c="1"/></text:span><text:span text:style-name="a1057" text:class-names="">is in charge of</text:span><text:span text:style-name="a1058" text:class-names=""><text:s text:c="1"/>loading a graph file: one complete this<text:line-break/>task in a<text:s text:c="1"/></text:span><text:span text:style-name="a1059" text:class-names="">sequential</text:span><text:span text:style-name="a1060" text:class-names=""><text:s text:c="1"/>fashion, the other in a<text:s text:c="1"/></text:span><text:span text:style-name="a1061" text:class-names="">parallel</text:span><text:span text:style-name="a1062" text:class-names=""><text:s text:c="1"/>one.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/></text:p>
              </text:list-item>
            </text:list>
            <text:list text:style-name="a1071">
              <text:list-item>
                <text:p text:style-name="a1070" text:class-names="" text:cond-style-name=""><text:span text:style-name="a1068" text:class-names="">Sequential loading</text:span><text:span text:style-name="a1069" text:class-names="">: read first the nodes and then the edges.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/></text:p>
              </text:list-item>
            </text:list>
            <text:list text:style-name="a1080">
              <text:list-item>
                <text:p text:style-name="a1079" text:class-names="" text:cond-style-name=""><text:span text:style-name="a1075" text:class-names="">Parallel loading</text:span><text:span text:style-name="a1076" text:class-names="">: it receives the number of threads N to be used</text:span><text:span text:style-name="a1077" text:class-names="">. N/2 threads start reading all vertices, while the other N/2 threads read all edges.</text:span><text:span text:style-name="a1078" text:class-names=""/></text:p>
              </text:list-item>
            </text:list>
          </draw:text-box>
          <svg:title/>
          <svg:desc/>
        </draw:frame>
        <draw:frame draw:id="id143" draw:style-name="a1084" draw:name="Segnaposto numero diapositiva 3" svg:x="12.63043in" svg:y="7.07382in" svg:width="0.48551in" svg:height="0.39931in">
          <draw:text-box>
            <text:p text:style-name="a1083" text:class-names="" text:cond-style-name=""><text:span text:style-name="a1082" text:class-names=""/></text:p>
          </draw:text-box>
          <svg:title/>
          <svg:desc/>
        </draw:frame>
        <draw:frame draw:id="id144" presentation:style-name="a1085" draw:name="Segnaposto immagine 7" svg:x="0in" svg:y="0in" svg:width="5.88462in" svg:height="7.51085in" style:rel-width="scale" style:rel-height="scale" presentation:class="graphic" presentation:placeholder="false">
          <draw:image xlink:href="media/image4.png" xlink:type="simple" xlink:show="embed" xlink:actuate="onLoad"/>
          <svg:title/>
          <svg:desc>primo piano del codice del computer</svg:desc>
        </draw:frame>
        <presentation:notes draw:style-name="a1092">
          <draw:page-thumbnail draw:page-number="9" svg:x="0.75in" svg:y="1.25in" svg:width="6in" svg:height="3.375in" presentation:class="page" draw:id="id145" presentation:style-name="a1086" draw:name="Segnaposto immagine diapositiva 1">
            <svg:title/>
            <svg:desc/>
          </draw:page-thumbnail>
          <draw:frame draw:id="id146" presentation:style-name="a1087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47" draw:style-name="a1091" draw:name="Segnaposto numero diapositiva 3" svg:x="4.24826in" svg:y="9.49826in" svg:width="3.25in" svg:height="0.50174in">
            <draw:text-box>
              <text:p text:style-name="a1090" text:class-names="" text:cond-style-name=""><text:span text:style-name="a1088" text:class-names=""><text:page-number style:num-format="1" text:fixed="false"/></text:span><text:span text:style-name="a1089" text:class-names=""/></text:p>
            </draw:text-box>
            <svg:title/>
            <svg:desc/>
          </draw:frame>
        </presentation:notes>
      </draw:page>
      <draw:page draw:name="Slide2219" draw:style-name="a1093" draw:master-page-name="Master1-Layout2-cust-Agenda" presentation:presentation-page-layout-name="Master1-PPL2" draw:id="Slide-2474">
        <draw:frame draw:id="id148" presentation:style-name="a1096" draw:name="Titolo 1" svg:x="7.73055in" svg:y="0.70311in" svg:width="5.3in" svg:height="1.57037in" presentation:class="title" presentation:placeholder="false">
          <draw:text-box>
            <text:p text:style-name="a1095" text:class-names="" text:cond-style-name=""><text:span text:style-name="a1094" text:class-names="">Contents</text:span></text:p>
          </draw:text-box>
          <svg:title/>
          <svg:desc/>
        </draw:frame>
        <draw:frame draw:id="id149" presentation:style-name="a1097" draw:name="Segnaposto immagine 7" svg:x="0in" svg:y="0in" svg:width="6.66667in" svg:height="7.5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150" presentation:style-name="a1119" draw:name="Segnaposto testo 5" svg:x="7.73055in" svg:y="2.27349in" svg:width="4.89988in" svg:height="4.15451in" presentation:class="outline" presentation:placeholder="false">
          <draw:text-box>
            <text:list text:style-name="a1100">
              <text:list-item>
                <text:p text:style-name="a1099" text:class-names="" text:cond-style-name=""><text:span text:style-name="a1098" text:class-names="">1- Introduction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>2- Benchmark Graphs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>3- Design</text:span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>4- Implementation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>5- Plots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>6- Experimental Results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/></text:p>
              </text:list-item>
            </text:list>
          </draw:text-box>
          <svg:title/>
          <svg:desc/>
        </draw:frame>
        <draw:frame draw:id="id151" draw:style-name="a1123" draw:name="Segnaposto numero diapositiva 6" svg:x="12.63043in" svg:y="7.07382in" svg:width="0.48551in" svg:height="0.39931in">
          <draw:text-box>
            <text:p text:style-name="a1122" text:class-names="" text:cond-style-name=""><text:span text:style-name="a1120" text:class-names=""><text:page-number style:num-format="1" text:fixed="false"/></text:span><text:span text:style-name="a1121" text:class-names=""/></text:p>
          </draw:text-box>
          <svg:title/>
          <svg:desc/>
        </draw:frame>
        <presentation:notes draw:style-name="a1130">
          <draw:page-thumbnail draw:page-number="10" svg:x="0.75in" svg:y="1.25in" svg:width="6in" svg:height="3.375in" presentation:class="page" draw:id="id152" presentation:style-name="a1124" draw:name="Segnaposto immagine diapositiva 1">
            <svg:title/>
            <svg:desc/>
          </draw:page-thumbnail>
          <draw:frame draw:id="id153" presentation:style-name="a1125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54" draw:style-name="a1129" draw:name="Segnaposto numero diapositiva 3" svg:x="4.24826in" svg:y="9.49826in" svg:width="3.25in" svg:height="0.50174in">
            <draw:text-box>
              <text:p text:style-name="a1128" text:class-names="" text:cond-style-name=""><text:span text:style-name="a1126" text:class-names=""><text:page-number style:num-format="1" text:fixed="false"/></text:span><text:span text:style-name="a1127" text:class-names=""/></text:p>
            </draw:text-box>
            <svg:title/>
            <svg:desc/>
          </draw:frame>
        </presentation:notes>
      </draw:page>
      <draw:page draw:name="Slide2235" draw:style-name="a1131" draw:master-page-name="Master1-Layout3-cust-Introduzione" presentation:presentation-page-layout-name="Master1-PPL3" draw:id="Slide-2490">
        <draw:frame draw:id="id155" presentation:style-name="a1134" draw:name="Titolo 7" svg:x="6.80833in" svg:y="0.66486in" svg:width="6.44928in" svg:height="0.96701in" presentation:class="title" presentation:placeholder="false">
          <draw:text-box>
            <text:p text:style-name="a1133" text:class-names="" text:cond-style-name=""><text:span text:style-name="a1132" text:class-names="">DESIGN</text:span></text:p>
          </draw:text-box>
          <svg:title/>
          <svg:desc/>
        </draw:frame>
        <draw:frame draw:id="id156" presentation:style-name="a1139" draw:name="Segnaposto testo 9" svg:x="6.80833in" svg:y="1.69088in" svg:width="3.3in" svg:height="0.50839in" presentation:class="outline" presentation:placeholder="false">
          <draw:text-box>
            <text:list text:style-name="a1137">
              <text:list-item>
                <text:p text:style-name="a1136" text:class-names="" text:cond-style-name=""><text:span text:style-name="a1135" text:class-names="">DESIGN FOCUS</text:span></text:p>
              </text:list-item>
            </text:list>
          </draw:text-box>
          <svg:title/>
          <svg:desc/>
        </draw:frame>
        <draw:frame draw:id="id157" presentation:style-name="a1160" draw:name="Segnaposto contenuto 8" svg:x="6.80833in" svg:y="2.52503in" svg:width="5.92361in" svg:height="4.30564in" presentation:class="outline" presentation:placeholder="false">
          <draw:text-box>
            <text:list text:style-name="a1142">
              <text:list-item>
                <text:p text:style-name="a1141" text:class-names="" text:cond-style-name=""><text:span text:style-name="a1140" text:class-names="">The main design choices concern the organization of the following data structures.</text:span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/></text:p>
              </text:list-item>
            </text:list>
            <text:list text:style-name="a1149">
              <text:list-item>
                <text:p text:style-name="a1148" text:class-names="" text:cond-style-name=""><text:span text:style-name="a1146" text:class-names="">Graph</text:span><text:span text:style-name="a1147" text:class-names=""/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>Symbol Table</text:span></text:p>
              </text:list-item>
            </text:list>
            <text:list text:style-name="a1155">
              <text:list-item>
                <text:p text:style-name="a1154" text:class-names="" text:cond-style-name=""><text:span text:style-name="a1153" text:class-names="">Priority Queue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6" text:class-names="">Queue</text:span><text:span text:style-name="a1157" text:class-names=""/></text:p>
              </text:list-item>
            </text:list>
          </draw:text-box>
          <svg:title/>
          <svg:desc/>
        </draw:frame>
        <draw:frame draw:id="id158" draw:style-name="a1163" draw:name="Segnaposto numero diapositiva 3" svg:x="12.63043in" svg:y="7.07382in" svg:width="0.48551in" svg:height="0.39931in">
          <draw:text-box>
            <text:p text:style-name="a1162" text:class-names="" text:cond-style-name=""><text:span text:style-name="a1161" text:class-names=""/></text:p>
          </draw:text-box>
          <svg:title/>
          <svg:desc/>
        </draw:frame>
        <draw:frame draw:id="id159" presentation:style-name="a1164" draw:name="Segnaposto immagine 6" svg:x="0in" svg:y="0.02687in" svg:width="5.88295in" svg:height="7.47313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presentation:notes draw:style-name="a1171">
          <draw:page-thumbnail draw:page-number="11" svg:x="0.75in" svg:y="1.25in" svg:width="6in" svg:height="3.375in" presentation:class="page" draw:id="id160" presentation:style-name="a1165" draw:name="Segnaposto immagine diapositiva 1">
            <svg:title/>
            <svg:desc/>
          </draw:page-thumbnail>
          <draw:frame draw:id="id161" presentation:style-name="a1166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62" draw:style-name="a1170" draw:name="Segnaposto numero diapositiva 3" svg:x="4.24826in" svg:y="9.49826in" svg:width="3.25in" svg:height="0.50174in">
            <draw:text-box>
              <text:p text:style-name="a1169" text:class-names="" text:cond-style-name=""><text:span text:style-name="a1167" text:class-names=""><text:page-number style:num-format="1" text:fixed="false"/></text:span><text:span text:style-name="a1168" text:class-names=""/></text:p>
            </draw:text-box>
            <svg:title/>
            <svg:desc/>
          </draw:frame>
        </presentation:notes>
      </draw:page>
      <draw:page draw:name="Slide2236" draw:style-name="a1172" draw:master-page-name="Master1-Layout3-cust-Introduzione" presentation:presentation-page-layout-name="Master1-PPL3" draw:id="Slide-2491">
        <draw:frame draw:id="id163" presentation:style-name="a1175" draw:name="Titolo 7" svg:x="6.80833in" svg:y="0.66486in" svg:width="6.44928in" svg:height="0.96701in" presentation:class="title" presentation:placeholder="false">
          <draw:text-box>
            <text:p text:style-name="a1174" text:class-names="" text:cond-style-name=""><text:span text:style-name="a1173" text:class-names="">DESIGN</text:span></text:p>
          </draw:text-box>
          <svg:title/>
          <svg:desc/>
        </draw:frame>
        <draw:frame draw:id="id164" presentation:style-name="a1180" draw:name="Segnaposto testo 9" svg:x="6.80833in" svg:y="1.69088in" svg:width="3.3in" svg:height="0.50839in" presentation:class="outline" presentation:placeholder="false">
          <draw:text-box>
            <text:list text:style-name="a1178">
              <text:list-item>
                <text:p text:style-name="a1177" text:class-names="" text:cond-style-name=""><text:span text:style-name="a1176" text:class-names="">GRAPH</text:span></text:p>
              </text:list-item>
            </text:list>
          </draw:text-box>
          <svg:title/>
          <svg:desc/>
        </draw:frame>
        <draw:frame draw:id="id165" presentation:style-name="a1227" draw:name="Segnaposto contenuto 8" svg:x="6.80833in" svg:y="2.52503in" svg:width="5.92361in" svg:height="4.30564in" presentation:class="outline" presentation:placeholder="false">
          <draw:text-box>
            <text:list text:style-name="a1185">
              <text:list-item>
                <text:p text:style-name="a1184" text:class-names="" text:cond-style-name=""><text:span text:style-name="a1181" text:class-names="">It is implemented as a<text:s text:c="1"/></text:span><text:span text:style-name="a1182" text:class-names="">semi-ADT</text:span><text:span text:style-name="a1183" text:class-names="">.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/>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>The main data structure is a C structure in Graph.h containing:</text:span></text:p>
              </text:list-item>
            </text:list>
            <text:list text:style-name="a1196">
              <text:list-item>
                <text:p text:style-name="a1195" text:class-names="" text:cond-style-name=""><text:span text:style-name="a1192" text:class-names="">The<text:s text:c="1"/></text:span><text:span text:style-name="a1193" text:class-names="">number of vertices</text:span><text:span text:style-name="a1194" text:class-names="">.</text:span></text:p>
              </text:list-item>
            </text:list>
            <text:list text:style-name="a1201">
              <text:list-item>
                <text:p text:style-name="a1200" text:class-names="" text:cond-style-name=""><text:span text:style-name="a1197" text:class-names="">The<text:s text:c="1"/></text:span><text:span text:style-name="a1198" text:class-names="">number of edges</text:span><text:span text:style-name="a1199" text:class-names="">.</text:span></text:p>
              </text:list-item>
            </text:list>
            <text:list text:style-name="a1206">
              <text:list-item>
                <text:p text:style-name="a1205" text:class-names="" text:cond-style-name=""><text:span text:style-name="a1202" text:class-names="">An<text:s text:c="1"/></text:span><text:span text:style-name="a1203" text:class-names="">array of adjacency lists</text:span><text:span text:style-name="a1204" text:class-names="">, one for each vertex. Each list’s node contains a vertex id and the weigth of the edge connecting them.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7" text:class-names="">A<text:s text:c="1"/></text:span><text:span text:style-name="a1208" text:class-names="">Symbol Table</text:span></text:p>
              </text:list-item>
            </text:list>
            <text:list text:style-name="a1215">
              <text:list-item>
                <text:p text:style-name="a1214" text:class-names="" text:cond-style-name=""><text:span text:style-name="a1211" text:class-names="">A<text:s text:c="1"/></text:span><text:span text:style-name="a1212" text:class-names="">sentinel node<text:s text:c="1"/></text:span><text:span text:style-name="a1213" text:class-names="">that marks the end of each list.</text:span></text:p>
              </text:list-item>
            </text:list>
            <text:list text:style-name="a1220">
              <text:list-item>
                <text:p text:style-name="a1219" text:class-names="" text:cond-style-name=""><text:span text:style-name="a1216" text:class-names="">A<text:s text:c="1"/></text:span><text:span text:style-name="a1217" text:class-names="">mutex</text:span><text:span text:style-name="a1218" text:class-names=""><text:s text:c="1"/>used to lock the entire array of lists while loading the graph.</text:span></text:p>
              </text:list-item>
            </text:list>
            <text:list text:style-name="a1223">
              <text:list-item>
                <text:p text:style-name="a1222" text:class-names="" text:cond-style-name=""><text:span text:style-name="a1221" text:class-names=""/></text:p>
              </text:list-item>
            </text:list>
            <text:list text:style-name="a1226">
              <text:list-item>
                <text:p text:style-name="a1225" text:class-names="" text:cond-style-name=""><text:span text:style-name="a1224" text:class-names=""/></text:p>
              </text:list-item>
            </text:list>
          </draw:text-box>
          <svg:title/>
          <svg:desc/>
        </draw:frame>
        <draw:frame draw:id="id166" draw:style-name="a1230" draw:name="Segnaposto numero diapositiva 3" svg:x="12.63043in" svg:y="7.07382in" svg:width="0.48551in" svg:height="0.39931in">
          <draw:text-box>
            <text:p text:style-name="a1229" text:class-names="" text:cond-style-name=""><text:span text:style-name="a1228" text:class-names=""/></text:p>
          </draw:text-box>
          <svg:title/>
          <svg:desc/>
        </draw:frame>
        <draw:frame draw:id="id167" presentation:style-name="a1231" draw:name="Segnaposto immagine 6" svg:x="0in" svg:y="0.02687in" svg:width="5.88295in" svg:height="7.47313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presentation:notes draw:style-name="a1238">
          <draw:page-thumbnail draw:page-number="12" svg:x="0.75in" svg:y="1.25in" svg:width="6in" svg:height="3.375in" presentation:class="page" draw:id="id168" presentation:style-name="a1232" draw:name="Segnaposto immagine diapositiva 1">
            <svg:title/>
            <svg:desc/>
          </draw:page-thumbnail>
          <draw:frame draw:id="id169" presentation:style-name="a1233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70" draw:style-name="a1237" draw:name="Segnaposto numero diapositiva 3" svg:x="4.24826in" svg:y="9.49826in" svg:width="3.25in" svg:height="0.50174in">
            <draw:text-box>
              <text:p text:style-name="a1236" text:class-names="" text:cond-style-name=""><text:span text:style-name="a1234" text:class-names=""><text:page-number style:num-format="1" text:fixed="false"/></text:span><text:span text:style-name="a1235" text:class-names=""/></text:p>
            </draw:text-box>
            <svg:title/>
            <svg:desc/>
          </draw:frame>
        </presentation:notes>
      </draw:page>
      <draw:page draw:name="Slide2237" draw:style-name="a1239" draw:master-page-name="Master1-Layout3-cust-Introduzione" presentation:presentation-page-layout-name="Master1-PPL3" draw:id="Slide-2492">
        <draw:frame draw:id="id171" presentation:style-name="a1242" draw:name="Titolo 7" svg:x="6.80833in" svg:y="0.66486in" svg:width="6.44928in" svg:height="0.96701in" presentation:class="title" presentation:placeholder="false">
          <draw:text-box>
            <text:p text:style-name="a1241" text:class-names="" text:cond-style-name=""><text:span text:style-name="a1240" text:class-names="">DESIGN</text:span></text:p>
          </draw:text-box>
          <svg:title/>
          <svg:desc/>
        </draw:frame>
        <draw:frame draw:id="id172" presentation:style-name="a1247" draw:name="Segnaposto testo 9" svg:x="6.80833in" svg:y="1.69088in" svg:width="3.3in" svg:height="0.50839in" presentation:class="outline" presentation:placeholder="false">
          <draw:text-box>
            <text:list text:style-name="a1245">
              <text:list-item>
                <text:p text:style-name="a1244" text:class-names="" text:cond-style-name=""><text:span text:style-name="a1243" text:class-names="">SIMBOL TABLE</text:span></text:p>
              </text:list-item>
            </text:list>
          </draw:text-box>
          <svg:title/>
          <svg:desc/>
        </draw:frame>
        <draw:frame draw:id="id173" presentation:style-name="a1265" draw:name="Segnaposto contenuto 8" svg:x="6.80833in" svg:y="2.52503in" svg:width="5.92361in" svg:height="4.30564in" presentation:class="outline" presentation:placeholder="false">
          <draw:text-box>
            <text:list text:style-name="a1250">
              <text:list-item>
                <text:p text:style-name="a1249" text:class-names="" text:cond-style-name=""><text:span text:style-name="a1248" text:class-names="">Nodes in the graph are identified by a number starting from 0, and each node is characterized by a state having different feature.<text:s text:c="1"/></text:span></text:p>
              </text:list-item>
            </text:list>
            <text:list text:style-name="a1257">
              <text:list-item>
                <text:p text:style-name="a1256" text:class-names="" text:cond-style-name=""><text:span text:style-name="a1251" text:class-names="">The<text:s text:c="1"/></text:span><text:span text:style-name="a1252" text:class-names="">mapping</text:span><text:span text:style-name="a1253" text:class-names=""><text:s text:c="1"/>from node to state is done by a<text:s text:c="1"/></text:span><text:span text:style-name="a1254" text:class-names="">symbol table</text:span><text:span text:style-name="a1255" text:class-names=""><text:s text:c="1"/>of states, in our case the coordinates of the point in the map, that could be (latitude, longitude) or (x, y).</text:span></text:p>
              </text:list-item>
            </text:list>
            <text:list text:style-name="a1260">
              <text:list-item>
                <text:p text:style-name="a1259" text:class-names="" text:cond-style-name=""><text:span text:style-name="a1258" text:class-names="">The ST is an ADT with dynamic array of Coordinates that expand itself if the max size is reached with the power of 2 method.<text:s text:c="1"/>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61" text:class-names="">During the parallel load, concurrent accesses are protected by using a mutex, contained within the C structure representing the symbol table.</text:span><text:span text:style-name="a1262" text:class-names=""/></text:p>
              </text:list-item>
            </text:list>
          </draw:text-box>
          <svg:title/>
          <svg:desc/>
        </draw:frame>
        <draw:frame draw:id="id174" draw:style-name="a1268" draw:name="Segnaposto numero diapositiva 3" svg:x="12.63043in" svg:y="7.07382in" svg:width="0.48551in" svg:height="0.39931in">
          <draw:text-box>
            <text:p text:style-name="a1267" text:class-names="" text:cond-style-name=""><text:span text:style-name="a1266" text:class-names=""/></text:p>
          </draw:text-box>
          <svg:title/>
          <svg:desc/>
        </draw:frame>
        <draw:frame draw:id="id175" presentation:style-name="a1269" draw:name="Segnaposto immagine 6" svg:x="0in" svg:y="0.02687in" svg:width="5.88295in" svg:height="7.47313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presentation:notes draw:style-name="a1276">
          <draw:page-thumbnail draw:page-number="13" svg:x="0.75in" svg:y="1.25in" svg:width="6in" svg:height="3.375in" presentation:class="page" draw:id="id176" presentation:style-name="a1270" draw:name="Segnaposto immagine diapositiva 1">
            <svg:title/>
            <svg:desc/>
          </draw:page-thumbnail>
          <draw:frame draw:id="id177" presentation:style-name="a1271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78" draw:style-name="a1275" draw:name="Segnaposto numero diapositiva 3" svg:x="4.24826in" svg:y="9.49826in" svg:width="3.25in" svg:height="0.50174in">
            <draw:text-box>
              <text:p text:style-name="a1274" text:class-names="" text:cond-style-name=""><text:span text:style-name="a1272" text:class-names=""><text:page-number style:num-format="1" text:fixed="false"/></text:span><text:span text:style-name="a1273" text:class-names=""/></text:p>
            </draw:text-box>
            <svg:title/>
            <svg:desc/>
          </draw:frame>
        </presentation:notes>
      </draw:page>
      <draw:page draw:name="Slide2238" draw:style-name="a1277" draw:master-page-name="Master1-Layout3-cust-Introduzione" presentation:presentation-page-layout-name="Master1-PPL3" draw:id="Slide-2493">
        <draw:frame draw:id="id179" presentation:style-name="a1280" draw:name="Titolo 7" svg:x="6.80833in" svg:y="0.66486in" svg:width="6.44928in" svg:height="0.96701in" presentation:class="title" presentation:placeholder="false">
          <draw:text-box>
            <text:p text:style-name="a1279" text:class-names="" text:cond-style-name=""><text:span text:style-name="a1278" text:class-names="">DESIGN</text:span></text:p>
          </draw:text-box>
          <svg:title/>
          <svg:desc/>
        </draw:frame>
        <draw:frame draw:id="id180" presentation:style-name="a1285" draw:name="Segnaposto testo 9" svg:x="6.80833in" svg:y="1.69088in" svg:width="3.3in" svg:height="0.50839in" presentation:class="outline" presentation:placeholder="false">
          <draw:text-box>
            <text:list text:style-name="a1283">
              <text:list-item>
                <text:p text:style-name="a1282" text:class-names="" text:cond-style-name=""><text:span text:style-name="a1281" text:class-names="">PRIORITY QUEUE</text:span></text:p>
              </text:list-item>
            </text:list>
          </draw:text-box>
          <svg:title/>
          <svg:desc/>
        </draw:frame>
        <draw:frame draw:id="id181" presentation:style-name="a1296" draw:name="Segnaposto contenuto 8" svg:x="6.80833in" svg:y="2.52503in" svg:width="5.92361in" svg:height="4.30564in" presentation:class="outline" presentation:placeholder="false">
          <draw:text-box>
            <text:list text:style-name="a1288">
              <text:list-item>
                <text:p text:style-name="a1287" text:class-names="" text:cond-style-name=""><text:span text:style-name="a1286" text:class-names="">Very important data structure on which we rely for the execution of each variant of A*.</text:span></text:p>
              </text:list-item>
            </text:list>
            <text:list text:style-name="a1295">
              <text:list-item>
                <text:p text:style-name="a1294" text:class-names="" text:cond-style-name=""><text:span text:style-name="a1289" text:class-names="">The<text:s text:c="1"/></text:span><text:span text:style-name="a1290" text:class-names="">priority queue</text:span><text:span text:style-name="a1291" text:class-names=""><text:s text:c="1"/>is implemented as a min-heap of Items; each item contains two values identifying: the index of the node represented by the item, and as priority an estimate of the cost of the whole path that would be obtained by passing by that node<text:s text:c="1"/></text:span><text:span text:style-name="a1292" text:class-names="">Fscore.</text:span><text:span text:style-name="a1293" text:class-names=""/></text:p>
              </text:list-item>
            </text:list>
          </draw:text-box>
          <svg:title/>
          <svg:desc/>
        </draw:frame>
        <draw:frame draw:id="id182" draw:style-name="a1299" draw:name="Segnaposto numero diapositiva 3" svg:x="12.63043in" svg:y="7.07382in" svg:width="0.48551in" svg:height="0.39931in">
          <draw:text-box>
            <text:p text:style-name="a1298" text:class-names="" text:cond-style-name=""><text:span text:style-name="a1297" text:class-names=""/></text:p>
          </draw:text-box>
          <svg:title/>
          <svg:desc/>
        </draw:frame>
        <draw:frame draw:id="id183" presentation:style-name="a1300" draw:name="Segnaposto immagine 6" svg:x="0in" svg:y="0.02687in" svg:width="5.88295in" svg:height="7.47313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presentation:notes draw:style-name="a1307">
          <draw:page-thumbnail draw:page-number="14" svg:x="0.75in" svg:y="1.25in" svg:width="6in" svg:height="3.375in" presentation:class="page" draw:id="id184" presentation:style-name="a1301" draw:name="Segnaposto immagine diapositiva 1">
            <svg:title/>
            <svg:desc/>
          </draw:page-thumbnail>
          <draw:frame draw:id="id185" presentation:style-name="a1302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86" draw:style-name="a1306" draw:name="Segnaposto numero diapositiva 3" svg:x="4.24826in" svg:y="9.49826in" svg:width="3.25in" svg:height="0.50174in">
            <draw:text-box>
              <text:p text:style-name="a1305" text:class-names="" text:cond-style-name=""><text:span text:style-name="a1303" text:class-names=""><text:page-number style:num-format="1" text:fixed="false"/></text:span><text:span text:style-name="a1304" text:class-names=""/></text:p>
            </draw:text-box>
            <svg:title/>
            <svg:desc/>
          </draw:frame>
        </presentation:notes>
      </draw:page>
      <draw:page draw:name="Slide2239" draw:style-name="a1308" draw:master-page-name="Master1-Layout3-cust-Introduzione" presentation:presentation-page-layout-name="Master1-PPL3" draw:id="Slide-2494">
        <draw:frame draw:id="id187" presentation:style-name="a1311" draw:name="Titolo 7" svg:x="6.80833in" svg:y="0.66486in" svg:width="6.44928in" svg:height="0.96701in" presentation:class="title" presentation:placeholder="false">
          <draw:text-box>
            <text:p text:style-name="a1310" text:class-names="" text:cond-style-name=""><text:span text:style-name="a1309" text:class-names="">DESIGN</text:span></text:p>
          </draw:text-box>
          <svg:title/>
          <svg:desc/>
        </draw:frame>
        <draw:frame draw:id="id188" presentation:style-name="a1316" draw:name="Segnaposto testo 9" svg:x="6.80833in" svg:y="1.69088in" svg:width="3.3in" svg:height="0.50839in" presentation:class="outline" presentation:placeholder="false">
          <draw:text-box>
            <text:list text:style-name="a1314">
              <text:list-item>
                <text:p text:style-name="a1313" text:class-names="" text:cond-style-name=""><text:span text:style-name="a1312" text:class-names="">QUEUE</text:span></text:p>
              </text:list-item>
            </text:list>
          </draw:text-box>
          <svg:title/>
          <svg:desc/>
        </draw:frame>
        <draw:frame draw:id="id189" presentation:style-name="a1350" draw:name="Segnaposto contenuto 8" svg:x="6.80833in" svg:y="2.52503in" svg:width="5.92361in" svg:height="4.30564in" presentation:class="outline" presentation:placeholder="false">
          <draw:text-box>
            <text:list text:style-name="a1321">
              <text:list-item>
                <text:p text:style-name="a1320" text:class-names="" text:cond-style-name=""><text:span text:style-name="a1317" text:class-names="">The implementation of Distributed A* requires a data structure for the sending of the newly generated state/node to the processor/thread that owns it.</text:span><text:span text:style-name="a1318" text:class-names=""><text:s text:c="1"/></text:span><text:span text:style-name="a1319" text:class-names="">This send must be asynchronous and non-blocking, in order to avoid synchronization overhead.</text:span></text:p>
              </text:list-item>
            </text:list>
            <text:list text:style-name="a1328">
              <text:list-item>
                <text:p text:style-name="a1327" text:class-names="" text:cond-style-name=""><text:span text:style-name="a1322" text:class-names="">For this<text:s text:c="1"/></text:span><text:span text:style-name="a1323" text:class-names="">reason</text:span><text:span text:style-name="a1324" text:class-names=""><text:s text:c="1"/>we designed an ADT<text:s text:c="1"/></text:span><text:span text:style-name="a1325" text:class-names="">Queue FIFO</text:span><text:span text:style-name="a1326" text:class-names="">, a half-duplex linked list queue of HItems with pointers to head and tail.</text:span></text:p>
              </text:list-item>
            </text:list>
            <text:list text:style-name="a1333">
              <text:list-item>
                <text:p text:style-name="a1332" text:class-names="" text:cond-style-name=""><text:span text:style-name="a1329" text:class-names="">Each element in a queue is of type<text:s text:c="1"/></text:span><text:span text:style-name="a1330" text:class-names="">Hitem</text:span><text:span text:style-name="a1331" text:class-names="">. This etherogeneus data type represents a message and contains:</text:span></text:p>
              </text:list-item>
            </text:list>
            <text:list text:style-name="a1336">
              <text:list-item>
                <text:p text:style-name="a1335" text:class-names="" text:cond-style-name=""><text:span text:style-name="a1334" text:class-names="">Index of the node to expand</text:span></text:p>
              </text:list-item>
            </text:list>
            <text:list text:style-name="a1339">
              <text:list-item>
                <text:p text:style-name="a1338" text:class-names="" text:cond-style-name=""><text:span text:style-name="a1337" text:class-names="">Priority of the node, that is the cost found to reach it</text:span></text:p>
              </text:list-item>
            </text:list>
            <text:list text:style-name="a1342">
              <text:list-item>
                <text:p text:style-name="a1341" text:class-names="" text:cond-style-name=""><text:span text:style-name="a1340" text:class-names="">Index of its father node</text:span></text:p>
              </text:list-item>
            </text:list>
            <text:list text:style-name="a1345">
              <text:list-item>
                <text:p text:style-name="a1344" text:class-names="" text:cond-style-name=""><text:span text:style-name="a1343" text:class-names="">identifier of the owner-thread</text:span></text:p>
              </text:list-item>
            </text:list>
            <text:list text:style-name="a1349">
              <text:list-item>
                <text:p text:style-name="a1348" text:class-names="" text:cond-style-name=""><text:span text:style-name="a1346" text:class-names="">Pointer to the next message in queue.</text:span><text:span text:style-name="a1347" text:class-names=""/></text:p>
              </text:list-item>
            </text:list>
          </draw:text-box>
          <svg:title/>
          <svg:desc/>
        </draw:frame>
        <draw:frame draw:id="id190" draw:style-name="a1353" draw:name="Segnaposto numero diapositiva 3" svg:x="12.63043in" svg:y="7.07382in" svg:width="0.48551in" svg:height="0.39931in">
          <draw:text-box>
            <text:p text:style-name="a1352" text:class-names="" text:cond-style-name=""><text:span text:style-name="a1351" text:class-names=""/></text:p>
          </draw:text-box>
          <svg:title/>
          <svg:desc/>
        </draw:frame>
        <draw:frame draw:id="id191" presentation:style-name="a1354" draw:name="Segnaposto immagine 6" svg:x="0in" svg:y="0.02687in" svg:width="5.88295in" svg:height="7.47313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presentation:notes draw:style-name="a1361">
          <draw:page-thumbnail draw:page-number="15" svg:x="0.75in" svg:y="1.25in" svg:width="6in" svg:height="3.375in" presentation:class="page" draw:id="id192" presentation:style-name="a1355" draw:name="Segnaposto immagine diapositiva 1">
            <svg:title/>
            <svg:desc/>
          </draw:page-thumbnail>
          <draw:frame draw:id="id193" presentation:style-name="a1356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94" draw:style-name="a1360" draw:name="Segnaposto numero diapositiva 3" svg:x="4.24826in" svg:y="9.49826in" svg:width="3.25in" svg:height="0.50174in">
            <draw:text-box>
              <text:p text:style-name="a1359" text:class-names="" text:cond-style-name=""><text:span text:style-name="a1357" text:class-names=""><text:page-number style:num-format="1" text:fixed="false"/></text:span><text:span text:style-name="a1358" text:class-names=""/></text:p>
            </draw:text-box>
            <svg:title/>
            <svg:desc/>
          </draw:frame>
        </presentation:notes>
      </draw:page>
      <draw:page draw:name="Slide2221" draw:style-name="a1362" draw:master-page-name="Master1-Layout2-cust-Agenda" presentation:presentation-page-layout-name="Master1-PPL2" draw:id="Slide-2476">
        <draw:frame draw:id="id195" presentation:style-name="a1365" draw:name="Titolo 1" svg:x="7.73055in" svg:y="0.70311in" svg:width="5.3in" svg:height="1.57037in" presentation:class="title" presentation:placeholder="false">
          <draw:text-box>
            <text:p text:style-name="a1364" text:class-names="" text:cond-style-name=""><text:span text:style-name="a1363" text:class-names="">Contents</text:span></text:p>
          </draw:text-box>
          <svg:title/>
          <svg:desc/>
        </draw:frame>
        <draw:frame draw:id="id196" presentation:style-name="a1366" draw:name="Segnaposto immagine 7" svg:x="0in" svg:y="0in" svg:width="6.66667in" svg:height="7.5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197" presentation:style-name="a1389" draw:name="Segnaposto testo 5" svg:x="7.73055in" svg:y="2.27349in" svg:width="4.89988in" svg:height="4.15451in" presentation:class="outline" presentation:placeholder="false">
          <draw:text-box>
            <text:list text:style-name="a1369">
              <text:list-item>
                <text:p text:style-name="a1368" text:class-names="" text:cond-style-name=""><text:span text:style-name="a1367" text:class-names="">1- Introduction</text:span></text:p>
              </text:list-item>
            </text:list>
            <text:list text:style-name="a1372">
              <text:list-item>
                <text:p text:style-name="a1371" text:class-names="" text:cond-style-name=""><text:span text:style-name="a1370" text:class-names="">2- Benchmark Graphs</text:span></text:p>
              </text:list-item>
            </text:list>
            <text:list text:style-name="a1375">
              <text:list-item>
                <text:p text:style-name="a1374" text:class-names="" text:cond-style-name=""><text:span text:style-name="a1373" text:class-names="">3- Design</text:span></text:p>
              </text:list-item>
            </text:list>
            <text:list text:style-name="a1378">
              <text:list-item>
                <text:p text:style-name="a1377" text:class-names="" text:cond-style-name=""><text:span text:style-name="a1376" text:class-names="">4- Implementation</text:span></text:p>
              </text:list-item>
            </text:list>
            <text:list text:style-name="a1382">
              <text:list-item>
                <text:p text:style-name="a1381" text:class-names="" text:cond-style-name=""><text:span text:style-name="a1379" text:class-names="">5- Plots</text:span><text:span text:style-name="a1380" text:class-names=""/></text:p>
              </text:list-item>
            </text:list>
            <text:list text:style-name="a1385">
              <text:list-item>
                <text:p text:style-name="a1384" text:class-names="" text:cond-style-name=""><text:span text:style-name="a1383" text:class-names="">6- Experimental Results</text:span></text:p>
              </text:list-item>
            </text:list>
            <text:list text:style-name="a1388">
              <text:list-item>
                <text:p text:style-name="a1387" text:class-names="" text:cond-style-name=""><text:span text:style-name="a1386" text:class-names=""/></text:p>
              </text:list-item>
            </text:list>
          </draw:text-box>
          <svg:title/>
          <svg:desc/>
        </draw:frame>
        <draw:frame draw:id="id198" draw:style-name="a1393" draw:name="Segnaposto numero diapositiva 6" svg:x="12.63043in" svg:y="7.07382in" svg:width="0.48551in" svg:height="0.39931in">
          <draw:text-box>
            <text:p text:style-name="a1392" text:class-names="" text:cond-style-name=""><text:span text:style-name="a1390" text:class-names=""><text:page-number style:num-format="1" text:fixed="false"/></text:span><text:span text:style-name="a1391" text:class-names=""/></text:p>
          </draw:text-box>
          <svg:title/>
          <svg:desc/>
        </draw:frame>
        <presentation:notes draw:style-name="a1400">
          <draw:page-thumbnail draw:page-number="16" svg:x="0.75in" svg:y="1.25in" svg:width="6in" svg:height="3.375in" presentation:class="page" draw:id="id199" presentation:style-name="a1394" draw:name="Segnaposto immagine diapositiva 1">
            <svg:title/>
            <svg:desc/>
          </draw:page-thumbnail>
          <draw:frame draw:id="id200" presentation:style-name="a1395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201" draw:style-name="a1399" draw:name="Segnaposto numero diapositiva 3" svg:x="4.24826in" svg:y="9.49826in" svg:width="3.25in" svg:height="0.50174in">
            <draw:text-box>
              <text:p text:style-name="a1398" text:class-names="" text:cond-style-name=""><text:span text:style-name="a1396" text:class-names=""><text:page-number style:num-format="1" text:fixed="false"/></text:span><text:span text:style-name="a1397" text:class-names=""/></text:p>
            </draw:text-box>
            <svg:title/>
            <svg:desc/>
          </draw:frame>
        </presentation:notes>
      </draw:page>
      <draw:page draw:name="Slide2222" draw:style-name="a1401" draw:master-page-name="Master1-Layout3-cust-Introduzione" presentation:presentation-page-layout-name="Master1-PPL3" draw:id="Slide-2477">
        <draw:frame draw:id="id202" presentation:style-name="a1404" draw:name="Titolo 7" svg:x="6.66667in" svg:y="0.66933in" svg:width="6.44928in" svg:height="0.96701in" presentation:class="title" presentation:placeholder="false">
          <draw:text-box>
            <text:p text:style-name="a1403" text:class-names="" text:cond-style-name=""><text:span text:style-name="a1402" text:class-names="">implementation</text:span></text:p>
          </draw:text-box>
          <svg:title/>
          <svg:desc/>
        </draw:frame>
        <draw:frame draw:id="id203" presentation:style-name="a1409" draw:name="Segnaposto testo 9" svg:x="6.80833in" svg:y="1.69088in" svg:width="3.3in" svg:height="0.50839in" presentation:class="outline" presentation:placeholder="false">
          <draw:text-box>
            <text:list text:style-name="a1407">
              <text:list-item>
                <text:p text:style-name="a1406" text:class-names="" text:cond-style-name=""><text:span text:style-name="a1405" text:class-names="">HEURISTICS</text:span></text:p>
              </text:list-item>
            </text:list>
          </draw:text-box>
          <svg:title/>
          <svg:desc/>
        </draw:frame>
        <draw:frame draw:id="id204" draw:style-name="a1412" draw:name="Segnaposto numero diapositiva 3" svg:x="12.63043in" svg:y="7.07382in" svg:width="0.48551in" svg:height="0.39931in">
          <draw:text-box>
            <text:p text:style-name="a1411" text:class-names="" text:cond-style-name=""><text:span text:style-name="a1410" text:class-names=""/></text:p>
          </draw:text-box>
          <svg:title/>
          <svg:desc/>
        </draw:frame>
        <draw:frame draw:id="id205" presentation:style-name="a1413" draw:name="Segnaposto immagine 6" svg:x="0in" svg:y="0.02687in" svg:width="5.88295in" svg:height="7.47313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206" draw:style-name="a1458" draw:name="CasellaDiTesto 3" svg:x="6.80833in" svg:y="2.56467in" svg:width="5.92361in" svg:height="4.7088in">
          <draw:text-box>
            <text:p text:style-name="a1421" text:class-names="" text:cond-style-name=""><text:span text:style-name="a1414" text:class-names="">An heuristc<text:s text:c="1"/></text:span><text:span text:style-name="a1415" text:class-names="">h(n)</text:span><text:span text:style-name="a1416" text:class-names=""><text:s text:c="1"/>is a function that gives an estimate of the cost of the path from one node<text:s text:c="1"/></text:span><text:span text:style-name="a1417" text:class-names="">n</text:span><text:span text:style-name="a1418" text:class-names=""><text:s text:c="1"/>to the target</text:span><text:span text:style-name="a1419" text:class-names=""><text:s text:c="1"/>t</text:span><text:span text:style-name="a1420" text:class-names=""><text:s text:c="1"/>node.</text:span></text:p>
            <text:p text:style-name="a1423" text:class-names="" text:cond-style-name=""><text:span text:style-name="a1422" text:class-names="">The heuristics that we implemented are the followings:</text:span></text:p>
            <text:list text:style-name="a1426">
              <text:list-item>
                <text:p text:style-name="a1425" text:class-names="" text:cond-style-name=""><text:span text:style-name="a1424" text:class-names="">Dijkstra Emulator4</text:span></text:p>
              </text:list-item>
            </text:list>
            <text:list text:style-name="a1430">
              <text:list-item>
                <text:list text:style-name="a1430">
                  <text:list-item>
                    <text:p text:style-name="a1429" text:class-names="" text:cond-style-name=""><draw:frame draw:style-name="a1427" text:anchor-type="as-char" svg:x="1173.42014in" svg:y="0in" svg:width="1.54514in" svg:height="0.3in" style:rel-width="scale" style:rel-height="scale"><draw:object xlink:href="Object 1/" xlink:type="simple" xlink:show="embed" xlink:actuate="onLoad"/></draw:frame><text:span text:style-name="a1428" text:class-names=""/></text:p>
                  </text:list-item>
                </text:list>
              </text:list-item>
            </text:list>
            <text:list text:style-name="a1433">
              <text:list-item>
                <text:list text:style-name="a1433">
                  <text:list-item>
                    <text:p text:style-name="a1432" text:class-names="" text:cond-style-name=""><text:span text:style-name="a1431" text:class-names=""/></text:p>
                  </text:list-item>
                </text:list>
              </text:list-item>
            </text:list>
            <text:list text:style-name="a1436">
              <text:list-item>
                <text:p text:style-name="a1435" text:class-names="" text:cond-style-name=""><text:span text:style-name="a1434" text:class-names="">Euclidean Distance</text:span></text:p>
              </text:list-item>
            </text:list>
            <text:list text:style-name="a1440">
              <text:list-item>
                <text:list text:style-name="a1440">
                  <text:list-item>
                    <text:p text:style-name="a1439" text:class-names="" text:cond-style-name=""><draw:frame draw:style-name="a1437" text:anchor-type="as-char" svg:x="1172.09993in" svg:y="0in" svg:width="4.18556in" svg:height="0.36326in" style:rel-width="scale" style:rel-height="scale"><draw:object xlink:href="Object 2/" xlink:type="simple" xlink:show="embed" xlink:actuate="onLoad"/></draw:frame><text:span text:style-name="a1438" text:class-names=""/></text:p>
                  </text:list-item>
                </text:list>
              </text:list-item>
            </text:list>
            <text:list text:style-name="a1443">
              <text:list-item>
                <text:list text:style-name="a1443">
                  <text:list-item>
                    <text:p text:style-name="a1442" text:class-names="" text:cond-style-name=""><text:span text:style-name="a1441" text:class-names=""/></text:p>
                  </text:list-item>
                </text:list>
              </text:list-item>
            </text:list>
            <text:list text:style-name="a1446">
              <text:list-item>
                <text:p text:style-name="a1445" text:class-names="" text:cond-style-name=""><text:span text:style-name="a1444" text:class-names="">Haversine formula</text:span></text:p>
              </text:list-item>
            </text:list>
            <text:list text:style-name="a1455">
              <text:list-item>
                <text:list text:style-name="a1455">
                  <text:list-item>
                    <text:p text:style-name="a1454" text:class-names="" text:cond-style-name=""><text:span text:style-name="a1447" text:class-names="">It determines the<text:s text:c="1"/></text:span><text:span text:style-name="a1448" text:class-names="">great-circle distance</text:span><text:span text:style-name="a1449" text:class-names=""><text:s text:c="1"/>in meters between two points on a sphere given their<text:s text:c="1"/></text:span><text:span text:style-name="a1450" text:class-names="">longitude</text:span><text:span text:style-name="a1451" text:class-names=""><text:s text:c="1"/>and<text:s text:c="1"/></text:span><text:span text:style-name="a1452" text:class-names="">latitude</text:span><text:span text:style-name="a1453" text:class-names=""/></text:p>
                  </text:list-item>
                </text:list>
              </text:list-item>
            </text:list>
            <text:p text:style-name="a1457" text:class-names="" text:cond-style-name=""><text:span text:style-name="a1456" text:class-names=""/></text:p>
          </draw:text-box>
          <svg:title/>
          <svg:desc/>
        </draw:frame>
        <presentation:notes draw:style-name="a1465">
          <draw:page-thumbnail draw:page-number="17" svg:x="0.75in" svg:y="1.25in" svg:width="6in" svg:height="3.375in" presentation:class="page" draw:id="id207" presentation:style-name="a1459" draw:name="Segnaposto immagine diapositiva 1">
            <svg:title/>
            <svg:desc/>
          </draw:page-thumbnail>
          <draw:frame draw:id="id208" presentation:style-name="a1460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209" draw:style-name="a1464" draw:name="Segnaposto numero diapositiva 3" svg:x="4.24826in" svg:y="9.49826in" svg:width="3.25in" svg:height="0.50174in">
            <draw:text-box>
              <text:p text:style-name="a1463" text:class-names="" text:cond-style-name=""><text:span text:style-name="a1461" text:class-names=""><text:page-number style:num-format="1" text:fixed="false"/></text:span><text:span text:style-name="a1462" text:class-names=""/></text:p>
            </draw:text-box>
            <svg:title/>
            <svg:desc/>
          </draw:frame>
        </presentation:notes>
      </draw:page>
      <draw:page draw:name="Slide2223" draw:style-name="a1466" draw:master-page-name="Master1-Layout3-cust-Introduzione" presentation:presentation-page-layout-name="Master1-PPL3" draw:id="Slide-2478">
        <draw:frame draw:id="id210" presentation:style-name="a1469" draw:name="Titolo 7" svg:x="6.66667in" svg:y="0.66933in" svg:width="6.44928in" svg:height="0.96701in" presentation:class="title" presentation:placeholder="false">
          <draw:text-box>
            <text:p text:style-name="a1468" text:class-names="" text:cond-style-name=""><text:span text:style-name="a1467" text:class-names="">implementation</text:span></text:p>
          </draw:text-box>
          <svg:title/>
          <svg:desc/>
        </draw:frame>
        <draw:frame draw:id="id211" presentation:style-name="a1474" draw:name="Segnaposto testo 9" svg:x="6.80833in" svg:y="1.69088in" svg:width="3.3in" svg:height="0.50839in" presentation:class="outline" presentation:placeholder="false">
          <draw:text-box>
            <text:list text:style-name="a1472">
              <text:list-item>
                <text:p text:style-name="a1471" text:class-names="" text:cond-style-name=""><text:span text:style-name="a1470" text:class-names="">HEURISTICS</text:span></text:p>
              </text:list-item>
            </text:list>
          </draw:text-box>
          <svg:title/>
          <svg:desc/>
        </draw:frame>
        <draw:frame draw:id="id212" draw:style-name="a1477" draw:name="Segnaposto numero diapositiva 3" svg:x="12.63043in" svg:y="7.07382in" svg:width="0.48551in" svg:height="0.39931in">
          <draw:text-box>
            <text:p text:style-name="a1476" text:class-names="" text:cond-style-name=""><text:span text:style-name="a1475" text:class-names=""/></text:p>
          </draw:text-box>
          <svg:title/>
          <svg:desc/>
        </draw:frame>
        <draw:frame draw:id="id213" presentation:style-name="a1478" draw:name="Segnaposto immagine 6" svg:x="0in" svg:y="0.02687in" svg:width="5.88295in" svg:height="7.47313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214" draw:style-name="a1504" draw:name="CasellaDiTesto 3" svg:x="6.80833in" svg:y="2.56467in" svg:width="5.92361in" svg:height="2.82734in">
          <draw:text-box>
            <text:p text:style-name="a1481" text:class-names="" text:cond-style-name=""><text:span text:style-name="a1479" text:class-names="">The A* versions that we succesfully implemented are the followings</text:span><text:span text:style-name="a1480" text:class-names="">:</text:span></text:p>
            <text:p text:style-name="a1483" text:class-names="" text:cond-style-name=""><text:span text:style-name="a1482" text:class-names=""/></text:p>
            <text:list text:style-name="a1487">
              <text:list-item>
                <text:p text:style-name="a1486" text:class-names="" text:cond-style-name=""><text:span text:style-name="a1484" text:class-names="">Sequential</text:span><text:span text:style-name="a1485" text:class-names=""><text:s text:c="1"/>A*</text:span></text:p>
              </text:list-item>
            </text:list>
            <text:list text:style-name="a1490">
              <text:list-item>
                <text:p text:style-name="a1489" text:class-names="" text:cond-style-name=""><text:span text:style-name="a1488" text:class-names=""/></text:p>
              </text:list-item>
            </text:list>
            <text:list text:style-name="a1494">
              <text:list-item>
                <text:p text:style-name="a1493" text:class-names="" text:cond-style-name=""><text:span text:style-name="a1491" text:class-names="">Simple Parallel A* (SP</text:span><text:span text:style-name="a1492" text:class-names="">A*)</text:span></text:p>
              </text:list-item>
            </text:list>
            <text:list text:style-name="a1497">
              <text:list-item>
                <text:p text:style-name="a1496" text:class-names="" text:cond-style-name=""><text:span text:style-name="a1495" text:class-names=""/></text:p>
              </text:list-item>
            </text:list>
            <text:list text:style-name="a1500">
              <text:list-item>
                <text:p text:style-name="a1499" text:class-names="" text:cond-style-name=""><text:span text:style-name="a1498" text:class-names="">Hash Distributed A* (HDA*)</text:span></text:p>
              </text:list-item>
            </text:list>
            <text:list text:style-name="a1503">
              <text:list-item>
                <text:p text:style-name="a1502" text:class-names="" text:cond-style-name=""><text:span text:style-name="a1501" text:class-names=""/></text:p>
              </text:list-item>
            </text:list>
          </draw:text-box>
          <svg:title/>
          <svg:desc/>
        </draw:frame>
        <presentation:notes draw:style-name="a1511">
          <draw:page-thumbnail draw:page-number="18" svg:x="0.75in" svg:y="1.25in" svg:width="6in" svg:height="3.375in" presentation:class="page" draw:id="id215" presentation:style-name="a1505" draw:name="Segnaposto immagine diapositiva 1">
            <svg:title/>
            <svg:desc/>
          </draw:page-thumbnail>
          <draw:frame draw:id="id216" presentation:style-name="a1506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217" draw:style-name="a1510" draw:name="Segnaposto numero diapositiva 3" svg:x="4.24826in" svg:y="9.49826in" svg:width="3.25in" svg:height="0.50174in">
            <draw:text-box>
              <text:p text:style-name="a1509" text:class-names="" text:cond-style-name=""><text:span text:style-name="a1507" text:class-names=""><text:page-number style:num-format="1" text:fixed="false"/></text:span><text:span text:style-name="a1508" text:class-names=""/></text:p>
            </draw:text-box>
            <svg:title/>
            <svg:desc/>
          </draw:frame>
        </presentation:notes>
      </draw:page>
      <draw:page draw:name="Slide2224" draw:style-name="a1512" draw:master-page-name="Master1-Layout3-cust-Introduzione" presentation:presentation-page-layout-name="Master1-PPL3" draw:id="Slide-2479">
        <draw:frame draw:id="id218" presentation:style-name="a1515" draw:name="Titolo 7" svg:x="6.66667in" svg:y="0.66933in" svg:width="6.44928in" svg:height="0.96701in" presentation:class="title" presentation:placeholder="false">
          <draw:text-box>
            <text:p text:style-name="a1514" text:class-names="" text:cond-style-name=""><text:span text:style-name="a1513" text:class-names="">implementation</text:span></text:p>
          </draw:text-box>
          <svg:title/>
          <svg:desc/>
        </draw:frame>
        <draw:frame draw:id="id219" presentation:style-name="a1520" draw:name="Segnaposto testo 9" svg:x="6.80833in" svg:y="1.69088in" svg:width="3.3in" svg:height="0.50839in" presentation:class="outline" presentation:placeholder="false">
          <draw:text-box>
            <text:list text:style-name="a1518">
              <text:list-item>
                <text:p text:style-name="a1517" text:class-names="" text:cond-style-name=""><text:span text:style-name="a1516" text:class-names="">SEQUENTIAL A*</text:span></text:p>
              </text:list-item>
            </text:list>
          </draw:text-box>
          <svg:title/>
          <svg:desc/>
        </draw:frame>
        <draw:frame draw:id="id220" draw:style-name="a1523" draw:name="Segnaposto numero diapositiva 3" svg:x="12.63043in" svg:y="7.07382in" svg:width="0.48551in" svg:height="0.39931in">
          <draw:text-box>
            <text:p text:style-name="a1522" text:class-names="" text:cond-style-name=""><text:span text:style-name="a1521" text:class-names=""/></text:p>
          </draw:text-box>
          <svg:title/>
          <svg:desc/>
        </draw:frame>
        <draw:frame draw:id="id221" presentation:style-name="a1524" draw:name="Segnaposto immagine 6" svg:x="0in" svg:y="0.02687in" svg:width="5.88295in" svg:height="7.47313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222" draw:style-name="a1527" draw:name="CasellaDiTesto 3" svg:x="6.80833in" svg:y="2.56467in" svg:width="5.92361in" svg:height="1.00977in">
          <draw:text-box>
            <text:p text:style-name="a1526" text:class-names="" text:cond-style-name=""><text:span text:style-name="a1525" text:class-names="">The first algorithm that we have implemented is a sequential version of A*, which works in the following way:</text:span></text:p>
          </draw:text-box>
          <svg:title/>
          <svg:desc/>
        </draw:frame>
        <draw:frame draw:id="id223" draw:style-name="a1528" draw:name="Immagine 9" svg:x="7.61173in" svg:y="3.29454in" svg:width="4.55601in" svg:height="4.00371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535">
          <draw:page-thumbnail draw:page-number="19" svg:x="0.75in" svg:y="1.25in" svg:width="6in" svg:height="3.375in" presentation:class="page" draw:id="id224" presentation:style-name="a1529" draw:name="Segnaposto immagine diapositiva 1">
            <svg:title/>
            <svg:desc/>
          </draw:page-thumbnail>
          <draw:frame draw:id="id225" presentation:style-name="a1530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226" draw:style-name="a1534" draw:name="Segnaposto numero diapositiva 3" svg:x="4.24826in" svg:y="9.49826in" svg:width="3.25in" svg:height="0.50174in">
            <draw:text-box>
              <text:p text:style-name="a1533" text:class-names="" text:cond-style-name=""><text:span text:style-name="a1531" text:class-names=""><text:page-number style:num-format="1" text:fixed="false"/></text:span><text:span text:style-name="a1532" text:class-names=""/></text:p>
            </draw:text-box>
            <svg:title/>
            <svg:desc/>
          </draw:frame>
        </presentation:notes>
      </draw:page>
      <draw:page draw:name="Slide2225" draw:style-name="a1536" draw:master-page-name="Master1-Layout3-cust-Introduzione" presentation:presentation-page-layout-name="Master1-PPL3" draw:id="Slide-2480">
        <draw:frame draw:id="id227" presentation:style-name="a1539" draw:name="Titolo 7" svg:x="6.66667in" svg:y="0.66933in" svg:width="6.44928in" svg:height="0.96701in" presentation:class="title" presentation:placeholder="false">
          <draw:text-box>
            <text:p text:style-name="a1538" text:class-names="" text:cond-style-name=""><text:span text:style-name="a1537" text:class-names="">implementation</text:span></text:p>
          </draw:text-box>
          <svg:title/>
          <svg:desc/>
        </draw:frame>
        <draw:frame draw:id="id228" presentation:style-name="a1544" draw:name="Segnaposto testo 9" svg:x="6.80833in" svg:y="1.69088in" svg:width="3.3in" svg:height="0.50839in" presentation:class="outline" presentation:placeholder="false">
          <draw:text-box>
            <text:list text:style-name="a1542">
              <text:list-item>
                <text:p text:style-name="a1541" text:class-names="" text:cond-style-name=""><text:span text:style-name="a1540" text:class-names="">SINGLE PARALLEL A*</text:span></text:p>
              </text:list-item>
            </text:list>
          </draw:text-box>
          <svg:title/>
          <svg:desc/>
        </draw:frame>
        <draw:frame draw:id="id229" draw:style-name="a1547" draw:name="Segnaposto numero diapositiva 3" svg:x="12.63043in" svg:y="7.07382in" svg:width="0.48551in" svg:height="0.39931in">
          <draw:text-box>
            <text:p text:style-name="a1546" text:class-names="" text:cond-style-name=""><text:span text:style-name="a1545" text:class-names=""/></text:p>
          </draw:text-box>
          <svg:title/>
          <svg:desc/>
        </draw:frame>
        <draw:frame draw:id="id230" presentation:style-name="a1548" draw:name="Segnaposto immagine 6" svg:x="0in" svg:y="0.02687in" svg:width="5.88295in" svg:height="7.47313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231" draw:style-name="a1555" draw:name="CasellaDiTesto 3" svg:x="6.80833in" svg:y="2.56467in" svg:width="5.92361in" svg:height="2.82734in">
          <draw:text-box>
            <text:p text:style-name="a1550" text:class-names="" text:cond-style-name=""><text:span text:style-name="a1549" text:class-names="">The first concurrent A* version that we have implemented is Single Parallel A* (SPA) which exploits thread level parallelism in order to find the best path.</text:span></text:p>
            <text:p text:style-name="a1552" text:class-names="" text:cond-style-name=""><text:span text:style-name="a1551" text:class-names=""/></text:p>
            <text:p text:style-name="a1554" text:class-names="" text:cond-style-name=""><text:span text:style-name="a1553" text:class-names="">We implemented it in two versions: in the first version we have used a single mutual exclusion to lock all the shared data structures, while in the second one we proceeded using a mutex for each single node of the graph.</text:span></text:p>
          </draw:text-box>
          <svg:title/>
          <svg:desc/>
        </draw:frame>
        <presentation:notes draw:style-name="a1562">
          <draw:page-thumbnail draw:page-number="20" svg:x="0.75in" svg:y="1.25in" svg:width="6in" svg:height="3.375in" presentation:class="page" draw:id="id232" presentation:style-name="a1556" draw:name="Segnaposto immagine diapositiva 1">
            <svg:title/>
            <svg:desc/>
          </draw:page-thumbnail>
          <draw:frame draw:id="id233" presentation:style-name="a1557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234" draw:style-name="a1561" draw:name="Segnaposto numero diapositiva 3" svg:x="4.24826in" svg:y="9.49826in" svg:width="3.25in" svg:height="0.50174in">
            <draw:text-box>
              <text:p text:style-name="a1560" text:class-names="" text:cond-style-name=""><text:span text:style-name="a1558" text:class-names=""><text:page-number style:num-format="1" text:fixed="false"/></text:span><text:span text:style-name="a1559" text:class-names=""/></text:p>
            </draw:text-box>
            <svg:title/>
            <svg:desc/>
          </draw:frame>
        </presentation:notes>
      </draw:page>
      <draw:page draw:name="Slide2226" draw:style-name="a1563" draw:master-page-name="Master1-Layout3-cust-Introduzione" presentation:presentation-page-layout-name="Master1-PPL3" draw:id="Slide-2481">
        <draw:frame draw:id="id235" presentation:style-name="a1566" draw:name="Titolo 7" svg:x="6.66667in" svg:y="0.66933in" svg:width="6.44928in" svg:height="0.96701in" presentation:class="title" presentation:placeholder="false">
          <draw:text-box>
            <text:p text:style-name="a1565" text:class-names="" text:cond-style-name=""><text:span text:style-name="a1564" text:class-names="">implementation</text:span></text:p>
          </draw:text-box>
          <svg:title/>
          <svg:desc/>
        </draw:frame>
        <draw:frame draw:id="id236" presentation:style-name="a1571" draw:name="Segnaposto testo 9" svg:x="6.80833in" svg:y="1.69088in" svg:width="3.3in" svg:height="0.50839in" presentation:class="outline" presentation:placeholder="false">
          <draw:text-box>
            <text:list text:style-name="a1569">
              <text:list-item>
                <text:p text:style-name="a1568" text:class-names="" text:cond-style-name=""><text:span text:style-name="a1567" text:class-names="">HASH FUNCTIONS</text:span></text:p>
              </text:list-item>
            </text:list>
          </draw:text-box>
          <svg:title/>
          <svg:desc/>
        </draw:frame>
        <draw:frame draw:id="id237" draw:style-name="a1574" draw:name="Segnaposto numero diapositiva 3" svg:x="12.63043in" svg:y="7.07382in" svg:width="0.48551in" svg:height="0.39931in">
          <draw:text-box>
            <text:p text:style-name="a1573" text:class-names="" text:cond-style-name=""><text:span text:style-name="a1572" text:class-names=""/></text:p>
          </draw:text-box>
          <svg:title/>
          <svg:desc/>
        </draw:frame>
        <draw:frame draw:id="id238" presentation:style-name="a1575" draw:name="Segnaposto immagine 6" svg:x="0in" svg:y="0.02687in" svg:width="5.88295in" svg:height="7.47313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239" draw:style-name="a1615" draw:name="CasellaDiTesto 3" svg:x="6.80833in" svg:y="2.56467in" svg:width="5.92361in" svg:height="4.68391in">
          <draw:text-box>
            <text:p text:style-name="a1577" text:class-names="" text:cond-style-name=""><text:span text:style-name="a1576" text:class-names="">To implement Hash-Based Decentralized A* (HDA*) we needed to use an hash function capable of dispatching nodes extracted from the openSet, to a precise thread/processor.<text:s text:c="1"/></text:span></text:p>
            <text:p text:style-name="a1579" text:class-names="" text:cond-style-name=""><text:span text:style-name="a1578" text:class-names="">The hash functions that we are using for HDA* are:</text:span></text:p>
            <text:list text:style-name="a1582">
              <text:list-item>
                <text:p text:style-name="a1581" text:class-names="" text:cond-style-name=""><text:span text:style-name="a1580" text:class-names="">Multiplicative Hashing</text:span></text:p>
              </text:list-item>
            </text:list>
            <text:list text:style-name="a1586">
              <text:list-item>
                <text:list text:style-name="a1586">
                  <text:list-item>
                    <text:p text:style-name="a1585" text:class-names="" text:cond-style-name=""><draw:frame draw:style-name="a1583" text:anchor-type="as-char" svg:x="1171.68271in" svg:y="0in" svg:width="5.02in" svg:height="0.33861in" style:rel-width="scale" style:rel-height="scale"><draw:object xlink:href="Object 3/" xlink:type="simple" xlink:show="embed" xlink:actuate="onLoad"/></draw:frame><text:span text:style-name="a1584" text:class-names=""/></text:p>
                  </text:list-item>
                </text:list>
              </text:list-item>
            </text:list>
            <text:list text:style-name="a1589">
              <text:list-item>
                <text:p text:style-name="a1588" text:class-names="" text:cond-style-name=""><text:span text:style-name="a1587" text:class-names="">Zobrist Hashing (Tabular Hashing)</text:span></text:p>
              </text:list-item>
            </text:list>
            <text:list text:style-name="a1593">
              <text:list-item>
                <text:list text:style-name="a1593">
                  <text:list-item>
                    <text:p text:style-name="a1592" text:class-names="" text:cond-style-name=""><draw:frame draw:style-name="a1590" text:anchor-type="as-char" svg:x="1172.35847in" svg:y="0in" svg:width="3.6684in" svg:height="0.3in" style:rel-width="scale" style:rel-height="scale"><draw:object xlink:href="Object 4/" xlink:type="simple" xlink:show="embed" xlink:actuate="onLoad"/></draw:frame><text:span text:style-name="a1591" text:class-names=""/></text:p>
                  </text:list-item>
                </text:list>
              </text:list-item>
            </text:list>
            <text:list text:style-name="a1596">
              <text:list-item>
                <text:p text:style-name="a1595" text:class-names="" text:cond-style-name=""><text:span text:style-name="a1594" text:class-names="">Abstract State Zobrist Hashing</text:span></text:p>
              </text:list-item>
            </text:list>
            <text:list text:style-name="a1600">
              <text:list-item>
                <text:list text:style-name="a1600">
                  <text:list-item>
                    <text:p text:style-name="a1599" text:class-names="" text:cond-style-name=""><draw:frame draw:style-name="a1597" text:anchor-type="as-char" svg:x="1172.0175in" svg:y="0in" svg:width="4.35035in" svg:height="0.3in" style:rel-width="scale" style:rel-height="scale"><draw:object xlink:href="Object 5/" xlink:type="simple" xlink:show="embed" xlink:actuate="onLoad"/></draw:frame><text:span text:style-name="a1598" text:class-names=""/></text:p>
                  </text:list-item>
                </text:list>
              </text:list-item>
            </text:list>
            <text:list text:style-name="a1603">
              <text:list-item>
                <text:p text:style-name="a1602" text:class-names="" text:cond-style-name=""><text:span text:style-name="a1601" text:class-names="">Abstract Feature Zobrist Hashing</text:span></text:p>
              </text:list-item>
            </text:list>
            <text:list text:style-name="a1607">
              <text:list-item>
                <text:list text:style-name="a1607">
                  <text:list-item>
                    <text:p text:style-name="a1606" text:class-names="" text:cond-style-name=""><draw:frame draw:style-name="a1604" text:anchor-type="as-char" svg:x="1171.98903in" svg:y="0in" svg:width="4.40729in" svg:height="0.3in" style:rel-width="scale" style:rel-height="scale"><draw:object xlink:href="Object 6/" xlink:type="simple" xlink:show="embed" xlink:actuate="onLoad"/></draw:frame><text:span text:style-name="a1605" text:class-names=""/></text:p>
                  </text:list-item>
                </text:list>
              </text:list-item>
            </text:list>
            <text:list text:style-name="a1610">
              <text:list-item>
                <text:list text:style-name="a1610">
                  <text:list-item>
                    <text:p text:style-name="a1609" text:class-names="" text:cond-style-name=""><text:span text:style-name="a1608" text:class-names=""/></text:p>
                  </text:list-item>
                </text:list>
              </text:list-item>
            </text:list>
            <text:p text:style-name="a1614" text:class-names="" text:cond-style-name=""><text:span text:style-name="a1611" text:class-names="">where<text:s text:c="1"/></text:span><draw:frame draw:style-name="a1612" text:anchor-type="as-char" svg:x="1172.5434in" svg:y="0in" svg:width="3.29861in" svg:height="0.3in" style:rel-width="scale" style:rel-height="scale"><draw:object xlink:href="Object 7/" xlink:type="simple" xlink:show="embed" xlink:actuate="onLoad"/></draw:frame><text:span text:style-name="a1613" text:class-names=""><text:s text:c="1"/>on 4 Bytes</text:span></text:p>
          </draw:text-box>
          <svg:title/>
          <svg:desc/>
        </draw:frame>
        <presentation:notes draw:style-name="a1622">
          <draw:page-thumbnail draw:page-number="21" svg:x="0.75in" svg:y="1.25in" svg:width="6in" svg:height="3.375in" presentation:class="page" draw:id="id240" presentation:style-name="a1616" draw:name="Segnaposto immagine diapositiva 1">
            <svg:title/>
            <svg:desc/>
          </draw:page-thumbnail>
          <draw:frame draw:id="id241" presentation:style-name="a1617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242" draw:style-name="a1621" draw:name="Segnaposto numero diapositiva 3" svg:x="4.24826in" svg:y="9.49826in" svg:width="3.25in" svg:height="0.50174in">
            <draw:text-box>
              <text:p text:style-name="a1620" text:class-names="" text:cond-style-name=""><text:span text:style-name="a1618" text:class-names=""><text:page-number style:num-format="1" text:fixed="false"/></text:span><text:span text:style-name="a1619" text:class-names=""/></text:p>
            </draw:text-box>
            <svg:title/>
            <svg:desc/>
          </draw:frame>
        </presentation:notes>
      </draw:page>
      <draw:page draw:name="Slide2234" draw:style-name="a1623" draw:master-page-name="Master1-Layout3-cust-Introduzione" presentation:presentation-page-layout-name="Master1-PPL3" draw:id="Slide-2489">
        <draw:frame draw:id="id243" presentation:style-name="a1626" draw:name="Titolo 7" svg:x="6.66667in" svg:y="0.66933in" svg:width="6.44928in" svg:height="0.96701in" presentation:class="title" presentation:placeholder="false">
          <draw:text-box>
            <text:p text:style-name="a1625" text:class-names="" text:cond-style-name=""><text:span text:style-name="a1624" text:class-names="">implementation</text:span></text:p>
          </draw:text-box>
          <svg:title/>
          <svg:desc/>
        </draw:frame>
        <draw:frame draw:id="id244" presentation:style-name="a1631" draw:name="Segnaposto testo 9" svg:x="6.80833in" svg:y="1.69088in" svg:width="3.3in" svg:height="0.50839in" presentation:class="outline" presentation:placeholder="false">
          <draw:text-box>
            <text:list text:style-name="a1629">
              <text:list-item>
                <text:p text:style-name="a1628" text:class-names="" text:cond-style-name=""><text:span text:style-name="a1627" text:class-names="">ABSTRACT FUNCTION</text:span></text:p>
              </text:list-item>
            </text:list>
          </draw:text-box>
          <svg:title/>
          <svg:desc/>
        </draw:frame>
        <draw:frame draw:id="id245" draw:style-name="a1634" draw:name="Segnaposto numero diapositiva 3" svg:x="12.63043in" svg:y="7.07382in" svg:width="0.48551in" svg:height="0.39931in">
          <draw:text-box>
            <text:p text:style-name="a1633" text:class-names="" text:cond-style-name=""><text:span text:style-name="a1632" text:class-names=""/></text:p>
          </draw:text-box>
          <svg:title/>
          <svg:desc/>
        </draw:frame>
        <draw:frame draw:id="id246" presentation:style-name="a1635" draw:name="Segnaposto immagine 6" svg:x="0in" svg:y="0.02687in" svg:width="5.88295in" svg:height="7.47313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247" draw:style-name="a1653" draw:name="CasellaDiTesto 3" svg:x="6.80833in" svg:y="2.56467in" svg:width="5.92361in" svg:height="3.13027in">
          <draw:text-box>
            <text:p text:style-name="a1637" text:class-names="" text:cond-style-name=""><text:span text:style-name="a1636" text:class-names="">To implement Abstract Zobrist Hashing we had to implement an Abstract function.</text:span></text:p>
            <text:p text:style-name="a1639" text:class-names="" text:cond-style-name=""><text:span text:style-name="a1638" text:class-names=""/></text:p>
            <text:p text:style-name="a1641" text:class-names="" text:cond-style-name=""><text:span text:style-name="a1640" text:class-names="">An abstract function is a feature projection function, which is a many-to-one mapping from each raw feature</text:span></text:p>
            <text:p text:style-name="a1643" text:class-names="" text:cond-style-name=""><text:span text:style-name="a1642" text:class-names="">to an abstract feature.</text:span></text:p>
            <text:p text:style-name="a1645" text:class-names="" text:cond-style-name=""><text:span text:style-name="a1644" text:class-names=""/></text:p>
            <text:p text:style-name="a1650" text:class-names="" text:cond-style-name=""><text:span text:style-name="a1646" text:class-names="">In our implementation we used an approximation of the<text:s text:c="1"/></text:span><text:span text:style-name="a1647" text:class-names="">Open Location Code</text:span><text:span text:style-name="a1648" text:class-names="">.</text:span><text:span text:style-name="a1649" text:class-names=""/></text:p>
            <text:p text:style-name="a1652" text:class-names="" text:cond-style-name=""><text:span text:style-name="a1651" text:class-names=""><text:s text:c="1"/></text:span></text:p>
          </draw:text-box>
          <svg:title/>
          <svg:desc/>
        </draw:frame>
        <draw:frame draw:id="id248" draw:style-name="a1654" draw:name="Immagine 7" svg:x="6.88163in" svg:y="5.40594in" svg:width="3.52407in" svg:height="1.66788in" style:rel-width="scale" style:rel-height="scale">
          <draw:image xlink:href="media/image8.png" xlink:type="simple" xlink:show="embed" xlink:actuate="onLoad"/>
          <svg:title/>
          <svg:desc>Immagine che contiene testo, cruciverba

Descrizione generata automaticamente</svg:desc>
        </draw:frame>
        <presentation:notes draw:style-name="a1661">
          <draw:page-thumbnail draw:page-number="22" svg:x="0.75in" svg:y="1.25in" svg:width="6in" svg:height="3.375in" presentation:class="page" draw:id="id249" presentation:style-name="a1655" draw:name="Segnaposto immagine diapositiva 1">
            <svg:title/>
            <svg:desc/>
          </draw:page-thumbnail>
          <draw:frame draw:id="id250" presentation:style-name="a1656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251" draw:style-name="a1660" draw:name="Segnaposto numero diapositiva 3" svg:x="4.24826in" svg:y="9.49826in" svg:width="3.25in" svg:height="0.50174in">
            <draw:text-box>
              <text:p text:style-name="a1659" text:class-names="" text:cond-style-name=""><text:span text:style-name="a1657" text:class-names=""><text:page-number style:num-format="1" text:fixed="false"/></text:span><text:span text:style-name="a1658" text:class-names=""/></text:p>
            </draw:text-box>
            <svg:title/>
            <svg:desc/>
          </draw:frame>
        </presentation:notes>
      </draw:page>
      <draw:page draw:name="Slide2227" draw:style-name="a1662" draw:master-page-name="Master1-Layout3-cust-Introduzione" presentation:presentation-page-layout-name="Master1-PPL3" draw:id="Slide-2482">
        <draw:frame draw:id="id252" presentation:style-name="a1665" draw:name="Titolo 7" svg:x="6.66667in" svg:y="0.66933in" svg:width="6.44928in" svg:height="0.96701in" presentation:class="title" presentation:placeholder="false">
          <draw:text-box>
            <text:p text:style-name="a1664" text:class-names="" text:cond-style-name=""><text:span text:style-name="a1663" text:class-names="">implementation</text:span></text:p>
          </draw:text-box>
          <svg:title/>
          <svg:desc/>
        </draw:frame>
        <draw:frame draw:id="id253" presentation:style-name="a1670" draw:name="Segnaposto testo 9" svg:x="6.80833in" svg:y="1.69088in" svg:width="3.3in" svg:height="0.50839in" presentation:class="outline" presentation:placeholder="false">
          <draw:text-box>
            <text:list text:style-name="a1668">
              <text:list-item>
                <text:p text:style-name="a1667" text:class-names="" text:cond-style-name=""><text:span text:style-name="a1666" text:class-names="">HASH DECENTRALIZED A*</text:span></text:p>
              </text:list-item>
            </text:list>
          </draw:text-box>
          <svg:title/>
          <svg:desc/>
        </draw:frame>
        <draw:frame draw:id="id254" draw:style-name="a1673" draw:name="Segnaposto numero diapositiva 3" svg:x="12.63043in" svg:y="7.07382in" svg:width="0.48551in" svg:height="0.39931in">
          <draw:text-box>
            <text:p text:style-name="a1672" text:class-names="" text:cond-style-name=""><text:span text:style-name="a1671" text:class-names=""/></text:p>
          </draw:text-box>
          <svg:title/>
          <svg:desc/>
        </draw:frame>
        <draw:frame draw:id="id255" presentation:style-name="a1674" draw:name="Segnaposto immagine 6" svg:x="0in" svg:y="0.02687in" svg:width="5.88295in" svg:height="7.47313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256" draw:style-name="a1757" draw:name="CasellaDiTesto 3" svg:x="6.80833in" svg:y="2.56467in" svg:width="5.92361in" svg:height="3.13027in">
          <draw:text-box>
            <text:p text:style-name="a1694" text:class-names="" text:cond-style-name=""><text:span text:style-name="a1675" text:class-names="">The last<text:s text:c="1"/></text:span><text:span text:style-name="a1676" text:class-names="">concurrent</text:span><text:span text:style-name="a1677" text:class-names=""><text:s text:c="1"/></text:span><text:span text:style-name="a1678" text:class-names="">version</text:span><text:span text:style-name="a1679" text:class-names=""><text:s text:c="1"/>of A*<text:s text:c="1"/></text:span><text:span text:style-name="a1680" text:class-names="">is</text:span><text:span text:style-name="a1681" text:class-names=""><text:s text:c="1"/>HDA*, the<text:s text:c="1"/></text:span><text:span text:style-name="a1682" text:class-names="">latter</text:span><text:span text:style-name="a1683" text:class-names=""><text:s text:c="1"/></text:span><text:span text:style-name="a1684" text:class-names="">was</text:span><text:span text:style-name="a1685" text:class-names=""><text:s text:c="1"/></text:span><text:span text:style-name="a1686" text:class-names="">implemented</text:span><text:span text:style-name="a1687" text:class-names=""><text:s text:c="1"/>in<text:s text:c="1"/></text:span><text:span text:style-name="a1688" text:class-names="">two</text:span><text:span text:style-name="a1689" text:class-names=""><text:s text:c="1"/></text:span><text:span text:style-name="a1690" text:class-names="">different</text:span><text:span text:style-name="a1691" text:class-names=""><text:s text:c="1"/></text:span><text:span text:style-name="a1692" text:class-names="">variants</text:span><text:span text:style-name="a1693" text:class-names="">:</text:span></text:p>
            <text:list text:style-name="a1712">
              <text:list-item>
                <text:p text:style-name="a1711" text:class-names="" text:cond-style-name=""><text:span text:style-name="a1695" text:class-names="">HDA* with Master</text:span><text:span text:style-name="a1696" text:class-names="">, in<text:s text:c="1"/></text:span><text:span text:style-name="a1697" text:class-names="">this</text:span><text:span text:style-name="a1698" text:class-names=""><text:s text:c="1"/></text:span><text:span text:style-name="a1699" text:class-names="">version</text:span><text:span text:style-name="a1700" text:class-names=""><text:s text:c="1"/>a pool of slave<text:s text:c="1"/></text:span><text:span text:style-name="a1701" text:class-names="">threads</text:span><text:span text:style-name="a1702" text:class-names=""><text:s text:c="1"/></text:span><text:span text:style-name="a1703" text:class-names="">communicate</text:span><text:span text:style-name="a1704" text:class-names=""><text:s text:c="1"/>with<text:s text:c="1"/></text:span><text:span text:style-name="a1705" text:class-names="">each</text:span><text:span text:style-name="a1706" text:class-names=""><text:s text:c="1"/></text:span><text:span text:style-name="a1707" text:class-names="">other</text:span><text:span text:style-name="a1708" text:class-names=""><text:s text:c="1"/></text:span><text:span text:style-name="a1709" text:class-names="">through</text:span><text:span text:style-name="a1710" text:class-names=""><text:s text:c="1"/>the master.</text:span></text:p>
              </text:list-item>
            </text:list>
            <text:p text:style-name="a1714" text:class-names="" text:cond-style-name=""><text:span text:style-name="a1713" text:class-names=""/></text:p>
            <text:list text:style-name="a1756">
              <text:list-item>
                <text:p text:style-name="a1755" text:class-names="" text:cond-style-name=""><text:span text:style-name="a1715" text:class-names="">HDA*<text:s text:c="1"/></text:span><text:span text:style-name="a1716" text:class-names="">without</text:span><text:span text:style-name="a1717" text:class-names=""><text:s text:c="1"/>Master</text:span><text:span text:style-name="a1718" text:class-names="">,<text:s text:c="1"/></text:span><text:span text:style-name="a1719" text:class-names="">here</text:span><text:span text:style-name="a1720" text:class-names=""><text:s text:c="1"/></text:span><text:span text:style-name="a1721" text:class-names="">instead</text:span><text:span text:style-name="a1722" text:class-names=""><text:s text:c="1"/></text:span><text:span text:style-name="a1723" text:class-names="">slaves</text:span><text:span text:style-name="a1724" text:class-names=""><text:s text:c="1"/>can<text:s text:c="1"/></text:span><text:span text:style-name="a1725" text:class-names="">communicate</text:span><text:span text:style-name="a1726" text:class-names=""><text:s text:c="1"/></text:span><text:span text:style-name="a1727" text:class-names="">directly</text:span><text:span text:style-name="a1728" text:class-names=""><text:s text:c="1"/>with<text:s text:c="1"/></text:span><text:span text:style-name="a1729" text:class-names="">each</text:span><text:span text:style-name="a1730" text:class-names=""><text:s text:c="1"/></text:span><text:span text:style-name="a1731" text:class-names="">other</text:span><text:span text:style-name="a1732" text:class-names=""><text:s text:c="1"/></text:span><text:span text:style-name="a1733" text:class-names="">even</text:span><text:span text:style-name="a1734" text:class-names=""><text:s text:c="1"/></text:span><text:span text:style-name="a1735" text:class-names="">though</text:span><text:span text:style-name="a1736" text:class-names=""><text:s text:c="1"/></text:span><text:span text:style-name="a1737" text:class-names="">there</text:span><text:span text:style-name="a1738" text:class-names=""><text:s text:c="1"/></text:span><text:span text:style-name="a1739" text:class-names="">is</text:span><text:span text:style-name="a1740" text:class-names=""><text:s text:c="1"/></text:span><text:span text:style-name="a1741" text:class-names="">still</text:span><text:span text:style-name="a1742" text:class-names=""><text:s text:c="1"/>a master<text:s text:c="1"/></text:span><text:span text:style-name="a1743" text:class-names="">thread</text:span><text:span text:style-name="a1744" text:class-names=""><text:s text:c="1"/></text:span><text:span text:style-name="a1745" text:class-names="">whose</text:span><text:span text:style-name="a1746" text:class-names=""><text:s text:c="1"/></text:span><text:span text:style-name="a1747" text:class-names="">only</text:span><text:span text:style-name="a1748" text:class-names=""><text:s text:c="1"/>duty<text:s text:c="1"/></text:span><text:span text:style-name="a1749" text:class-names="">is</text:span><text:span text:style-name="a1750" text:class-names=""><text:s text:c="1"/>to check the<text:s text:c="1"/></text:span><text:span text:style-name="a1751" text:class-names="">termination</text:span><text:span text:style-name="a1752" text:class-names=""><text:s text:c="1"/></text:span><text:span text:style-name="a1753" text:class-names="">condition</text:span><text:span text:style-name="a1754" text:class-names="">.</text:span></text:p>
              </text:list-item>
            </text:list>
          </draw:text-box>
          <svg:title/>
          <svg:desc/>
        </draw:frame>
        <presentation:notes draw:style-name="a1764">
          <draw:page-thumbnail draw:page-number="23" svg:x="0.75in" svg:y="1.25in" svg:width="6in" svg:height="3.375in" presentation:class="page" draw:id="id257" presentation:style-name="a1758" draw:name="Segnaposto immagine diapositiva 1">
            <svg:title/>
            <svg:desc/>
          </draw:page-thumbnail>
          <draw:frame draw:id="id258" presentation:style-name="a1759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259" draw:style-name="a1763" draw:name="Segnaposto numero diapositiva 3" svg:x="4.24826in" svg:y="9.49826in" svg:width="3.25in" svg:height="0.50174in">
            <draw:text-box>
              <text:p text:style-name="a1762" text:class-names="" text:cond-style-name=""><text:span text:style-name="a1760" text:class-names=""><text:page-number style:num-format="1" text:fixed="false"/></text:span><text:span text:style-name="a1761" text:class-names=""/></text:p>
            </draw:text-box>
            <svg:title/>
            <svg:desc/>
          </draw:frame>
        </presentation:notes>
      </draw:page>
      <draw:page draw:name="Slide2230" draw:style-name="a1765" draw:master-page-name="Master1-Layout2-cust-Agenda" presentation:presentation-page-layout-name="Master1-PPL2" draw:id="Slide-2485">
        <draw:frame draw:id="id260" presentation:style-name="a1768" draw:name="Titolo 1" svg:x="7.73055in" svg:y="0.70311in" svg:width="5.3in" svg:height="1.57037in" presentation:class="title" presentation:placeholder="false">
          <draw:text-box>
            <text:p text:style-name="a1767" text:class-names="" text:cond-style-name=""><text:span text:style-name="a1766" text:class-names="">Contents</text:span></text:p>
          </draw:text-box>
          <svg:title/>
          <svg:desc/>
        </draw:frame>
        <draw:frame draw:id="id261" presentation:style-name="a1769" draw:name="Segnaposto immagine 7" svg:x="0in" svg:y="0in" svg:width="6.66667in" svg:height="7.5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262" presentation:style-name="a1791" draw:name="Segnaposto testo 5" svg:x="7.73055in" svg:y="2.27349in" svg:width="4.89988in" svg:height="4.15451in" presentation:class="outline" presentation:placeholder="false">
          <draw:text-box>
            <text:list text:style-name="a1772">
              <text:list-item>
                <text:p text:style-name="a1771" text:class-names="" text:cond-style-name=""><text:span text:style-name="a1770" text:class-names="">1- Introduction</text:span></text:p>
              </text:list-item>
            </text:list>
            <text:list text:style-name="a1775">
              <text:list-item>
                <text:p text:style-name="a1774" text:class-names="" text:cond-style-name=""><text:span text:style-name="a1773" text:class-names="">2- Benchmark Graphs</text:span></text:p>
              </text:list-item>
            </text:list>
            <text:list text:style-name="a1778">
              <text:list-item>
                <text:p text:style-name="a1777" text:class-names="" text:cond-style-name=""><text:span text:style-name="a1776" text:class-names="">3- Design</text:span></text:p>
              </text:list-item>
            </text:list>
            <text:list text:style-name="a1781">
              <text:list-item>
                <text:p text:style-name="a1780" text:class-names="" text:cond-style-name=""><text:span text:style-name="a1779" text:class-names="">4- Implementation</text:span></text:p>
              </text:list-item>
            </text:list>
            <text:list text:style-name="a1784">
              <text:list-item>
                <text:p text:style-name="a1783" text:class-names="" text:cond-style-name=""><text:span text:style-name="a1782" text:class-names="">5- Plots</text:span></text:p>
              </text:list-item>
            </text:list>
            <text:list text:style-name="a1787">
              <text:list-item>
                <text:p text:style-name="a1786" text:class-names="" text:cond-style-name=""><text:span text:style-name="a1785" text:class-names="">6- Experimental Results</text:span></text:p>
              </text:list-item>
            </text:list>
            <text:list text:style-name="a1790">
              <text:list-item>
                <text:p text:style-name="a1789" text:class-names="" text:cond-style-name=""><text:span text:style-name="a1788" text:class-names=""/></text:p>
              </text:list-item>
            </text:list>
          </draw:text-box>
          <svg:title/>
          <svg:desc/>
        </draw:frame>
        <draw:frame draw:id="id263" draw:style-name="a1795" draw:name="Segnaposto numero diapositiva 6" svg:x="12.63043in" svg:y="7.07382in" svg:width="0.48551in" svg:height="0.39931in">
          <draw:text-box>
            <text:p text:style-name="a1794" text:class-names="" text:cond-style-name=""><text:span text:style-name="a1792" text:class-names=""><text:page-number style:num-format="1" text:fixed="false"/></text:span><text:span text:style-name="a1793" text:class-names=""/></text:p>
          </draw:text-box>
          <svg:title/>
          <svg:desc/>
        </draw:frame>
        <presentation:notes draw:style-name="a1802">
          <draw:page-thumbnail draw:page-number="24" svg:x="0.75in" svg:y="1.25in" svg:width="6in" svg:height="3.375in" presentation:class="page" draw:id="id264" presentation:style-name="a1796" draw:name="Segnaposto immagine diapositiva 1">
            <svg:title/>
            <svg:desc/>
          </draw:page-thumbnail>
          <draw:frame draw:id="id265" presentation:style-name="a1797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266" draw:style-name="a1801" draw:name="Segnaposto numero diapositiva 3" svg:x="4.24826in" svg:y="9.49826in" svg:width="3.25in" svg:height="0.50174in">
            <draw:text-box>
              <text:p text:style-name="a1800" text:class-names="" text:cond-style-name=""><text:span text:style-name="a1798" text:class-names=""><text:page-number style:num-format="1" text:fixed="false"/></text:span><text:span text:style-name="a1799" text:class-names=""/></text:p>
            </draw:text-box>
            <svg:title/>
            <svg:desc/>
          </draw:frame>
        </presentation:notes>
      </draw:page>
      <draw:page draw:name="Slide2231" draw:style-name="a1803" draw:master-page-name="Master1-Layout3-cust-Introduzione" presentation:presentation-page-layout-name="Master1-PPL3" draw:id="Slide-2486">
        <draw:frame draw:id="id267" presentation:style-name="a1806" draw:name="Titolo 7" svg:x="6.66667in" svg:y="0.66933in" svg:width="6.44928in" svg:height="0.96701in" presentation:class="title" presentation:placeholder="false">
          <draw:text-box>
            <text:p text:style-name="a1805" text:class-names="" text:cond-style-name=""><text:span text:style-name="a1804" text:class-names="">PLOTS</text:span></text:p>
          </draw:text-box>
          <svg:title/>
          <svg:desc/>
        </draw:frame>
        <draw:frame draw:id="id268" presentation:style-name="a1811" draw:name="Segnaposto testo 9" svg:x="6.66667in" svg:y="1.69088in" svg:width="5.96376in" svg:height="0.50839in" presentation:class="outline" presentation:placeholder="false">
          <draw:text-box>
            <text:list text:style-name="a1809">
              <text:list-item>
                <text:p text:style-name="a1808" text:class-names="" text:cond-style-name=""><text:span text:style-name="a1807" text:class-names="">CENTRAL USA nodes: 14M edges: 34M</text:span></text:p>
              </text:list-item>
            </text:list>
          </draw:text-box>
          <svg:title/>
          <svg:desc/>
        </draw:frame>
        <draw:frame draw:id="id269" draw:style-name="a1814" draw:name="Segnaposto numero diapositiva 3" svg:x="12.63043in" svg:y="7.07382in" svg:width="0.48551in" svg:height="0.39931in">
          <draw:text-box>
            <text:p text:style-name="a1813" text:class-names="" text:cond-style-name=""><text:span text:style-name="a1812" text:class-names=""/></text:p>
          </draw:text-box>
          <svg:title/>
          <svg:desc/>
        </draw:frame>
        <draw:frame draw:id="id270" presentation:style-name="a1815" draw:name="Segnaposto immagine 6" svg:x="0in" svg:y="0.02687in" svg:width="5.88295in" svg:height="7.47313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271" draw:style-name="a1816" draw:name="Immagine 9" svg:x="6.72852in" svg:y="2.21114in" svg:width="5.96376in" svg:height="2.20455in" style:rel-width="scale" style:rel-height="scale">
          <draw:image xlink:href="media/image10.PNG" xlink:type="simple" xlink:show="embed" xlink:actuate="onLoad"/>
          <svg:title/>
          <svg:desc/>
        </draw:frame>
        <draw:frame draw:id="id272" draw:style-name="a1817" draw:name="Immagine 11" svg:x="6.66667in" svg:y="4.39181in" svg:width="5.96376in" svg:height="2.34029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1824">
          <draw:page-thumbnail draw:page-number="25" svg:x="0.75in" svg:y="1.25in" svg:width="6in" svg:height="3.375in" presentation:class="page" draw:id="id273" presentation:style-name="a1818" draw:name="Segnaposto immagine diapositiva 1">
            <svg:title/>
            <svg:desc/>
          </draw:page-thumbnail>
          <draw:frame draw:id="id274" presentation:style-name="a1819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275" draw:style-name="a1823" draw:name="Segnaposto numero diapositiva 3" svg:x="4.24826in" svg:y="9.49826in" svg:width="3.25in" svg:height="0.50174in">
            <draw:text-box>
              <text:p text:style-name="a1822" text:class-names="" text:cond-style-name=""><text:span text:style-name="a1820" text:class-names=""><text:page-number style:num-format="1" text:fixed="false"/></text:span><text:span text:style-name="a1821" text:class-names=""/></text:p>
            </draw:text-box>
            <svg:title/>
            <svg:desc/>
          </draw:frame>
        </presentation:notes>
      </draw:page>
      <draw:page draw:name="Slide2232" draw:style-name="a1825" draw:master-page-name="Master1-Layout3-cust-Introduzione" presentation:presentation-page-layout-name="Master1-PPL3" draw:id="Slide-2487">
        <draw:frame draw:id="id276" presentation:style-name="a1828" draw:name="Titolo 7" svg:x="6.66667in" svg:y="0.66933in" svg:width="6.44928in" svg:height="0.96701in" presentation:class="title" presentation:placeholder="false">
          <draw:text-box>
            <text:p text:style-name="a1827" text:class-names="" text:cond-style-name=""><text:span text:style-name="a1826" text:class-names="">PLOTS</text:span></text:p>
          </draw:text-box>
          <svg:title/>
          <svg:desc/>
        </draw:frame>
        <draw:frame draw:id="id277" presentation:style-name="a1833" draw:name="Segnaposto testo 9" svg:x="6.66667in" svg:y="1.69088in" svg:width="5.96376in" svg:height="0.50839in" presentation:class="outline" presentation:placeholder="false">
          <draw:text-box>
            <text:list text:style-name="a1831">
              <text:list-item>
                <text:p text:style-name="a1830" text:class-names="" text:cond-style-name=""><text:span text:style-name="a1829" text:class-names="">CENTRAL USA nodes: 24M edges: 58M</text:span></text:p>
              </text:list-item>
            </text:list>
          </draw:text-box>
          <svg:title/>
          <svg:desc/>
        </draw:frame>
        <draw:frame draw:id="id278" draw:style-name="a1836" draw:name="Segnaposto numero diapositiva 3" svg:x="12.63043in" svg:y="7.07382in" svg:width="0.48551in" svg:height="0.39931in">
          <draw:text-box>
            <text:p text:style-name="a1835" text:class-names="" text:cond-style-name=""><text:span text:style-name="a1834" text:class-names=""/></text:p>
          </draw:text-box>
          <svg:title/>
          <svg:desc/>
        </draw:frame>
        <draw:frame draw:id="id279" draw:style-name="a1837" draw:name="Immagine 6" svg:x="6.72852in" svg:y="2.19927in" svg:width="5.96376in" svg:height="2.19416in" style:rel-width="scale" style:rel-height="scale">
          <draw:image xlink:href="media/image12.PNG" xlink:type="simple" xlink:show="embed" xlink:actuate="onLoad"/>
          <svg:title/>
          <svg:desc/>
        </draw:frame>
        <draw:frame draw:id="id280" draw:style-name="a1838" draw:name="Immagine 8" svg:x="6.65999in" svg:y="4.38038in" svg:width="5.96376in" svg:height="2.29579in" style:rel-width="scale" style:rel-height="scale">
          <draw:image xlink:href="media/image13.PNG" xlink:type="simple" xlink:show="embed" xlink:actuate="onLoad"/>
          <svg:title/>
          <svg:desc/>
        </draw:frame>
        <draw:frame draw:id="id281" presentation:style-name="a1839" draw:name="Segnaposto immagine 6" svg:x="0in" svg:y="0.02687in" svg:width="5.88295in" svg:height="7.47313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presentation:notes draw:style-name="a1846">
          <draw:page-thumbnail draw:page-number="26" svg:x="0.75in" svg:y="1.25in" svg:width="6in" svg:height="3.375in" presentation:class="page" draw:id="id282" presentation:style-name="a1840" draw:name="Segnaposto immagine diapositiva 1">
            <svg:title/>
            <svg:desc/>
          </draw:page-thumbnail>
          <draw:frame draw:id="id283" presentation:style-name="a1841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284" draw:style-name="a1845" draw:name="Segnaposto numero diapositiva 3" svg:x="4.24826in" svg:y="9.49826in" svg:width="3.25in" svg:height="0.50174in">
            <draw:text-box>
              <text:p text:style-name="a1844" text:class-names="" text:cond-style-name=""><text:span text:style-name="a1842" text:class-names=""><text:page-number style:num-format="1" text:fixed="false"/></text:span><text:span text:style-name="a1843" text:class-names=""/></text:p>
            </draw:text-box>
            <svg:title/>
            <svg:desc/>
          </draw:frame>
        </presentation:notes>
      </draw:page>
      <draw:page draw:name="Slide2233" draw:style-name="a1847" draw:master-page-name="Master1-Layout3-cust-Introduzione" presentation:presentation-page-layout-name="Master1-PPL3" draw:id="Slide-2488">
        <draw:frame draw:id="id285" presentation:style-name="a1850" draw:name="Titolo 7" svg:x="6.66667in" svg:y="0.66933in" svg:width="6.44928in" svg:height="0.96701in" presentation:class="title" presentation:placeholder="false">
          <draw:text-box>
            <text:p text:style-name="a1849" text:class-names="" text:cond-style-name=""><text:span text:style-name="a1848" text:class-names="">PLOTS</text:span></text:p>
          </draw:text-box>
          <svg:title/>
          <svg:desc/>
        </draw:frame>
        <draw:frame draw:id="id286" presentation:style-name="a1855" draw:name="Segnaposto testo 9" svg:x="6.66667in" svg:y="1.69088in" svg:width="5.96376in" svg:height="0.50839in" presentation:class="outline" presentation:placeholder="false">
          <draw:text-box>
            <text:list text:style-name="a1853">
              <text:list-item>
                <text:p text:style-name="a1852" text:class-names="" text:cond-style-name=""><text:span text:style-name="a1851" text:class-names="">GRAPH DIMENSIONS COMPARISONS</text:span></text:p>
              </text:list-item>
            </text:list>
          </draw:text-box>
          <svg:title/>
          <svg:desc/>
        </draw:frame>
        <draw:frame draw:id="id287" draw:style-name="a1858" draw:name="Segnaposto numero diapositiva 3" svg:x="12.63043in" svg:y="7.07382in" svg:width="0.48551in" svg:height="0.39931in">
          <draw:text-box>
            <text:p text:style-name="a1857" text:class-names="" text:cond-style-name=""><text:span text:style-name="a1856" text:class-names=""/></text:p>
          </draw:text-box>
          <svg:title/>
          <svg:desc/>
        </draw:frame>
        <draw:frame draw:id="id288" presentation:style-name="a1859" draw:name="Segnaposto immagine 6" svg:x="0in" svg:y="0.02687in" svg:width="5.88295in" svg:height="7.47313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289" draw:style-name="a1860" draw:name="Immagine 5" svg:x="6.66649in" svg:y="2.19927in" svg:width="5.96376in" svg:height="2.41529in" style:rel-width="scale" style:rel-height="scale">
          <draw:image xlink:href="media/image14.PNG" xlink:type="simple" xlink:show="embed" xlink:actuate="onLoad"/>
          <svg:title/>
          <svg:desc/>
        </draw:frame>
        <draw:frame draw:id="id290" draw:style-name="a1861" draw:name="Immagine 9" svg:x="6.66649in" svg:y="4.61456in" svg:width="5.96376in" svg:height="2.47726in" style:rel-width="scale" style:rel-height="scale">
          <draw:image xlink:href="media/image15.PNG" xlink:type="simple" xlink:show="embed" xlink:actuate="onLoad"/>
          <svg:title/>
          <svg:desc/>
        </draw:frame>
        <presentation:notes draw:style-name="a1868">
          <draw:page-thumbnail draw:page-number="27" svg:x="0.75in" svg:y="1.25in" svg:width="6in" svg:height="3.375in" presentation:class="page" draw:id="id291" presentation:style-name="a1862" draw:name="Segnaposto immagine diapositiva 1">
            <svg:title/>
            <svg:desc/>
          </draw:page-thumbnail>
          <draw:frame draw:id="id292" presentation:style-name="a1863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293" draw:style-name="a1867" draw:name="Segnaposto numero diapositiva 3" svg:x="4.24826in" svg:y="9.49826in" svg:width="3.25in" svg:height="0.50174in">
            <draw:text-box>
              <text:p text:style-name="a1866" text:class-names="" text:cond-style-name=""><text:span text:style-name="a1864" text:class-names=""><text:page-number style:num-format="1" text:fixed="false"/></text:span><text:span text:style-name="a1865" text:class-names=""/></text:p>
            </draw:text-box>
            <svg:title/>
            <svg:desc/>
          </draw:frame>
        </presentation:notes>
      </draw:page>
      <draw:page draw:name="Slide2228" draw:style-name="a1869" draw:master-page-name="Master1-Layout2-cust-Agenda" presentation:presentation-page-layout-name="Master1-PPL2" draw:id="Slide-2483">
        <draw:frame draw:id="id294" presentation:style-name="a1872" draw:name="Titolo 1" svg:x="7.73055in" svg:y="0.70311in" svg:width="5.3in" svg:height="1.57037in" presentation:class="title" presentation:placeholder="false">
          <draw:text-box>
            <text:p text:style-name="a1871" text:class-names="" text:cond-style-name=""><text:span text:style-name="a1870" text:class-names="">Contents</text:span></text:p>
          </draw:text-box>
          <svg:title/>
          <svg:desc/>
        </draw:frame>
        <draw:frame draw:id="id295" presentation:style-name="a1873" draw:name="Segnaposto immagine 7" svg:x="0in" svg:y="0in" svg:width="6.66667in" svg:height="7.5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296" presentation:style-name="a1895" draw:name="Segnaposto testo 5" svg:x="7.73055in" svg:y="2.27349in" svg:width="4.89988in" svg:height="4.15451in" presentation:class="outline" presentation:placeholder="false">
          <draw:text-box>
            <text:list text:style-name="a1876">
              <text:list-item>
                <text:p text:style-name="a1875" text:class-names="" text:cond-style-name=""><text:span text:style-name="a1874" text:class-names="">1- Introduction</text:span></text:p>
              </text:list-item>
            </text:list>
            <text:list text:style-name="a1879">
              <text:list-item>
                <text:p text:style-name="a1878" text:class-names="" text:cond-style-name=""><text:span text:style-name="a1877" text:class-names="">2- Benchmark Graphs</text:span></text:p>
              </text:list-item>
            </text:list>
            <text:list text:style-name="a1882">
              <text:list-item>
                <text:p text:style-name="a1881" text:class-names="" text:cond-style-name=""><text:span text:style-name="a1880" text:class-names="">3- Design</text:span></text:p>
              </text:list-item>
            </text:list>
            <text:list text:style-name="a1885">
              <text:list-item>
                <text:p text:style-name="a1884" text:class-names="" text:cond-style-name=""><text:span text:style-name="a1883" text:class-names="">4- Implementation</text:span></text:p>
              </text:list-item>
            </text:list>
            <text:list text:style-name="a1888">
              <text:list-item>
                <text:p text:style-name="a1887" text:class-names="" text:cond-style-name=""><text:span text:style-name="a1886" text:class-names="">5- Plots</text:span></text:p>
              </text:list-item>
            </text:list>
            <text:list text:style-name="a1891">
              <text:list-item>
                <text:p text:style-name="a1890" text:class-names="" text:cond-style-name=""><text:span text:style-name="a1889" text:class-names="">6- Experimental Results</text:span></text:p>
              </text:list-item>
            </text:list>
            <text:list text:style-name="a1894">
              <text:list-item>
                <text:p text:style-name="a1893" text:class-names="" text:cond-style-name=""><text:span text:style-name="a1892" text:class-names=""/></text:p>
              </text:list-item>
            </text:list>
          </draw:text-box>
          <svg:title/>
          <svg:desc/>
        </draw:frame>
        <draw:frame draw:id="id297" draw:style-name="a1899" draw:name="Segnaposto numero diapositiva 6" svg:x="12.63043in" svg:y="7.07382in" svg:width="0.48551in" svg:height="0.39931in">
          <draw:text-box>
            <text:p text:style-name="a1898" text:class-names="" text:cond-style-name=""><text:span text:style-name="a1896" text:class-names=""><text:page-number style:num-format="1" text:fixed="false"/></text:span><text:span text:style-name="a1897" text:class-names=""/></text:p>
          </draw:text-box>
          <svg:title/>
          <svg:desc/>
        </draw:frame>
        <presentation:notes draw:style-name="a1906">
          <draw:page-thumbnail draw:page-number="28" svg:x="0.75in" svg:y="1.25in" svg:width="6in" svg:height="3.375in" presentation:class="page" draw:id="id298" presentation:style-name="a1900" draw:name="Segnaposto immagine diapositiva 1">
            <svg:title/>
            <svg:desc/>
          </draw:page-thumbnail>
          <draw:frame draw:id="id299" presentation:style-name="a1901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300" draw:style-name="a1905" draw:name="Segnaposto numero diapositiva 3" svg:x="4.24826in" svg:y="9.49826in" svg:width="3.25in" svg:height="0.50174in">
            <draw:text-box>
              <text:p text:style-name="a1904" text:class-names="" text:cond-style-name=""><text:span text:style-name="a1902" text:class-names=""><text:page-number style:num-format="1" text:fixed="false"/></text:span><text:span text:style-name="a1903" text:class-names=""/></text:p>
            </draw:text-box>
            <svg:title/>
            <svg:desc/>
          </draw:frame>
        </presentation:notes>
      </draw:page>
      <draw:page draw:name="Slide2229" draw:style-name="a1907" draw:master-page-name="Master1-Layout3-cust-Introduzione" presentation:presentation-page-layout-name="Master1-PPL3" draw:id="Slide-2484">
        <draw:frame draw:id="id301" presentation:style-name="a1910" draw:name="Titolo 7" svg:x="6.66667in" svg:y="0.66933in" svg:width="6.44928in" svg:height="0.96701in" presentation:class="title" presentation:placeholder="false">
          <draw:text-box>
            <text:p text:style-name="a1909" text:class-names="" text:cond-style-name=""><text:span text:style-name="a1908" text:class-names="">EXPERIMENTAL RESULTS</text:span></text:p>
          </draw:text-box>
          <svg:title/>
          <svg:desc/>
        </draw:frame>
        <draw:frame draw:id="id302" presentation:style-name="a1915" draw:name="Segnaposto testo 9" svg:x="6.80833in" svg:y="1.69088in" svg:width="3.3in" svg:height="0.50839in" presentation:class="outline" presentation:placeholder="false">
          <draw:text-box>
            <text:list text:style-name="a1913">
              <text:list-item>
                <text:p text:style-name="a1912" text:class-names="" text:cond-style-name=""><text:span text:style-name="a1911" text:class-names="">CONCLUSIONS</text:span></text:p>
              </text:list-item>
            </text:list>
          </draw:text-box>
          <svg:title/>
          <svg:desc/>
        </draw:frame>
        <draw:frame draw:id="id303" draw:style-name="a1918" draw:name="Segnaposto numero diapositiva 3" svg:x="12.63043in" svg:y="7.07382in" svg:width="0.48551in" svg:height="0.39931in">
          <draw:text-box>
            <text:p text:style-name="a1917" text:class-names="" text:cond-style-name=""><text:span text:style-name="a1916" text:class-names=""/></text:p>
          </draw:text-box>
          <svg:title/>
          <svg:desc/>
        </draw:frame>
        <draw:frame draw:id="id304" presentation:style-name="a1919" draw:name="Segnaposto immagine 6" svg:x="0in" svg:y="0.02687in" svg:width="5.88295in" svg:height="7.47313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  <draw:frame draw:id="id305" draw:style-name="a1946" draw:name="CasellaDiTesto 3" svg:x="6.80833in" svg:y="2.56467in" svg:width="6.06796in" svg:height="3.4332in">
          <draw:text-box>
            <text:p text:style-name="a1923" text:class-names="" text:cond-style-name=""><text:span text:style-name="a1920" text:class-names="">In<text:s text:c="1"/></text:span><text:span text:style-name="a1921" text:class-names="">general</text:span><text:span text:style-name="a1922" text:class-names=""><text:s text:c="1"/>we can say that the Speed Up increases with the increasing of the number of nodes in the graph.<text:s text:c="1"/></text:span></text:p>
            <text:p text:style-name="a1925" text:class-names="" text:cond-style-name=""><text:span text:style-name="a1924" text:class-names=""/></text:p>
            <text:p text:style-name="a1928" text:class-names="" text:cond-style-name=""><text:span text:style-name="a1926" text:class-names="">Summarising</text:span><text:span text:style-name="a1927" text:class-names=""><text:s text:c="1"/>the best algorithms are:<text:s text:c="1"/></text:span></text:p>
            <text:list text:style-name="a1932">
              <text:list-item>
                <text:p text:style-name="a1931" text:class-names="" text:cond-style-name=""><text:span text:style-name="a1929" text:class-names="">multHDA</text:span><text:span text:style-name="a1930" text:class-names="">*</text:span></text:p>
              </text:list-item>
            </text:list>
            <text:list text:style-name="a1935">
              <text:list-item>
                <text:p text:style-name="a1934" text:class-names="" text:cond-style-name=""><text:span text:style-name="a1933" text:class-names="">A{feature}ZHDA*</text:span></text:p>
              </text:list-item>
            </text:list>
            <text:list text:style-name="a1938">
              <text:list-item>
                <text:p text:style-name="a1937" text:class-names="" text:cond-style-name=""><text:span text:style-name="a1936" text:class-names="">ZHDA*</text:span></text:p>
              </text:list-item>
            </text:list>
            <text:p text:style-name="a1940" text:class-names="" text:cond-style-name=""><text:span text:style-name="a1939" text:class-names="">, with 6 and 8 threads.<text:s text:c="1"/></text:span></text:p>
            <text:p text:style-name="a1942" text:class-names="" text:cond-style-name=""><text:span text:style-name="a1941" text:class-names=""/></text:p>
            <text:p text:style-name="a1945" text:class-names="" text:cond-style-name=""><text:span text:style-name="a1943" text:class-names="">These algorithms always give a speed up in our tests using 4, 6 and 8 threads.</text:span><text:span text:style-name="a1944" text:class-names=""/></text:p>
          </draw:text-box>
          <svg:title/>
          <svg:desc/>
        </draw:frame>
        <presentation:notes draw:style-name="a1953">
          <draw:page-thumbnail draw:page-number="29" svg:x="0.75in" svg:y="1.25in" svg:width="6in" svg:height="3.375in" presentation:class="page" draw:id="id306" presentation:style-name="a1947" draw:name="Segnaposto immagine diapositiva 1">
            <svg:title/>
            <svg:desc/>
          </draw:page-thumbnail>
          <draw:frame draw:id="id307" presentation:style-name="a1948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308" draw:style-name="a1952" draw:name="Segnaposto numero diapositiva 3" svg:x="4.24826in" svg:y="9.49826in" svg:width="3.25in" svg:height="0.50174in">
            <draw:text-box>
              <text:p text:style-name="a1951" text:class-names="" text:cond-style-name=""><text:span text:style-name="a1949" text:class-names=""><text:page-number style:num-format="1" text:fixed="false"/></text:span><text:span text:style-name="a1950" text:class-names=""/></text:p>
            </draw:text-box>
            <svg:title/>
            <svg:desc/>
          </draw:frame>
        </presentation:notes>
      </draw:page>
      <draw:page draw:name="Slide2181" draw:style-name="a1954" draw:master-page-name="Master1-Layout11-cust-Formula-di-chiusura" presentation:presentation-page-layout-name="Master1-PPL11" draw:id="Slide-2436">
        <draw:frame draw:id="id309" draw:style-name="a1955" draw:transform="translate(-3.75in -6.66666in) rotate(-4.71239) translate(6.66666in 3.75in)" draw:name="Segnaposto immagine 7" svg:width="7.5in" svg:height="13.33333in" style:rel-width="scale" style:rel-height="scale">
          <draw:image xlink:href="media/image1.png" xlink:type="simple" xlink:show="embed" xlink:actuate="onLoad"/>
          <svg:title/>
          <svg:desc>immagine astratta</svg:desc>
        </draw:frame>
        <draw:frame draw:id="id310" presentation:style-name="a1958" draw:name="Titolo 5" svg:x="0.76811in" svg:y="3.2958in" svg:width="11.7971in" svg:height="0.90841in" presentation:class="title" presentation:placeholder="false">
          <draw:text-box>
            <text:p text:style-name="a1957" text:class-names="" text:cond-style-name=""><text:span text:style-name="a1956" text:class-names="">Thank you</text:span></text:p>
          </draw:text-box>
          <svg:title/>
          <svg:desc/>
        </draw:frame>
        <presentation:notes draw:style-name="a1964">
          <draw:page-thumbnail draw:page-number="30" svg:x="0.75in" svg:y="1.25in" svg:width="6in" svg:height="3.375in" presentation:class="page" draw:id="id311" presentation:style-name="a1959" draw:name="Segnaposto immagine diapositiva 1">
            <svg:title/>
            <svg:desc/>
          </draw:page-thumbnail>
          <draw:frame draw:id="id312" presentation:style-name="a1960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313" draw:style-name="a1963" draw:name="Segnaposto numero diapositiva 3" svg:x="4.24826in" svg:y="9.49826in" svg:width="3.25in" svg:height="0.50174in">
            <draw:text-box>
              <text:p text:style-name="a1962" text:class-names="" text:cond-style-name=""><text:span text:style-name="a1961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olo">
      <presentation:placeholder presentation:object="graphic" svg:x="0in" svg:y="0in" svg:width="13.33333in" svg:height="7.5in"/>
      <presentation:placeholder presentation:object="outline" svg:x="3.84115in" svg:y="6.47653in" svg:width="5.65104in" svg:height="0.56736in"/>
      <presentation:placeholder presentation:object="outline" svg:x="4.41667in" svg:y="3.94632in" svg:width="4.5in" svg:height="0.56736in"/>
      <presentation:placeholder presentation:object="title" svg:x="0.38368in" svg:y="2.67458in" svg:width="12.56597in" svg:height="0.90104in"/>
    </style:presentation-page-layout>
    <style:presentation-page-layout style:name="Master1-PPL2" style:display-name="Agenda">
      <presentation:placeholder presentation:object="graphic" svg:x="0in" svg:y="0in" svg:width="6.66667in" svg:height="7.5in"/>
      <presentation:placeholder presentation:object="title" svg:x="7.73055in" svg:y="0.70311in" svg:width="5.3in" svg:height="1.57037in"/>
      <presentation:placeholder presentation:object="footer" svg:x="4.41667in" svg:y="6.95139in" svg:width="4.5in" svg:height="0.39931in"/>
      <presentation:placeholder presentation:object="page-number" svg:x="12.63043in" svg:y="7.07382in" svg:width="0.48551in" svg:height="0.39931in"/>
      <presentation:placeholder presentation:object="outline" svg:x="7.73056in" svg:y="2.27349in" svg:width="4.5in" svg:height="4.15451in"/>
    </style:presentation-page-layout>
    <style:presentation-page-layout style:name="Master1-PPL3" style:display-name="Introduzione">
      <presentation:placeholder presentation:object="outline" svg:x="6.80833in" svg:y="1.69088in" svg:width="4.4in" svg:height="0.50839in"/>
      <presentation:placeholder presentation:object="graphic" svg:x="0in" svg:y="0in" svg:width="5.92361in" svg:height="7.4879in"/>
      <presentation:placeholder presentation:object="page-number" svg:x="12.63043in" svg:y="7.07382in" svg:width="0.48551in" svg:height="0.39931in"/>
      <presentation:placeholder presentation:object="object" svg:x="6.66667in" svg:y="3.0617in" svg:width="5.0812in" svg:height="2.42627in"/>
      <presentation:placeholder presentation:object="title" svg:x="6.66667in" svg:y="0.66933in" svg:width="6.44928in" svg:height="0.96701in"/>
    </style:presentation-page-layout>
    <style:presentation-page-layout style:name="Master1-PPL4" style:display-name="Interruzione di sezione">
      <presentation:placeholder presentation:object="graphic" svg:x="0in" svg:y="0in" svg:width="6.66667in" svg:height="7.51085in"/>
      <presentation:placeholder presentation:object="title" svg:x="6.66667in" svg:y="2.47471in" svg:width="5.74306in" svg:height="1.81682in"/>
      <presentation:placeholder presentation:object="outline" svg:x="6.66667in" svg:y="4.78799in" svg:width="5.74306in" svg:height="0.39931in"/>
      <presentation:placeholder presentation:object="footer" svg:x="4.41667in" svg:y="6.95139in" svg:width="4.5in" svg:height="0.39931in"/>
      <presentation:placeholder presentation:object="page-number" svg:x="12.63043in" svg:y="7.07382in" svg:width="0.48551in" svg:height="0.39931in"/>
    </style:presentation-page-layout>
    <style:presentation-page-layout style:name="Master1-PPL5" style:display-name="Team">
      <presentation:placeholder presentation:object="title" svg:x="8.52174in" svg:y="0.39931in" svg:width="4.39493in" svg:height="0.62772in"/>
      <presentation:placeholder presentation:object="object" svg:x="8.52174in" svg:y="1.38215in" svg:width="4.39493in" svg:height="5.07042in"/>
      <presentation:placeholder presentation:object="page-number" svg:x="12.63043in" svg:y="7.07382in" svg:width="0.48551in" svg:height="0.39931in"/>
      <presentation:placeholder presentation:object="graphic" svg:x="0.80556in" svg:y="0.39931in" svg:width="3.27778in" svg:height="1.9488in"/>
      <presentation:placeholder presentation:object="graphic" svg:x="4.43056in" svg:y="0.39931in" svg:width="3.27778in" svg:height="1.9488in"/>
      <presentation:placeholder presentation:object="graphic" svg:x="0.80556in" svg:y="2.64931in" svg:width="3.27778in" svg:height="1.9488in"/>
      <presentation:placeholder presentation:object="graphic" svg:x="4.43056in" svg:y="2.64931in" svg:width="3.27778in" svg:height="1.9488in"/>
      <presentation:placeholder presentation:object="graphic" svg:x="0.80556in" svg:y="4.89931in" svg:width="3.27778in" svg:height="1.9488in"/>
      <presentation:placeholder presentation:object="graphic" svg:x="4.43056in" svg:y="4.89931in" svg:width="3.27778in" svg:height="1.9488in"/>
    </style:presentation-page-layout>
    <style:presentation-page-layout style:name="Master1-PPL6" style:display-name="Grafico e tabella">
      <presentation:placeholder presentation:object="title" svg:x="0.65017in" svg:y="0.83967in" svg:width="12.03299in" svg:height="0.90104in"/>
      <presentation:placeholder presentation:object="footer" svg:x="4.41667in" svg:y="6.95139in" svg:width="4.5in" svg:height="0.39931in"/>
      <presentation:placeholder presentation:object="page-number" svg:x="12.63043in" svg:y="7.07382in" svg:width="0.48551in" svg:height="0.39931in"/>
    </style:presentation-page-layout>
    <style:presentation-page-layout style:name="Master1-PPL7" style:display-name="Offerta">
      <presentation:placeholder presentation:object="graphic" svg:x="0in" svg:y="0in" svg:width="13.33333in" svg:height="7.5in"/>
      <presentation:placeholder presentation:object="title" svg:x="4.41667in" svg:y="5.03843in" svg:width="4.5in" svg:height="0.46094in"/>
      <presentation:placeholder presentation:object="outline" svg:x="1.61719in" svg:y="1.71667in" svg:width="10.09896in" svg:height="2.89965in"/>
    </style:presentation-page-layout>
    <style:presentation-page-layout style:name="Master1-PPL8" style:display-name="Colonna contenuto 2">
      <presentation:placeholder presentation:object="title" svg:x="0.65017in" svg:y="0in" svg:width="12.03299in" svg:height="1.77517in"/>
      <presentation:placeholder presentation:object="graphic" svg:x="7.19445in" svg:y="1.79167in" svg:width="5.63889in" svg:height="2.06944in"/>
      <presentation:placeholder presentation:object="graphic" svg:x="0.51389in" svg:y="1.79167in" svg:width="5.63889in" svg:height="2.06944in"/>
      <presentation:placeholder presentation:object="outline" svg:x="0.51302in" svg:y="4.22611in" svg:width="5.64062in" svg:height="0.5408in"/>
      <presentation:placeholder presentation:object="object" svg:x="0.51302in" svg:y="4.95531in" svg:width="5.64062in" svg:height="2.23003in"/>
      <presentation:placeholder presentation:object="outline" svg:x="7.17969in" svg:y="4.22611in" svg:width="5.6684in" svg:height="0.5408in"/>
      <presentation:placeholder presentation:object="object" svg:x="7.17969in" svg:y="4.95531in" svg:width="5.6684in" svg:height="2.23003in"/>
      <presentation:placeholder presentation:object="page-number" svg:x="12.63043in" svg:y="7.07382in" svg:width="0.48551in" svg:height="0.39931in"/>
    </style:presentation-page-layout>
    <style:presentation-page-layout style:name="Master1-PPL9" style:display-name="Colonna contenuto 3">
      <presentation:placeholder presentation:object="title" svg:x="0.65017in" svg:y="0in" svg:width="12.03299in" svg:height="1.77517in"/>
      <presentation:placeholder presentation:object="outline" svg:x="1.05in" svg:y="4.01302in" svg:width="3.39931in" svg:height="2.80729in"/>
      <presentation:placeholder presentation:object="graphic" svg:x="1.05035in" svg:y="1.77604in" svg:width="3.39931in" svg:height="2.06944in"/>
      <presentation:placeholder presentation:object="graphic" svg:x="4.96736in" svg:y="1.77517in" svg:width="3.39931in" svg:height="2.06944in"/>
      <presentation:placeholder presentation:object="graphic" svg:x="8.88333in" svg:y="1.77517in" svg:width="3.39931in" svg:height="2.06944in"/>
      <presentation:placeholder presentation:object="outline" svg:x="4.96701in" svg:y="4.02604in" svg:width="3.39931in" svg:height="2.80729in"/>
      <presentation:placeholder presentation:object="outline" svg:x="8.88333in" svg:y="4.02604in" svg:width="3.39931in" svg:height="2.80729in"/>
      <presentation:placeholder presentation:object="page-number" svg:x="12.63043in" svg:y="7.07382in" svg:width="0.48551in" svg:height="0.39931in"/>
    </style:presentation-page-layout>
    <style:presentation-page-layout style:name="Master1-PPL10" style:display-name="Riepilogo">
      <presentation:placeholder presentation:object="graphic" svg:x="0in" svg:y="0in" svg:width="5.92361in" svg:height="7.5in"/>
      <presentation:placeholder presentation:object="page-number" svg:x="12.63043in" svg:y="7.07382in" svg:width="0.48551in" svg:height="0.39931in"/>
      <presentation:placeholder presentation:object="object" svg:x="6.66667in" svg:y="1.81667in" svg:width="5.0812in" svg:height="2.42627in"/>
      <presentation:placeholder presentation:object="title" svg:x="6.66667in" svg:y="0.66933in" svg:width="6.44928in" svg:height="0.96701in"/>
    </style:presentation-page-layout>
    <style:presentation-page-layout style:name="Master1-PPL11" style:display-name="Formula di chiusura">
      <presentation:placeholder presentation:object="graphic" svg:x="0in" svg:y="0in" svg:width="13.33333in" svg:height="7.5in"/>
      <presentation:placeholder presentation:object="title" svg:x="0.76812in" svg:y="1.81628in" svg:width="11.7971in" svg:height="0.90841in"/>
      <presentation:placeholder presentation:object="outline" svg:x="3.84115in" svg:y="5.61898in" svg:width="5.65104in" svg:height="0.56736in"/>
      <presentation:placeholder presentation:object="outline" svg:x="0.64326in" svg:y="4.26851in" svg:width="3.35156in" svg:height="0.56736in"/>
      <presentation:placeholder presentation:object="outline" svg:x="4.99088in" svg:y="4.2578in" svg:width="3.35156in" svg:height="0.56736in"/>
      <presentation:placeholder presentation:object="outline" svg:x="9.33851in" svg:y="4.26851in" svg:width="3.35156in" svg:height="0.56736in"/>
      <presentation:placeholder presentation:object="graphic" svg:x="1.91904in" svg:y="3.38909in" svg:width="0.8in" svg:height="0.8in"/>
      <presentation:placeholder presentation:object="graphic" svg:x="6.26667in" svg:y="3.38909in" svg:width="0.8in" svg:height="0.8in"/>
      <presentation:placeholder presentation:object="graphic" svg:x="10.6143in" svg:y="3.38909in" svg:width="0.8in" svg:height="0.8in"/>
    </style:presentation-page-layout>
    <style:style style:family="table-cell" style:name="a710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1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3">
      <style:table-cell-properties fo:background-color="#5b9bd5"/>
      <style:text-properties fo:color="#ffffff" fo:font-family="+mn-lt" style:font-family-asian="+mn-ea" style:font-family-complex="+mn-cs"/>
    </style:style>
    <style:style style:family="table-cell" style:name="a714">
      <style:table-cell-properties fo:background-color="#477ba9"/>
    </style:style>
    <style:style style:family="table-cell" style:name="a715">
      <style:table-cell-properties fo:background-color="#477ba9"/>
    </style:style>
    <style:style style:family="table-cell" style:name="a716">
      <style:table-cell-properties fo:background-color="#000000" fo:border-bottom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717">
      <style:table-cell-properties fo:background-color="#3a658d" fo:border-top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718">
      <style:table-cell-properties fo:background-color="#477ba9" fo:border-righ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719">
      <style:table-cell-properties fo:background-color="#477ba9" fo:border-left="0.02778in solid #ffffff"/>
      <style:text-properties fo:font-family="" style:font-family-asian="" style:font-family-complex="" fo:font-weight="bold" style:font-weight-asian="bold" style:font-weight-complex="bold"/>
    </style:style>
    <style:style style:family="graphic" style:name="Graphics"/>
    <style:style style:family="table-cell" style:name="a730">
      <style:table-cell-properties fo:background-color="#4472c4"/>
    </style:style>
    <style:style style:family="table-cell" style:name="a731">
      <style:table-cell-properties fo:background-color="#4472c4" fo:border-top="0.00347in solid #4472c4" fo:border-bottom="0.00347in solid #4472c4"/>
    </style:style>
    <style:style style:family="table-cell" style:name="a732">
      <style:table-cell-properties fo:background-color="#4472c4"/>
    </style:style>
    <style:style style:family="table-cell" style:name="a733">
      <style:table-cell-properties fo:background-color="#4472c4"/>
    </style:style>
    <style:style style:family="table-cell" style:name="a734">
      <style:table-cell-properties fo:background-color="#4472c4" fo:border-top="0.00347in solid #4472c4" fo:border-bottom="0.00347in solid #ffffff" fo:border-left="0.00347in solid #4472c4" fo:border-right="0.00347in solid 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5">
      <style:table-cell-properties fo:background-color="#4472c4" fo:border-top="0.00347in solid #4472c4" fo:border-bottom="0.00347in solid #4472c4" fo:border-left="0.00347in solid #4472c4" fo:border-right="0.00347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736">
      <style:table-cell-properties fo:background-color="#4472c4" fo:border-top="0.00347in solid #4472c4" fo:border-bottom="0.00347in solid #4472c4" fo:border-left="0.00347in solid #4472c4" fo:border-right="0.00347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737">
      <style:table-cell-properties fo:background-color="#4472c4" fo:border-top="0.00347in solid #4472c4" fo:border-bottom="0.00347in solid #4472c4" fo:border-left="0.00347in solid #4472c4" fo:border-right="0.00347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738">
      <style:table-cell-properties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39">
      <style:table-cell-properties fo:background-color="#000000"/>
    </style:style>
    <style:style style:family="table-cell" style:name="a704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05">
      <style:table-cell-properties/>
    </style:style>
    <style:style style:family="table-cell" style:name="a706">
      <style:table-cell-properties fo:background-color="#cfd5ea"/>
    </style:style>
    <style:style style:family="table-cell" style:name="a707">
      <style:table-cell-properties/>
    </style:style>
    <style:style style:family="table-cell" style:name="a708">
      <style:table-cell-properties fo:background-color="#cfd5ea"/>
    </style:style>
    <style:style style:family="table-cell" style:name="a709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0">
      <style:table-cell-properties/>
      <style:text-properties fo:color="#000000" fo:font-family="+mn-lt" style:font-family-asian="+mn-ea" style:font-family-complex="+mn-cs"/>
    </style:style>
    <style:style style:family="table-cell" style:name="a721">
      <style:table-cell-properties fo:border-top="0.00347in solid #a5a5a5" fo:border-bottom="0.00347in solid #a5a5a5" fo:border-left="0.00347in solid #a5a5a5" fo:border-right="0.00347in solid #a5a5a5"/>
      <style:text-properties fo:color="#000000" fo:font-family="+mn-lt" style:font-family-asian="+mn-ea" style:font-family-complex="+mn-cs"/>
    </style:style>
    <style:style style:family="table-cell" style:name="a722">
      <style:table-cell-properties fo:border-left="0.00347in solid #a5a5a5" fo:border-right="0.00347in solid #a5a5a5"/>
    </style:style>
    <style:style style:family="table-cell" style:name="a723">
      <style:table-cell-properties fo:border-left="0.00347in solid #a5a5a5" fo:border-right="0.00347in solid #a5a5a5"/>
    </style:style>
    <style:style style:family="table-cell" style:name="a724">
      <style:table-cell-properties fo:border-top="0.00347in solid #a5a5a5" fo:border-bottom="0.00347in solid #a5a5a5"/>
    </style:style>
    <style:style style:family="table-cell" style:name="a725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6">
      <style:table-cell-properties fo:border-top="0.05556in double #a5a5a5"/>
      <style:text-properties fo:font-family="" style:font-family-asian="" style:font-family-complex="" fo:font-weight="bold" style:font-weight-asian="bold" style:font-weight-complex="bold"/>
    </style:style>
    <style:style style:family="table-cell" style:name="a72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2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29">
      <style:table-cell-properties fo:background-color="#4472c4" fo:border-top="0.00347in solid #4472c4" fo:border-bottom="0.00347in solid #4472c4" fo:border-left="0.00347in solid #4472c4" fo:border-right="0.00347in solid #4472c4"/>
      <style:text-properties fo:color="#000000" fo:font-family="+mn-lt" style:font-family-asian="+mn-ea" style:font-family-complex="+mn-cs"/>
    </style:style>
    <style:style style:family="table-cell" style:name="a740">
      <style:table-cell-properties/>
    </style:style>
    <style:style style:family="table-cell" style:name="a741">
      <style:table-cell-properties fo:background-color="#000000"/>
    </style:style>
    <style:style style:family="table-cell" style:name="a742">
      <style:table-cell-properties fo:border-bottom="0.01389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743">
      <style:table-cell-properties fo:border-top="0.01389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744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45">
      <style:table-cell-properties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861" draw:style="radial" draw:cx="0%" draw:cy="100%" draw:start-color="#a53f52" draw:end-color="#01023b" draw:start-intensity="100%" draw:end-intensity="100%"/>
    <draw:gradient draw:name="a1138" draw:style="radial" draw:cx="0%" draw:cy="100%" draw:start-color="#a53f52" draw:end-color="#01023b" draw:start-intensity="100%" draw:end-intensity="100%"/>
    <draw:gradient draw:name="a1246" draw:style="radial" draw:cx="0%" draw:cy="100%" draw:start-color="#a53f52" draw:end-color="#01023b" draw:start-intensity="100%" draw:end-intensity="100%"/>
    <draw:gradient draw:name="a1315" draw:style="radial" draw:cx="0%" draw:cy="100%" draw:start-color="#a53f52" draw:end-color="#01023b" draw:start-intensity="100%" draw:end-intensity="100%"/>
    <draw:gradient draw:name="a1284" draw:style="radial" draw:cx="0%" draw:cy="100%" draw:start-color="#a53f52" draw:end-color="#01023b" draw:start-intensity="100%" draw:end-intensity="100%"/>
    <draw:gradient draw:name="a157" draw:style="radial" draw:cx="0%" draw:cy="100%" draw:start-color="#a53f52" draw:end-color="#01023b" draw:start-intensity="100%" draw:end-intensity="100%"/>
    <draw:gradient draw:name="a1179" draw:style="radial" draw:cx="0%" draw:cy="100%" draw:start-color="#a53f52" draw:end-color="#01023b" draw:start-intensity="100%" draw:end-intensity="100%"/>
    <draw:gradient draw:name="a1054" draw:style="radial" draw:cx="0%" draw:cy="100%" draw:start-color="#a53f52" draw:end-color="#01023b" draw:start-intensity="100%" draw:end-intensity="100%"/>
    <draw:gradient draw:name="a1832" draw:style="radial" draw:cx="0%" draw:cy="100%" draw:start-color="#a53f52" draw:end-color="#01023b" draw:start-intensity="100%" draw:end-intensity="100%"/>
    <draw:gradient draw:name="a1019" draw:style="radial" draw:cx="0%" draw:cy="100%" draw:start-color="#a53f52" draw:end-color="#01023b" draw:start-intensity="100%" draw:end-intensity="100%"/>
    <draw:gradient draw:name="a938" draw:style="radial" draw:cx="0%" draw:cy="100%" draw:start-color="#a53f52" draw:end-color="#01023b" draw:start-intensity="100%" draw:end-intensity="100%"/>
    <draw:gradient draw:name="a1570" draw:style="radial" draw:cx="0%" draw:cy="100%" draw:start-color="#a53f52" draw:end-color="#01023b" draw:start-intensity="100%" draw:end-intensity="100%"/>
    <draw:gradient draw:name="a637" draw:style="linear" draw:angle="2700" draw:start-color="#01023b" draw:end-color="#a53f52" draw:start-intensity="100%" draw:end-intensity="100%"/>
    <draw:gradient draw:name="a67" draw:style="linear" draw:angle="2700" draw:start-color="#01023b" draw:end-color="#a53f52" draw:start-intensity="100%" draw:end-intensity="100%"/>
    <draw:gradient draw:name="a216" draw:style="linear" draw:angle="2700" draw:start-color="#01023b" draw:end-color="#a53f52" draw:start-intensity="100%" draw:end-intensity="100%"/>
    <draw:gradient draw:name="a595" draw:style="linear" draw:angle="2700" draw:start-color="#01023b" draw:end-color="#a53f52" draw:start-intensity="100%" draw:end-intensity="100%"/>
    <draw:gradient draw:name="a965" draw:style="radial" draw:cx="0%" draw:cy="100%" draw:start-color="#a53f52" draw:end-color="#01023b" draw:start-intensity="100%" draw:end-intensity="100%"/>
    <draw:gradient draw:name="a1630" draw:style="radial" draw:cx="0%" draw:cy="100%" draw:start-color="#a53f52" draw:end-color="#01023b" draw:start-intensity="100%" draw:end-intensity="100%"/>
    <draw:gradient draw:name="a1810" draw:style="radial" draw:cx="0%" draw:cy="100%" draw:start-color="#a53f52" draw:end-color="#01023b" draw:start-intensity="100%" draw:end-intensity="100%"/>
    <draw:gradient draw:name="a121" draw:style="radial" draw:cx="0%" draw:cy="100%" draw:start-color="#a53f52" draw:end-color="#01023b" draw:start-intensity="100%" draw:end-intensity="100%"/>
    <draw:gradient draw:name="a1408" draw:style="radial" draw:cx="0%" draw:cy="100%" draw:start-color="#a53f52" draw:end-color="#01023b" draw:start-intensity="100%" draw:end-intensity="100%"/>
    <draw:gradient draw:name="a1854" draw:style="radial" draw:cx="0%" draw:cy="100%" draw:start-color="#a53f52" draw:end-color="#01023b" draw:start-intensity="100%" draw:end-intensity="100%"/>
    <draw:gradient draw:name="a764" draw:style="linear" draw:angle="2700" draw:start-color="#01023b" draw:end-color="#a53f52" draw:start-intensity="100%" draw:end-intensity="100%"/>
    <draw:gradient draw:name="a1519" draw:style="radial" draw:cx="0%" draw:cy="100%" draw:start-color="#a53f52" draw:end-color="#01023b" draw:start-intensity="100%" draw:end-intensity="100%"/>
    <draw:gradient draw:name="a303" draw:style="linear" draw:angle="2700" draw:start-color="#01023b" draw:end-color="#a53f52" draw:start-intensity="100%" draw:end-intensity="100%"/>
    <draw:gradient draw:name="a381" draw:style="linear" draw:angle="2700" draw:start-color="#01023b" draw:end-color="#a53f52" draw:start-intensity="100%" draw:end-intensity="100%"/>
    <draw:gradient draw:name="a1473" draw:style="radial" draw:cx="0%" draw:cy="100%" draw:start-color="#a53f52" draw:end-color="#01023b" draw:start-intensity="100%" draw:end-intensity="100%"/>
    <draw:gradient draw:name="a1543" draw:style="radial" draw:cx="0%" draw:cy="100%" draw:start-color="#a53f52" draw:end-color="#01023b" draw:start-intensity="100%" draw:end-intensity="100%"/>
    <draw:gradient draw:name="a1669" draw:style="radial" draw:cx="0%" draw:cy="100%" draw:start-color="#a53f52" draw:end-color="#01023b" draw:start-intensity="100%" draw:end-intensity="100%"/>
    <draw:gradient draw:name="a1914" draw:style="radial" draw:cx="0%" draw:cy="100%" draw:start-color="#a53f52" draw:end-color="#01023b" draw:start-intensity="100%" draw:end-intensity="100%"/>
    <table:table-template table:name="{5C22544A-7EE6-4342-B048-85BDC9FD1C3A}">
      <table:first-row table:style-name="a709" table:paragraph-style-name=""/>
      <table:last-row table:style-name="a710" table:paragraph-style-name=""/>
      <table:first-column table:style-name="a711" table:paragraph-style-name=""/>
      <table:last-column table:style-name="a712" table:paragraph-style-name=""/>
      <table:body table:style-name="a704" table:paragraph-style-name=""/>
      <table:even-rows table:style-name="a707" table:paragraph-style-name=""/>
      <table:odd-rows table:style-name="a708" table:paragraph-style-name=""/>
      <table:even-columns table:style-name="a705" table:paragraph-style-name=""/>
      <table:odd-columns table:style-name="a706" table:paragraph-style-name=""/>
    </table:table-template>
    <table:table-template table:name="{8FD4443E-F989-4FC4-A0C8-D5A2AF1F390B}">
      <table:first-row table:style-name="a716" table:paragraph-style-name=""/>
      <table:last-row table:style-name="a717" table:paragraph-style-name=""/>
      <table:first-column table:style-name="a718" table:paragraph-style-name=""/>
      <table:last-column table:style-name="a719" table:paragraph-style-name=""/>
      <table:body table:style-name="a713" table:paragraph-style-name=""/>
      <table:odd-rows table:style-name="a715" table:paragraph-style-name=""/>
      <table:odd-columns table:style-name="a714" table:paragraph-style-name=""/>
    </table:table-template>
    <table:table-template table:name="{2D5ABB26-0587-4C30-8999-92F81FD0307C}">
      <table:body table:style-name="a720" table:paragraph-style-name=""/>
    </table:table-template>
    <table:table-template table:name="{F2DE63D5-997A-4646-A377-4702673A728D}">
      <table:first-row table:style-name="a725" table:paragraph-style-name=""/>
      <table:last-row table:style-name="a726" table:paragraph-style-name=""/>
      <table:first-column table:style-name="a727" table:paragraph-style-name=""/>
      <table:last-column table:style-name="a728" table:paragraph-style-name=""/>
      <table:body table:style-name="a721" table:paragraph-style-name=""/>
      <table:odd-rows table:style-name="a724" table:paragraph-style-name=""/>
      <table:even-columns table:style-name="a722" table:paragraph-style-name=""/>
      <table:odd-columns table:style-name="a723" table:paragraph-style-name=""/>
    </table:table-template>
    <table:table-template table:name="{3C2FFA5D-87B4-456A-9821-1D502468CF0F}">
      <table:first-row table:style-name="a734" table:paragraph-style-name=""/>
      <table:last-row table:style-name="a735" table:paragraph-style-name=""/>
      <table:first-column table:style-name="a736" table:paragraph-style-name=""/>
      <table:last-column table:style-name="a737" table:paragraph-style-name=""/>
      <table:body table:style-name="a729" table:paragraph-style-name=""/>
      <table:even-rows table:style-name="a732" table:paragraph-style-name=""/>
      <table:odd-rows table:style-name="a733" table:paragraph-style-name=""/>
      <table:even-columns table:style-name="a730" table:paragraph-style-name=""/>
      <table:odd-columns table:style-name="a731" table:paragraph-style-name=""/>
    </table:table-template>
    <table:table-template table:name="{9D7B26C5-4107-4FEC-AEDC-1716B250A1EF}">
      <table:first-row table:style-name="a742" table:paragraph-style-name=""/>
      <table:last-row table:style-name="a743" table:paragraph-style-name=""/>
      <table:first-column table:style-name="a744" table:paragraph-style-name=""/>
      <table:last-column table:style-name="a745" table:paragraph-style-name=""/>
      <table:body table:style-name="a738" table:paragraph-style-name=""/>
      <table:even-rows table:style-name="a740" table:paragraph-style-name=""/>
      <table:odd-rows table:style-name="a741" table:paragraph-style-name=""/>
      <table:odd-columns table:style-name="a73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.04167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.08333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16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draw:fill="none" draw:stroke="solid" svg:stroke-width="0.01389in" svg:stroke-color="#000000" svg:stroke-opacity="100%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draw:fill="none" draw:stroke="solid" svg:stroke-width="0.01389in" svg:stroke-color="#000000" svg:stroke-opacity="100%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">
      <style:graphic-properties draw:fill="none" draw:stroke="solid" svg:stroke-width="0.01389in" svg:stroke-color="#000000" svg:stroke-opacity="100%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.04167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.04167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5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5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5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5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5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5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5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5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5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5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.04167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5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5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5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5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.04167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03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5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5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5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5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2">
      <style:graphic-properties draw:fill="none" draw:stroke="solid" svg:stroke-width="0.01389in" svg:stroke-color="#000000" svg:stroke-opacity="100%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.04167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1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Biome Light" style:font-family-generic-complex="swiss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Biome Light" style:font-family-generic-complex="swiss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draw:fill="none" draw:stroke="solid" svg:stroke-width="0.01389in" svg:stroke-color="#000000" svg:stroke-opacity="100%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95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.04167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4">
      <style:graphic-properties draw:fill="none" draw:stroke="solid" svg:stroke-width="0.01389in" svg:stroke-color="#000000" svg:stroke-opacity="100%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.04167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5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5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7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1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5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Biome Light" style:font-family-generic-complex="swiss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Biome Light" style:font-family-generic-complex="swiss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draw:fill="none" draw:stroke="solid" svg:stroke-width="0.01389in" svg:stroke-color="#000000" svg:stroke-opacity="100%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draw:fill="none" draw:stroke="solid" svg:stroke-width="0.01389in" svg:stroke-color="#000000" svg:stroke-opacity="100%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.04167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gradient" draw:fill-gradient-name="a637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">
      <style:graphic-properties draw:fill="none" draw:stroke="solid" svg:stroke-width="0.01389in" svg:stroke-color="#000000" svg:stroke-opacity="100%"/>
    </style:style>
    <style:style style:family="paragraph" style:name="a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.04167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4167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">
      <style:paragraph-properties fo:line-height="1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center" draw:fill="gradient" draw:fill-gradient-name="a67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.04167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.04167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draw:fill="none" draw:stroke="solid" svg:stroke-width="0.01389in" svg:stroke-color="#000000" svg:stroke-opacity="100%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1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537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5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3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521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4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96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6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i-Office" style:page-layout-name="pageLayout1" draw:style-name="a0">
      <draw:frame draw:id="id0" presentation:style-name="a3" draw:name="Segnaposto titolo 1" svg:x="0.65017in" svg:y="0.39931in" svg:width="12.03299in" svg:height="0.90104in" presentation:class="title" presentation:placeholder="false">
        <draw:text-box>
          <text:p text:style-name="a2" text:class-names="" text:cond-style-name=""><text:span text:style-name="a1" text:class-names="">Fare clic per modificare lo stile del titolo</text:span></text:p>
        </draw:text-box>
        <svg:title/>
        <svg:desc/>
      </draw:frame>
      <draw:frame draw:id="id1" presentation:style-name="a19" draw:name="Segnaposto testo 2" svg:x="0.65017in" svg:y="1.49367in" svg:width="12.01872in" svg:height="5.26154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are clic per modificare gli stili del testo dello schema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o livello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Segnaposto piè di pagina 4" svg:x="4.41667in" svg:y="6.95139in" svg:width="4.5in" svg:height="0.39931in" presentation:class="footer" presentation:placeholder="false">
        <draw:text-box>
          <text:p text:style-name="a21" text:class-names="" text:cond-style-name=""><text:span text:style-name="a20" text:class-names="">Aggiungere un piè di pagina</text:span></text:p>
        </draw:text-box>
        <svg:title/>
        <svg:desc/>
      </draw:frame>
      <draw:frame draw:id="id3" presentation:style-name="a25" draw:name="Segnaposto numero diapositiva 5" svg:x="12.63043in" svg:y="7.07382in" svg:width="0.48551in" svg:height="0.39931in" presentation:class="page-number" presentation:placeholder="false">
        <draw:text-box>
          <text:p text:style-name="a24" text:class-names="" text:cond-style-name=""><text:span text:style-name="a23" text:class-names=""><text:page-number style:num-format="1" text:fixed="false"/></text:span></text:p>
        </draw:text-box>
        <svg:title/>
        <svg:desc/>
      </draw:frame>
      <presentation:notes style:page-layout-name="pageLayout2" draw:style-name="a55">
        <draw:frame draw:id="id4" presentation:style-name="a28" draw:name="Segnaposto intestazione 1" svg:x="0in" svg:y="0in" svg:width="3.25in" svg:height="0.50174in" presentation:class="header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5" presentation:style-name="a32" draw:name="Segnaposto data 2" svg:x="4.24826in" svg:y="0in" svg:width="3.25in" svg:height="0.50174in" presentation:class="date-time" presentation:placeholder="false">
          <draw:text-box>
            <text:p text:style-name="a31" text:class-names="" text:cond-style-name=""><text:span text:style-name="a29" text:class-names=""><text:date text:fixed="false" style:data-style-name="a30">07/09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33" draw:name="Segnaposto immagine diapositiva 3">
          <svg:title/>
          <svg:desc/>
        </draw:page-thumbnail>
        <draw:frame draw:id="id7" presentation:style-name="a48" draw:name="Segnaposto note 4" svg:x="0.75in" svg:y="4.8125in" svg:width="6in" svg:height="3.9375in" presentation:class="notes" presentation:placeholder="false">
          <draw:text-box>
            <text:p text:style-name="a35" text:class-names="" text:cond-style-name=""><text:span text:style-name="a34" text:class-names="">Modifica gli stili del testo dello schema</text:span></text:p>
            <text:list text:style-name="a38">
              <text:list-item>
                <text:list text:style-name="a38">
                  <text:list-item>
                    <text:p text:style-name="a37" text:class-names="" text:cond-style-name=""><text:span text:style-name="a36" text:class-names="">Secondo livello</text:span></text:p>
                  </text:list-item>
                </text:list>
              </text:list-item>
            </text:list>
            <text:list text:style-name="a41">
              <text:list-item>
                <text:list text:style-name="a41">
                  <text:list-item>
                    <text:list text:style-name="a41">
                      <text:list-item>
                        <text:p text:style-name="a40" text:class-names="" text:cond-style-name=""><text:span text:style-name="a3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list text:style-name="a44">
                          <text:list-item>
                            <text:p text:style-name="a43" text:class-names="" text:cond-style-name=""><text:span text:style-name="a4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list text:style-name="a47">
                          <text:list-item>
                            <text:list text:style-name="a47">
                              <text:list-item>
                                <text:p text:style-name="a46" text:class-names="" text:cond-style-name=""><text:span text:style-name="a45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51" draw:name="Segnaposto piè di pagina 5" svg:x="0in" svg:y="9.49826in" svg:width="3.25in" svg:height="0.50174in" presentation:class="footer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  <draw:frame draw:id="id9" presentation:style-name="a54" draw:name="Segnaposto numero diapositiva 6" svg:x="4.24826in" svg:y="9.49826in" svg:width="3.25in" svg:height="0.50174in" presentation:class="page-number" presentation:placeholder="false">
          <draw:text-box>
            <text:p text:style-name="a53" text:class-names="" text:cond-style-name=""><text:span text:style-name="a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olo" style:page-layout-name="pageLayout1" draw:style-name="a56">
      <draw:frame draw:id="id10" presentation:style-name="a59" draw:name="Segnaposto immagine 2" svg:x="0in" svg:y="0in" svg:width="13.33333in" svg:height="7.5in" presentation:class="graphic" presentation:placeholder="false">
        <draw:text-box>
          <text:p text:style-name="a58" text:class-names="" text:cond-style-name=""><text:span text:style-name="a57" text:class-names="">Fare clic sull'icona per inserire un'immagine</text:span></text:p>
        </draw:text-box>
        <svg:title/>
        <svg:desc/>
      </draw:frame>
      <draw:frame draw:id="id11" presentation:style-name="a63" draw:name="Segnaposto testo 13" svg:x="3.84115in" svg:y="6.47653in" svg:width="5.65104in" svg:height="0.56736in" presentation:class="outline" presentation:placeholder="false">
        <draw:text-box>
          <text:list text:style-name="a62">
            <text:list-item>
              <text:p text:style-name="a61" text:class-names="" text:cond-style-name=""><text:span text:style-name="a60" text:class-names="">Fare clic per modificare lo stile del titolo</text:span></text:p>
            </text:list-item>
          </text:list>
        </draw:text-box>
        <svg:title/>
        <svg:desc/>
      </draw:frame>
      <draw:frame draw:id="id12" presentation:style-name="a68" draw:name="Segnaposto testo 6" svg:x="4.41667in" svg:y="3.94632in" svg:width="4.5in" svg:height="0.56736in" presentation:class="outline" presentation:placeholder="false">
        <draw:text-box>
          <text:list text:style-name="a66">
            <text:list-item>
              <text:p text:style-name="a65" text:class-names="" text:cond-style-name=""><text:span text:style-name="a64" text:class-names="">RAPPORTO ANNUALE</text:span></text:p>
            </text:list-item>
          </text:list>
        </draw:text-box>
        <svg:title/>
        <svg:desc/>
      </draw:frame>
      <draw:frame draw:id="id13" presentation:style-name="a71" draw:name="Titolo 1" svg:x="0.38368in" svg:y="2.67458in" svg:width="12.56597in" svg:height="0.90104in" presentation:class="title" presentation:placeholder="false">
        <draw:text-box>
          <text:p text:style-name="a70" text:class-names="" text:cond-style-name=""><text:span text:style-name="a69" text:class-names="">Fare clic per modificare il TESTO dello schema</text:span></text:p>
        </draw:text-box>
        <svg:title/>
        <svg:desc/>
      </draw:frame>
      <presentation:notes style:page-layout-name="pageLayout2" draw:style-name="a101">
        <draw:frame draw:id="id4" presentation:style-name="a74" draw:name="Segnaposto intestazione 1" svg:x="0in" svg:y="0in" svg:width="3.25in" svg:height="0.50174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5" presentation:style-name="a78" draw:name="Segnaposto data 2" svg:x="4.24826in" svg:y="0in" svg:width="3.25in" svg:height="0.50174in" presentation:class="date-time" presentation:placeholder="false">
          <draw:text-box>
            <text:p text:style-name="a77" text:class-names="" text:cond-style-name=""><text:span text:style-name="a75" text:class-names=""><text:date text:fixed="false" style:data-style-name="a76">07/09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79" draw:name="Segnaposto immagine diapositiva 3">
          <svg:title/>
          <svg:desc/>
        </draw:page-thumbnail>
        <draw:frame draw:id="id7" presentation:style-name="a94" draw:name="Segnaposto note 4" svg:x="0.75in" svg:y="4.8125in" svg:width="6in" svg:height="3.9375in" presentation:class="notes" presentation:placeholder="false">
          <draw:text-box>
            <text:p text:style-name="a81" text:class-names="" text:cond-style-name=""><text:span text:style-name="a80" text:class-names="">Modifica gli stili del testo dello schema</text:span></text:p>
            <text:list text:style-name="a84">
              <text:list-item>
                <text:list text:style-name="a84">
                  <text:list-item>
                    <text:p text:style-name="a83" text:class-names="" text:cond-style-name=""><text:span text:style-name="a82" text:class-names="">Secondo livello</text:span></text:p>
                  </text:list-item>
                </text:list>
              </text:list-item>
            </text:list>
            <text:list text:style-name="a87">
              <text:list-item>
                <text:list text:style-name="a87">
                  <text:list-item>
                    <text:list text:style-name="a87">
                      <text:list-item>
                        <text:p text:style-name="a86" text:class-names="" text:cond-style-name=""><text:span text:style-name="a8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90">
              <text:list-item>
                <text:list text:style-name="a90">
                  <text:list-item>
                    <text:list text:style-name="a90">
                      <text:list-item>
                        <text:list text:style-name="a90">
                          <text:list-item>
                            <text:p text:style-name="a89" text:class-names="" text:cond-style-name=""><text:span text:style-name="a8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">
              <text:list-item>
                <text:list text:style-name="a93">
                  <text:list-item>
                    <text:list text:style-name="a93">
                      <text:list-item>
                        <text:list text:style-name="a93">
                          <text:list-item>
                            <text:list text:style-name="a93">
                              <text:list-item>
                                <text:p text:style-name="a92" text:class-names="" text:cond-style-name=""><text:span text:style-name="a91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97" draw:name="Segnaposto piè di pagina 5" svg:x="0in" svg:y="9.49826in" svg:width="3.25in" svg:height="0.50174in" presentation:class="footer" presentation:placeholder="false">
          <draw:text-box>
            <text:p text:style-name="a96" text:class-names="" text:cond-style-name=""><text:span text:style-name="a95" text:class-names=""/></text:p>
          </draw:text-box>
          <svg:title/>
          <svg:desc/>
        </draw:frame>
        <draw:frame draw:id="id9" presentation:style-name="a100" draw:name="Segnaposto numero diapositiva 6" svg:x="4.24826in" svg:y="9.49826in" svg:width="3.25in" svg:height="0.50174in" presentation:class="page-number" presentation:placeholder="false">
          <draw:text-box>
            <text:p text:style-name="a99" text:class-names="" text:cond-style-name=""><text:span text:style-name="a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Agenda" style:page-layout-name="pageLayout1" draw:style-name="a102">
      <draw:frame draw:id="id14" presentation:style-name="a105" draw:name="Segnaposto immagine 10" svg:x="0in" svg:y="0in" svg:width="6.66667in" svg:height="7.5in" presentation:class="graphic" presentation:placeholder="false">
        <draw:text-box>
          <text:p text:style-name="a104" text:class-names="" text:cond-style-name=""><text:span text:style-name="a103" text:class-names="">Fare clic sull'icona per inserire un'immagine</text:span></text:p>
        </draw:text-box>
        <svg:title/>
        <svg:desc/>
      </draw:frame>
      <draw:frame draw:id="id15" presentation:style-name="a108" draw:name="Titolo 1" svg:x="7.73055in" svg:y="0.70311in" svg:width="5.3in" svg:height="1.57037in" presentation:class="title" presentation:placeholder="false">
        <draw:text-box>
          <text:p text:style-name="a107" text:class-names="" text:cond-style-name=""><text:span text:style-name="a106" text:class-names="">Titolo</text:span></text:p>
        </draw:text-box>
        <svg:title/>
        <svg:desc/>
      </draw:frame>
      <draw:frame draw:id="id16" presentation:style-name="a111" draw:name="Segnaposto piè di pagina 4" svg:x="4.41667in" svg:y="6.95139in" svg:width="4.5in" svg:height="0.39931in" presentation:class="footer" presentation:placeholder="false">
        <draw:text-box>
          <text:p text:style-name="a110" text:class-names="" text:cond-style-name=""><text:span text:style-name="a109" text:class-names="">Aggiungere un piè di pagina</text:span></text:p>
        </draw:text-box>
        <svg:title/>
        <svg:desc/>
      </draw:frame>
      <draw:frame draw:id="id17" presentation:style-name="a114" draw:name="Segnaposto numero diapositiva 5" svg:x="12.63043in" svg:y="7.07382in" svg:width="0.48551in" svg:height="0.39931in" presentation:class="page-number" presentation:placeholder="false">
        <draw:text-box>
          <text:p text:style-name="a113" text:class-names="" text:cond-style-name=""><text:span text:style-name="a112" text:class-names=""><text:page-number style:num-format="1" text:fixed="false"/></text:span></text:p>
        </draw:text-box>
        <svg:title/>
        <svg:desc/>
      </draw:frame>
      <draw:frame draw:id="id18" presentation:style-name="a118" draw:name="Segnaposto testo 12" svg:x="7.73056in" svg:y="2.27349in" svg:width="4.5in" svg:height="4.15451in" presentation:class="outline" presentation:placeholder="false">
        <draw:text-box>
          <text:list text:style-name="a117">
            <text:list-item>
              <text:p text:style-name="a116" text:class-names="" text:cond-style-name=""><text:span text:style-name="a115" text:class-names="">FARE CLIC PER MODIFICARE GLI STILI DEL TESTO DELLO SCHEMA</text:span></text:p>
            </text:list-item>
          </text:list>
        </draw:text-box>
        <svg:title/>
        <svg:desc/>
      </draw:frame>
      <draw:custom-shape svg:x="7.73056in" svg:y="6.8941in" svg:width="3.29722in" svg:height="0.6059in" draw:id="id19" draw:style-name="a122" draw:name="Rettangolo 2">
        <svg:title/>
        <svg:desc/>
        <text:p text:style-name="a120" text:class-names="" text:cond-style-name=""><text:span text:style-name="a1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52">
        <draw:frame draw:id="id4" presentation:style-name="a125" draw:name="Segnaposto intestazione 1" svg:x="0in" svg:y="0in" svg:width="3.25in" svg:height="0.50174in" presentation:class="header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5" presentation:style-name="a129" draw:name="Segnaposto data 2" svg:x="4.24826in" svg:y="0in" svg:width="3.25in" svg:height="0.50174in" presentation:class="date-time" presentation:placeholder="false">
          <draw:text-box>
            <text:p text:style-name="a128" text:class-names="" text:cond-style-name=""><text:span text:style-name="a126" text:class-names=""><text:date text:fixed="false" style:data-style-name="a127">07/09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30" draw:name="Segnaposto immagine diapositiva 3">
          <svg:title/>
          <svg:desc/>
        </draw:page-thumbnail>
        <draw:frame draw:id="id7" presentation:style-name="a145" draw:name="Segnaposto note 4" svg:x="0.75in" svg:y="4.8125in" svg:width="6in" svg:height="3.9375in" presentation:class="notes" presentation:placeholder="false">
          <draw:text-box>
            <text:p text:style-name="a132" text:class-names="" text:cond-style-name=""><text:span text:style-name="a131" text:class-names="">Modifica gli stili del testo dello schema</text:span></text:p>
            <text:list text:style-name="a135">
              <text:list-item>
                <text:list text:style-name="a135">
                  <text:list-item>
                    <text:p text:style-name="a134" text:class-names="" text:cond-style-name=""><text:span text:style-name="a133" text:class-names="">Secondo livello</text:span></text:p>
                  </text:list-item>
                </text:list>
              </text:list-item>
            </text:list>
            <text:list text:style-name="a138">
              <text:list-item>
                <text:list text:style-name="a138">
                  <text:list-item>
                    <text:list text:style-name="a138">
                      <text:list-item>
                        <text:p text:style-name="a137" text:class-names="" text:cond-style-name=""><text:span text:style-name="a136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41">
              <text:list-item>
                <text:list text:style-name="a141">
                  <text:list-item>
                    <text:list text:style-name="a141">
                      <text:list-item>
                        <text:list text:style-name="a141">
                          <text:list-item>
                            <text:p text:style-name="a140" text:class-names="" text:cond-style-name=""><text:span text:style-name="a139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4">
              <text:list-item>
                <text:list text:style-name="a144">
                  <text:list-item>
                    <text:list text:style-name="a144">
                      <text:list-item>
                        <text:list text:style-name="a144">
                          <text:list-item>
                            <text:list text:style-name="a144">
                              <text:list-item>
                                <text:p text:style-name="a143" text:class-names="" text:cond-style-name=""><text:span text:style-name="a142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48" draw:name="Segnaposto piè di pagina 5" svg:x="0in" svg:y="9.49826in" svg:width="3.25in" svg:height="0.50174in" presentation:class="foot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9" presentation:style-name="a151" draw:name="Segnaposto numero diapositiva 6" svg:x="4.24826in" svg:y="9.49826in" svg:width="3.25in" svg:height="0.50174in" presentation:class="page-number" presentation:placeholder="false">
          <draw:text-box>
            <text:p text:style-name="a150" text:class-names="" text:cond-style-name=""><text:span text:style-name="a1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Introduzione" style:page-layout-name="pageLayout1" draw:style-name="a153">
      <draw:frame draw:id="id20" presentation:style-name="a158" draw:name="Segnaposto testo 19" svg:x="6.80833in" svg:y="1.69088in" svg:width="4.4in" svg:height="0.50839in" presentation:class="outline" presentation:placeholder="false">
        <draw:text-box>
          <text:list text:style-name="a156">
            <text:list-item>
              <text:p text:style-name="a155" text:class-names="" text:cond-style-name=""><text:span text:style-name="a154" text:class-names="">FARE CLIC PER MODIFICARE GLI STILI DEL TESTO DELLO SCHEMA</text:span></text:p>
            </text:list-item>
          </text:list>
        </draw:text-box>
        <svg:title/>
        <svg:desc/>
      </draw:frame>
      <draw:frame draw:id="id21" presentation:style-name="a161" draw:name="Segnaposto immagine 8" svg:x="0in" svg:y="0in" svg:width="5.92361in" svg:height="7.4879in" presentation:class="graphic" presentation:placeholder="false">
        <draw:text-box>
          <text:p text:style-name="a160" text:class-names="" text:cond-style-name=""><text:span text:style-name="a159" text:class-names="">Fare clic sull'icona per inserire un'immagine</text:span></text:p>
        </draw:text-box>
        <svg:title/>
        <svg:desc/>
      </draw:frame>
      <draw:frame draw:id="id22" presentation:style-name="a164" draw:name="Segnaposto numero diapositiva 5" svg:x="12.63043in" svg:y="7.07382in" svg:width="0.48551in" svg:height="0.39931in" presentation:class="page-number" presentation:placeholder="false">
        <draw:text-box>
          <text:p text:style-name="a163" text:class-names="" text:cond-style-name=""><text:span text:style-name="a162" text:class-names=""><text:page-number style:num-format="1" text:fixed="false"/></text:span></text:p>
        </draw:text-box>
        <svg:title/>
        <svg:desc/>
      </draw:frame>
      <draw:frame draw:id="id23" presentation:style-name="a169" draw:name="Segnaposto contenuto 8" svg:x="6.66667in" svg:y="3.0617in" svg:width="5.0812in" svg:height="2.42627in" presentation:class="object" presentation:placeholder="false">
        <draw:text-box>
          <text:p text:style-name="a166" text:class-names="" text:cond-style-name=""><text:span text:style-name="a165" text:class-names="">Fare clic per modificare lo stile del testo dello schema.</text:span></text:p>
          <text:p text:style-name="a168" text:class-names="" text:cond-style-name=""><text:span text:style-name="a167" text:class-names=""/></text:p>
        </draw:text-box>
        <svg:title/>
        <svg:desc/>
      </draw:frame>
      <draw:frame draw:id="id24" draw:style-name="a172" draw:name="Segnaposto numero diapositiva 70" svg:x="12.63043in" svg:y="7.07382in" svg:width="0.48551in" svg:height="0.39931in">
        <draw:text-box>
          <text:p text:style-name="a171" text:class-names="" text:cond-style-name=""><text:span text:style-name="a170" text:class-names=""><text:page-number style:num-format="1" text:fixed="false"/></text:span></text:p>
        </draw:text-box>
        <svg:title/>
        <svg:desc/>
      </draw:frame>
      <draw:frame draw:id="id25" presentation:style-name="a175" draw:name="Titolo 1" svg:x="6.66667in" svg:y="0.66933in" svg:width="6.44928in" svg:height="0.96701in" presentation:class="title" presentation:placeholder="false">
        <draw:text-box>
          <text:p text:style-name="a174" text:class-names="" text:cond-style-name=""><text:span text:style-name="a173" text:class-names="">Fare clic per modificare lo stile del titolo dello schema</text:span></text:p>
        </draw:text-box>
        <svg:title/>
        <svg:desc/>
      </draw:frame>
      <presentation:notes style:page-layout-name="pageLayout2" draw:style-name="a205">
        <draw:frame draw:id="id4" presentation:style-name="a178" draw:name="Segnaposto intestazione 1" svg:x="0in" svg:y="0in" svg:width="3.25in" svg:height="0.50174in" presentation:class="head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5" presentation:style-name="a182" draw:name="Segnaposto data 2" svg:x="4.24826in" svg:y="0in" svg:width="3.25in" svg:height="0.50174in" presentation:class="date-time" presentation:placeholder="false">
          <draw:text-box>
            <text:p text:style-name="a181" text:class-names="" text:cond-style-name=""><text:span text:style-name="a179" text:class-names=""><text:date text:fixed="false" style:data-style-name="a180">07/09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83" draw:name="Segnaposto immagine diapositiva 3">
          <svg:title/>
          <svg:desc/>
        </draw:page-thumbnail>
        <draw:frame draw:id="id7" presentation:style-name="a198" draw:name="Segnaposto note 4" svg:x="0.75in" svg:y="4.8125in" svg:width="6in" svg:height="3.9375in" presentation:class="notes" presentation:placeholder="false">
          <draw:text-box>
            <text:p text:style-name="a185" text:class-names="" text:cond-style-name=""><text:span text:style-name="a184" text:class-names="">Modifica gli stili del testo dello schema</text:span></text:p>
            <text:list text:style-name="a188">
              <text:list-item>
                <text:list text:style-name="a188">
                  <text:list-item>
                    <text:p text:style-name="a187" text:class-names="" text:cond-style-name=""><text:span text:style-name="a186" text:class-names="">Secondo livello</text:span></text:p>
                  </text:list-item>
                </text:list>
              </text:list-item>
            </text:list>
            <text:list text:style-name="a191">
              <text:list-item>
                <text:list text:style-name="a191">
                  <text:list-item>
                    <text:list text:style-name="a191">
                      <text:list-item>
                        <text:p text:style-name="a190" text:class-names="" text:cond-style-name=""><text:span text:style-name="a18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list text:style-name="a194">
                          <text:list-item>
                            <text:p text:style-name="a193" text:class-names="" text:cond-style-name=""><text:span text:style-name="a19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list text:style-name="a197">
                              <text:list-item>
                                <text:p text:style-name="a196" text:class-names="" text:cond-style-name=""><text:span text:style-name="a195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01" draw:name="Segnaposto piè di pagina 5" svg:x="0in" svg:y="9.49826in" svg:width="3.25in" svg:height="0.50174in" presentation:class="foot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9" presentation:style-name="a204" draw:name="Segnaposto numero diapositiva 6" svg:x="4.24826in" svg:y="9.49826in" svg:width="3.25in" svg:height="0.50174in" presentation:class="page-number" presentation:placeholder="false">
          <draw:text-box>
            <text:p text:style-name="a203" text:class-names="" text:cond-style-name=""><text:span text:style-name="a2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Interruzione-di-sezione" style:page-layout-name="pageLayout1" draw:style-name="a206">
      <draw:frame draw:id="id26" presentation:style-name="a209" draw:name="Segnaposto immagine 10" svg:x="0in" svg:y="0in" svg:width="6.66667in" svg:height="7.51085in" presentation:class="graphic" presentation:placeholder="false">
        <draw:text-box>
          <text:p text:style-name="a208" text:class-names="" text:cond-style-name=""><text:span text:style-name="a207" text:class-names="">Fare clic sull'icona per inserire un'immagine</text:span></text:p>
        </draw:text-box>
        <svg:title/>
        <svg:desc/>
      </draw:frame>
      <draw:frame draw:id="id27" presentation:style-name="a212" draw:name="Titolo 1" svg:x="6.66667in" svg:y="2.47471in" svg:width="5.74306in" svg:height="1.81682in" presentation:class="title" presentation:placeholder="false">
        <draw:text-box>
          <text:p text:style-name="a211" text:class-names="" text:cond-style-name=""><text:span text:style-name="a210" text:class-names="">FARE CLIC PER MODIFICARE IL TITOLO DELLO SCHEMA</text:span></text:p>
        </draw:text-box>
        <svg:title/>
        <svg:desc/>
      </draw:frame>
      <draw:frame draw:id="id28" presentation:style-name="a217" draw:name="Segnaposto testo 2" svg:x="6.66667in" svg:y="4.78799in" svg:width="5.74306in" svg:height="0.39931in" presentation:class="outline" presentation:placeholder="false">
        <draw:text-box>
          <text:list text:style-name="a215">
            <text:list-item>
              <text:p text:style-name="a214" text:class-names="" text:cond-style-name=""><text:span text:style-name="a213" text:class-names="">MODIFICARE GLI STILI DEL TESTO DELLO SCHEMA</text:span></text:p>
            </text:list-item>
          </text:list>
        </draw:text-box>
        <svg:title/>
        <svg:desc/>
      </draw:frame>
      <draw:frame draw:id="id29" presentation:style-name="a220" draw:name="Segnaposto piè di pagina 4" svg:x="4.41667in" svg:y="6.95139in" svg:width="4.5in" svg:height="0.39931in" presentation:class="footer" presentation:placeholder="false">
        <draw:text-box>
          <text:p text:style-name="a219" text:class-names="" text:cond-style-name=""><text:span text:style-name="a218" text:class-names="">Aggiungere un piè di pagina</text:span></text:p>
        </draw:text-box>
        <svg:title/>
        <svg:desc/>
      </draw:frame>
      <draw:frame draw:id="id30" presentation:style-name="a223" draw:name="Segnaposto numero diapositiva 5" svg:x="12.63043in" svg:y="7.07382in" svg:width="0.48551in" svg:height="0.39931in" presentation:class="page-number" presentation:placeholder="false">
        <draw:text-box>
          <text:p text:style-name="a222" text:class-names="" text:cond-style-name=""><text:span text:style-name="a221" text:class-names=""><text:page-number style:num-format="1" text:fixed="false"/></text:span></text:p>
        </draw:text-box>
        <svg:title/>
        <svg:desc/>
      </draw:frame>
      <presentation:notes style:page-layout-name="pageLayout2" draw:style-name="a253">
        <draw:frame draw:id="id4" presentation:style-name="a226" draw:name="Segnaposto intestazione 1" svg:x="0in" svg:y="0in" svg:width="3.25in" svg:height="0.50174in" presentation:class="head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5" presentation:style-name="a230" draw:name="Segnaposto data 2" svg:x="4.24826in" svg:y="0in" svg:width="3.25in" svg:height="0.50174in" presentation:class="date-time" presentation:placeholder="false">
          <draw:text-box>
            <text:p text:style-name="a229" text:class-names="" text:cond-style-name=""><text:span text:style-name="a227" text:class-names=""><text:date text:fixed="false" style:data-style-name="a228">07/09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31" draw:name="Segnaposto immagine diapositiva 3">
          <svg:title/>
          <svg:desc/>
        </draw:page-thumbnail>
        <draw:frame draw:id="id7" presentation:style-name="a246" draw:name="Segnaposto note 4" svg:x="0.75in" svg:y="4.8125in" svg:width="6in" svg:height="3.9375in" presentation:class="notes" presentation:placeholder="false">
          <draw:text-box>
            <text:p text:style-name="a233" text:class-names="" text:cond-style-name=""><text:span text:style-name="a232" text:class-names="">Modifica gli stili del testo dello schema</text:span></text:p>
            <text:list text:style-name="a236">
              <text:list-item>
                <text:list text:style-name="a236">
                  <text:list-item>
                    <text:p text:style-name="a235" text:class-names="" text:cond-style-name=""><text:span text:style-name="a234" text:class-names="">Secondo livello</text:span></text:p>
                  </text:list-item>
                </text:list>
              </text:list-item>
            </text:list>
            <text:list text:style-name="a239">
              <text:list-item>
                <text:list text:style-name="a239">
                  <text:list-item>
                    <text:list text:style-name="a239">
                      <text:list-item>
                        <text:p text:style-name="a238" text:class-names="" text:cond-style-name=""><text:span text:style-name="a237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42">
              <text:list-item>
                <text:list text:style-name="a242">
                  <text:list-item>
                    <text:list text:style-name="a242">
                      <text:list-item>
                        <text:list text:style-name="a242">
                          <text:list-item>
                            <text:p text:style-name="a241" text:class-names="" text:cond-style-name=""><text:span text:style-name="a240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5">
              <text:list-item>
                <text:list text:style-name="a245">
                  <text:list-item>
                    <text:list text:style-name="a245">
                      <text:list-item>
                        <text:list text:style-name="a245">
                          <text:list-item>
                            <text:list text:style-name="a245">
                              <text:list-item>
                                <text:p text:style-name="a244" text:class-names="" text:cond-style-name=""><text:span text:style-name="a243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49" draw:name="Segnaposto piè di pagina 5" svg:x="0in" svg:y="9.49826in" svg:width="3.25in" svg:height="0.50174in" presentation:class="footer" presentation:placeholder="false">
          <draw:text-box>
            <text:p text:style-name="a248" text:class-names="" text:cond-style-name=""><text:span text:style-name="a247" text:class-names=""/></text:p>
          </draw:text-box>
          <svg:title/>
          <svg:desc/>
        </draw:frame>
        <draw:frame draw:id="id9" presentation:style-name="a252" draw:name="Segnaposto numero diapositiva 6" svg:x="4.24826in" svg:y="9.49826in" svg:width="3.25in" svg:height="0.50174in" presentation:class="page-number" presentation:placeholder="false">
          <draw:text-box>
            <text:p text:style-name="a251" text:class-names="" text:cond-style-name=""><text:span text:style-name="a2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eam" style:page-layout-name="pageLayout1" draw:style-name="a254">
      <draw:frame draw:id="id31" presentation:style-name="a257" draw:name="Titolo 1" svg:x="8.52174in" svg:y="0.39931in" svg:width="4.39493in" svg:height="0.62772in" presentation:class="title" presentation:placeholder="false">
        <draw:text-box>
          <text:p text:style-name="a256" text:class-names="" text:cond-style-name=""><text:span text:style-name="a255" text:class-names="">INSERIRE QUI IL TITOLO DIAPOSITIVA</text:span></text:p>
        </draw:text-box>
        <svg:title/>
        <svg:desc/>
      </draw:frame>
      <draw:frame draw:id="id32" presentation:style-name="a273" draw:name="Segnaposto contenuto 2" svg:x="8.52174in" svg:y="1.38215in" svg:width="4.39493in" svg:height="5.07042in" presentation:class="object" presentation:placeholder="false">
        <draw:text-box>
          <text:list text:style-name="a260">
            <text:list-item>
              <text:p text:style-name="a259" text:class-names="" text:cond-style-name=""><text:span text:style-name="a258" text:class-names="">Fare clic per modificare gli stili del testo dello schema</text:span></text:p>
            </text:list-item>
          </text:list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Secondo livello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7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76" draw:name="Segnaposto numero diapositiva 5" svg:x="12.63043in" svg:y="7.07382in" svg:width="0.48551in" svg:height="0.39931in" presentation:class="page-number" presentation:placeholder="false">
        <draw:text-box>
          <text:p text:style-name="a275" text:class-names="" text:cond-style-name=""><text:span text:style-name="a274" text:class-names=""><text:page-number style:num-format="1" text:fixed="false"/></text:span></text:p>
        </draw:text-box>
        <svg:title/>
        <svg:desc/>
      </draw:frame>
      <draw:frame draw:id="id34" presentation:style-name="a280" draw:name="Segnaposto immagine 4" svg:x="0.80556in" svg:y="0.39931in" svg:width="3.27778in" svg:height="1.9488in" presentation:class="graphic" presentation:placeholder="false">
        <draw:text-box>
          <text:list text:style-name="a279">
            <text:list-item>
              <text:p text:style-name="a278" text:class-names="" text:cond-style-name=""><text:span text:style-name="a277" text:class-names="">Fare clic sull'icona per inserire un'immagine</text:span></text:p>
            </text:list-item>
          </text:list>
        </draw:text-box>
        <svg:title/>
        <svg:desc/>
      </draw:frame>
      <draw:frame draw:id="id35" presentation:style-name="a284" draw:name="Segnaposto immagine 4" svg:x="4.43056in" svg:y="0.39931in" svg:width="3.27778in" svg:height="1.9488in" presentation:class="graphic" presentation:placeholder="false">
        <draw:text-box>
          <text:list text:style-name="a283">
            <text:list-item>
              <text:p text:style-name="a282" text:class-names="" text:cond-style-name=""><text:span text:style-name="a281" text:class-names="">Fare clic sull'icona per inserire un'immagine</text:span></text:p>
            </text:list-item>
          </text:list>
        </draw:text-box>
        <svg:title/>
        <svg:desc/>
      </draw:frame>
      <draw:frame draw:id="id36" presentation:style-name="a288" draw:name="Segnaposto immagine 4" svg:x="0.80556in" svg:y="2.64931in" svg:width="3.27778in" svg:height="1.9488in" presentation:class="graphic" presentation:placeholder="false">
        <draw:text-box>
          <text:list text:style-name="a287">
            <text:list-item>
              <text:p text:style-name="a286" text:class-names="" text:cond-style-name=""><text:span text:style-name="a285" text:class-names="">Fare clic sull'icona per inserire un'immagine</text:span></text:p>
            </text:list-item>
          </text:list>
        </draw:text-box>
        <svg:title/>
        <svg:desc/>
      </draw:frame>
      <draw:frame draw:id="id37" presentation:style-name="a292" draw:name="Segnaposto immagine 4" svg:x="4.43056in" svg:y="2.64931in" svg:width="3.27778in" svg:height="1.9488in" presentation:class="graphic" presentation:placeholder="false">
        <draw:text-box>
          <text:list text:style-name="a291">
            <text:list-item>
              <text:p text:style-name="a290" text:class-names="" text:cond-style-name=""><text:span text:style-name="a289" text:class-names="">Fare clic sull'icona per inserire un'immagine</text:span></text:p>
            </text:list-item>
          </text:list>
        </draw:text-box>
        <svg:title/>
        <svg:desc/>
      </draw:frame>
      <draw:frame draw:id="id38" presentation:style-name="a296" draw:name="Segnaposto immagine 4" svg:x="0.80556in" svg:y="4.89931in" svg:width="3.27778in" svg:height="1.9488in" presentation:class="graphic" presentation:placeholder="false">
        <draw:text-box>
          <text:list text:style-name="a295">
            <text:list-item>
              <text:p text:style-name="a294" text:class-names="" text:cond-style-name=""><text:span text:style-name="a293" text:class-names="">Fare clic sull'icona per inserire un'immagine</text:span></text:p>
            </text:list-item>
          </text:list>
        </draw:text-box>
        <svg:title/>
        <svg:desc/>
      </draw:frame>
      <draw:frame draw:id="id39" presentation:style-name="a300" draw:name="Segnaposto immagine 4" svg:x="4.43056in" svg:y="4.89931in" svg:width="3.27778in" svg:height="1.9488in" presentation:class="graphic" presentation:placeholder="false">
        <draw:text-box>
          <text:list text:style-name="a299">
            <text:list-item>
              <text:p text:style-name="a298" text:class-names="" text:cond-style-name=""><text:span text:style-name="a297" text:class-names="">Fare clic sull'icona per inserire un'immagine</text:span></text:p>
            </text:list-item>
          </text:list>
        </draw:text-box>
        <svg:title/>
        <svg:desc/>
      </draw:frame>
      <draw:custom-shape svg:x="8.51015in" svg:y="6.8941in" svg:width="3.29722in" svg:height="0.6059in" draw:id="id40" draw:style-name="a304" draw:name="Rettangolo 3">
        <svg:title/>
        <svg:desc/>
        <text:p text:style-name="a302" text:class-names="" text:cond-style-name=""><text:span text:style-name="a3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334">
        <draw:frame draw:id="id4" presentation:style-name="a307" draw:name="Segnaposto intestazione 1" svg:x="0in" svg:y="0in" svg:width="3.25in" svg:height="0.50174in" presentation:class="header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5" presentation:style-name="a311" draw:name="Segnaposto data 2" svg:x="4.24826in" svg:y="0in" svg:width="3.25in" svg:height="0.50174in" presentation:class="date-time" presentation:placeholder="false">
          <draw:text-box>
            <text:p text:style-name="a310" text:class-names="" text:cond-style-name=""><text:span text:style-name="a308" text:class-names=""><text:date text:fixed="false" style:data-style-name="a309">07/09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312" draw:name="Segnaposto immagine diapositiva 3">
          <svg:title/>
          <svg:desc/>
        </draw:page-thumbnail>
        <draw:frame draw:id="id7" presentation:style-name="a327" draw:name="Segnaposto note 4" svg:x="0.75in" svg:y="4.8125in" svg:width="6in" svg:height="3.9375in" presentation:class="notes" presentation:placeholder="false">
          <draw:text-box>
            <text:p text:style-name="a314" text:class-names="" text:cond-style-name=""><text:span text:style-name="a313" text:class-names="">Modifica gli stili del testo dello schema</text:span></text:p>
            <text:list text:style-name="a317">
              <text:list-item>
                <text:list text:style-name="a317">
                  <text:list-item>
                    <text:p text:style-name="a316" text:class-names="" text:cond-style-name=""><text:span text:style-name="a315" text:class-names="">Secondo livello</text:span></text:p>
                  </text:list-item>
                </text:list>
              </text:list-item>
            </text:list>
            <text:list text:style-name="a320">
              <text:list-item>
                <text:list text:style-name="a320">
                  <text:list-item>
                    <text:list text:style-name="a320">
                      <text:list-item>
                        <text:p text:style-name="a319" text:class-names="" text:cond-style-name=""><text:span text:style-name="a31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323">
              <text:list-item>
                <text:list text:style-name="a323">
                  <text:list-item>
                    <text:list text:style-name="a323">
                      <text:list-item>
                        <text:list text:style-name="a323">
                          <text:list-item>
                            <text:p text:style-name="a322" text:class-names="" text:cond-style-name=""><text:span text:style-name="a32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6">
              <text:list-item>
                <text:list text:style-name="a326">
                  <text:list-item>
                    <text:list text:style-name="a326">
                      <text:list-item>
                        <text:list text:style-name="a326">
                          <text:list-item>
                            <text:list text:style-name="a326">
                              <text:list-item>
                                <text:p text:style-name="a325" text:class-names="" text:cond-style-name=""><text:span text:style-name="a324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30" draw:name="Segnaposto piè di pagina 5" svg:x="0in" svg:y="9.49826in" svg:width="3.25in" svg:height="0.50174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9" presentation:style-name="a333" draw:name="Segnaposto numero diapositiva 6" svg:x="4.24826in" svg:y="9.49826in" svg:width="3.25in" svg:height="0.50174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Grafico-e-tabella" style:page-layout-name="pageLayout1" draw:style-name="a335">
      <draw:frame draw:id="id41" presentation:style-name="a338" draw:name="Titolo 1" svg:x="0.65017in" svg:y="0.83967in" svg:width="12.03299in" svg:height="0.90104in" presentation:class="title" presentation:placeholder="false">
        <draw:text-box>
          <text:p text:style-name="a337" text:class-names="" text:cond-style-name=""><text:span text:style-name="a336" text:class-names="">Fare clic per modificare lo stile del titolo dello schema</text:span></text:p>
        </draw:text-box>
        <svg:title/>
        <svg:desc/>
      </draw:frame>
      <draw:frame draw:id="id42" presentation:style-name="a341" draw:name="Segnaposto piè di pagina 2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>Aggiungere un piè di pagina</text:span></text:p>
        </draw:text-box>
        <svg:title/>
        <svg:desc/>
      </draw:frame>
      <draw:frame draw:id="id43" presentation:style-name="a344" draw:name="Segnaposto numero diapositiva 3" svg:x="12.63043in" svg:y="7.07382in" svg:width="0.48551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4" presentation:style-name="a347" draw:name="Segnaposto intestazione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5" presentation:style-name="a351" draw:name="Segnaposto data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07/09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352" draw:name="Segnaposto immagine diapositiva 3">
          <svg:title/>
          <svg:desc/>
        </draw:page-thumbnail>
        <draw:frame draw:id="id7" presentation:style-name="a367" draw:name="Segnaposto note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Modifica gli stili del testo dello schema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Secondo livello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70" draw:name="Segnaposto piè di pagina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9" presentation:style-name="a373" draw:name="Segnaposto numero diapositiva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Offerta" style:page-layout-name="pageLayout1" draw:style-name="a375">
      <draw:frame draw:id="id44" presentation:style-name="a378" draw:name="Segnaposto immagine 2" svg:x="0in" svg:y="0in" svg:width="13.33333in" svg:height="7.5in" presentation:class="graphic" presentation:placeholder="false">
        <draw:text-box>
          <text:p text:style-name="a377" text:class-names="" text:cond-style-name=""><text:span text:style-name="a376" text:class-names="">Fare clic sull'icona per inserire un'immagine</text:span></text:p>
        </draw:text-box>
        <svg:title/>
        <svg:desc/>
      </draw:frame>
      <draw:frame draw:id="id45" presentation:style-name="a382" draw:name="Titolo 1" svg:x="4.41667in" svg:y="5.03843in" svg:width="4.5in" svg:height="0.46094in" presentation:class="title" presentation:placeholder="false">
        <draw:text-box>
          <text:p text:style-name="a380" text:class-names="" text:cond-style-name=""><text:span text:style-name="a379" text:class-names="">Fare clic per modificare lo stile del titolo dello schema</text:span></text:p>
        </draw:text-box>
        <svg:title/>
        <svg:desc/>
      </draw:frame>
      <draw:frame draw:id="id46" presentation:style-name="a386" draw:name="Segnaposto testo 6" svg:x="1.61719in" svg:y="1.71667in" svg:width="10.09896in" svg:height="2.89965in" presentation:class="outline" presentation:placeholder="false">
        <draw:text-box>
          <text:list text:style-name="a385">
            <text:list-item>
              <text:p text:style-name="a384" text:class-names="" text:cond-style-name=""><text:span text:style-name="a383" text:class-names="">FARE CLIC PER MODIFICARE GLI STILI DEL TESTO DELLO SCHEMA</text:span></text:p>
            </text:list-item>
          </text:list>
        </draw:text-box>
        <svg:title/>
        <svg:desc/>
      </draw:frame>
      <presentation:notes style:page-layout-name="pageLayout2" draw:style-name="a416">
        <draw:frame draw:id="id4" presentation:style-name="a389" draw:name="Segnaposto intestazione 1" svg:x="0in" svg:y="0in" svg:width="3.25in" svg:height="0.50174in" presentation:class="head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5" presentation:style-name="a393" draw:name="Segnaposto data 2" svg:x="4.24826in" svg:y="0in" svg:width="3.25in" svg:height="0.50174in" presentation:class="date-time" presentation:placeholder="false">
          <draw:text-box>
            <text:p text:style-name="a392" text:class-names="" text:cond-style-name=""><text:span text:style-name="a390" text:class-names=""><text:date text:fixed="false" style:data-style-name="a391">07/09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394" draw:name="Segnaposto immagine diapositiva 3">
          <svg:title/>
          <svg:desc/>
        </draw:page-thumbnail>
        <draw:frame draw:id="id7" presentation:style-name="a409" draw:name="Segnaposto note 4" svg:x="0.75in" svg:y="4.8125in" svg:width="6in" svg:height="3.9375in" presentation:class="notes" presentation:placeholder="false">
          <draw:text-box>
            <text:p text:style-name="a396" text:class-names="" text:cond-style-name=""><text:span text:style-name="a395" text:class-names="">Modifica gli stili del testo dello schema</text:span></text:p>
            <text:list text:style-name="a399">
              <text:list-item>
                <text:list text:style-name="a399">
                  <text:list-item>
                    <text:p text:style-name="a398" text:class-names="" text:cond-style-name=""><text:span text:style-name="a397" text:class-names="">Secondo livello</text:span></text:p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p text:style-name="a401" text:class-names="" text:cond-style-name=""><text:span text:style-name="a40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list text:style-name="a405">
                          <text:list-item>
                            <text:p text:style-name="a404" text:class-names="" text:cond-style-name=""><text:span text:style-name="a40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6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12" draw:name="Segnaposto piè di pagina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9" presentation:style-name="a415" draw:name="Segnaposto numero diapositiva 6" svg:x="4.24826in" svg:y="9.49826in" svg:width="3.25in" svg:height="0.50174in" presentation:class="page-number" presentation:placeholder="false">
          <draw:text-box>
            <text:p text:style-name="a414" text:class-names="" text:cond-style-name=""><text:span text:style-name="a4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Colonna-contenuto-2" style:page-layout-name="pageLayout1" draw:style-name="a417">
      <draw:frame draw:id="id47" presentation:style-name="a420" draw:name="Titolo 2" svg:x="0.65017in" svg:y="0in" svg:width="12.03299in" svg:height="1.77517in" presentation:class="title" presentation:placeholder="false">
        <draw:text-box>
          <text:p text:style-name="a419" text:class-names="" text:cond-style-name=""><text:span text:style-name="a418" text:class-names="">Fare clic per modificare lo stile del titolo dello schema</text:span></text:p>
        </draw:text-box>
        <svg:title/>
        <svg:desc/>
      </draw:frame>
      <draw:frame draw:id="id48" presentation:style-name="a424" draw:name="Segnaposto immagine 17" svg:x="7.19445in" svg:y="1.79167in" svg:width="5.63889in" svg:height="2.06944in" presentation:class="graphic" presentation:placeholder="false">
        <draw:text-box>
          <text:list text:style-name="a423">
            <text:list-item>
              <text:p text:style-name="a422" text:class-names="" text:cond-style-name=""><text:span text:style-name="a421" text:class-names="">Fare clic sull'icona per inserire un'immagine</text:span></text:p>
            </text:list-item>
          </text:list>
        </draw:text-box>
        <svg:title/>
        <svg:desc/>
      </draw:frame>
      <draw:frame draw:id="id49" presentation:style-name="a428" draw:name="Segnaposto immagine 17" svg:x="0.51389in" svg:y="1.79167in" svg:width="5.63889in" svg:height="2.06944in" presentation:class="graphic" presentation:placeholder="false">
        <draw:text-box>
          <text:list text:style-name="a427">
            <text:list-item>
              <text:p text:style-name="a426" text:class-names="" text:cond-style-name=""><text:span text:style-name="a425" text:class-names="">Fare clic sull'icona per inserire un'immagine</text:span></text:p>
            </text:list-item>
          </text:list>
        </draw:text-box>
        <svg:title/>
        <svg:desc/>
      </draw:frame>
      <draw:frame draw:id="id50" presentation:style-name="a432" draw:name="Segnaposto testo 3" svg:x="0.51302in" svg:y="4.22611in" svg:width="5.64062in" svg:height="0.5408in" presentation:class="outline" presentation:placeholder="false">
        <draw:text-box>
          <text:list text:style-name="a431">
            <text:list-item>
              <text:p text:style-name="a430" text:class-names="" text:cond-style-name=""><text:span text:style-name="a429" text:class-names="">Fare clic per modificare lo stile del titolo</text:span></text:p>
            </text:list-item>
          </text:list>
        </draw:text-box>
        <svg:title/>
        <svg:desc/>
      </draw:frame>
      <draw:frame draw:id="id51" presentation:style-name="a436" draw:name="Segnaposto contenuto 4" svg:x="0.51302in" svg:y="4.95531in" svg:width="5.64062in" svg:height="2.23003in" presentation:class="object" presentation:placeholder="false">
        <draw:text-box>
          <text:list text:style-name="a435">
            <text:list-item>
              <text:p text:style-name="a434" text:class-names="" text:cond-style-name=""><text:span text:style-name="a433" text:class-names="">Fare clic per modificare lo stile del titolo</text:span></text:p>
            </text:list-item>
          </text:list>
        </draw:text-box>
        <svg:title/>
        <svg:desc/>
      </draw:frame>
      <draw:frame draw:id="id52" presentation:style-name="a440" draw:name="Segnaposto testo 5" svg:x="7.17969in" svg:y="4.22611in" svg:width="5.6684in" svg:height="0.5408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Fare clic per modificare lo stile del titolo</text:span></text:p>
            </text:list-item>
          </text:list>
        </draw:text-box>
        <svg:title/>
        <svg:desc/>
      </draw:frame>
      <draw:frame draw:id="id53" presentation:style-name="a444" draw:name="Segnaposto contenuto 6" svg:x="7.17969in" svg:y="4.95531in" svg:width="5.6684in" svg:height="2.23003in" presentation:class="object" presentation:placeholder="false">
        <draw:text-box>
          <text:list text:style-name="a443">
            <text:list-item>
              <text:p text:style-name="a442" text:class-names="" text:cond-style-name=""><text:span text:style-name="a441" text:class-names="">Fare clic per modificare lo stile del titolo</text:span></text:p>
            </text:list-item>
          </text:list>
        </draw:text-box>
        <svg:title/>
        <svg:desc/>
      </draw:frame>
      <draw:frame draw:id="id54" presentation:style-name="a447" draw:name="Segnaposto numero diapositiva 5" svg:x="12.63043in" svg:y="7.07382in" svg:width="0.48551in" svg:height="0.39931in" presentation:class="page-number" presentation:placeholder="false">
        <draw:text-box>
          <text:p text:style-name="a446" text:class-names="" text:cond-style-name=""><text:span text:style-name="a445" text:class-names=""><text:page-number style:num-format="1" text:fixed="false"/></text:span></text:p>
        </draw:text-box>
        <svg:title/>
        <svg:desc/>
      </draw:frame>
      <presentation:notes style:page-layout-name="pageLayout2" draw:style-name="a477">
        <draw:frame draw:id="id4" presentation:style-name="a450" draw:name="Segnaposto intestazione 1" svg:x="0in" svg:y="0in" svg:width="3.25in" svg:height="0.50174in" presentation:class="head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5" presentation:style-name="a454" draw:name="Segnaposto data 2" svg:x="4.24826in" svg:y="0in" svg:width="3.25in" svg:height="0.50174in" presentation:class="date-time" presentation:placeholder="false">
          <draw:text-box>
            <text:p text:style-name="a453" text:class-names="" text:cond-style-name=""><text:span text:style-name="a451" text:class-names=""><text:date text:fixed="false" style:data-style-name="a452">07/09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455" draw:name="Segnaposto immagine diapositiva 3">
          <svg:title/>
          <svg:desc/>
        </draw:page-thumbnail>
        <draw:frame draw:id="id7" presentation:style-name="a470" draw:name="Segnaposto note 4" svg:x="0.75in" svg:y="4.8125in" svg:width="6in" svg:height="3.9375in" presentation:class="notes" presentation:placeholder="false">
          <draw:text-box>
            <text:p text:style-name="a457" text:class-names="" text:cond-style-name=""><text:span text:style-name="a456" text:class-names="">Modifica gli stili del testo dello schema</text:span></text:p>
            <text:list text:style-name="a460">
              <text:list-item>
                <text:list text:style-name="a460">
                  <text:list-item>
                    <text:p text:style-name="a459" text:class-names="" text:cond-style-name=""><text:span text:style-name="a458" text:class-names="">Secondo livello</text:span></text:p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p text:style-name="a462" text:class-names="" text:cond-style-name=""><text:span text:style-name="a461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list text:style-name="a466">
                          <text:list-item>
                            <text:p text:style-name="a465" text:class-names="" text:cond-style-name=""><text:span text:style-name="a464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list text:style-name="a469">
                              <text:list-item>
                                <text:p text:style-name="a468" text:class-names="" text:cond-style-name=""><text:span text:style-name="a467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73" draw:name="Segnaposto piè di pagina 5" svg:x="0in" svg:y="9.49826in" svg:width="3.25in" svg:height="0.50174in" presentation:class="footer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9" presentation:style-name="a476" draw:name="Segnaposto numero diapositiva 6" svg:x="4.24826in" svg:y="9.49826in" svg:width="3.25in" svg:height="0.50174in" presentation:class="page-number" presentation:placeholder="false">
          <draw:text-box>
            <text:p text:style-name="a475" text:class-names="" text:cond-style-name=""><text:span text:style-name="a4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lonna-contenuto-3" style:page-layout-name="pageLayout1" draw:style-name="a478">
      <draw:frame draw:id="id55" presentation:style-name="a481" draw:name="Titolo 2" svg:x="0.65017in" svg:y="0in" svg:width="12.03299in" svg:height="1.77517in" presentation:class="title" presentation:placeholder="false">
        <draw:text-box>
          <text:p text:style-name="a480" text:class-names="" text:cond-style-name=""><text:span text:style-name="a479" text:class-names="">Fare clic per modificare lo stile del titolo dello schema</text:span></text:p>
        </draw:text-box>
        <svg:title/>
        <svg:desc/>
      </draw:frame>
      <draw:frame draw:id="id56" presentation:style-name="a497" draw:name="Segnaposto testo 27" svg:x="1.05in" svg:y="4.01302in" svg:width="3.39931in" svg:height="2.80729in" presentation:class="outline" presentation:placeholder="false">
        <draw:text-box>
          <text:list text:style-name="a484">
            <text:list-item>
              <text:p text:style-name="a483" text:class-names="" text:cond-style-name=""><text:span text:style-name="a482" text:class-names="">FARE CLIC PER MODIFICARE GLI STILI DEL TESTO DELLO SCHEMA</text:span></text:p>
            </text:list-item>
          </text:list>
          <text:list text:style-name="a487">
            <text:list-item>
              <text:list text:style-name="a487">
                <text:list-item>
                  <text:p text:style-name="a486" text:class-names="" text:cond-style-name=""><text:span text:style-name="a485" text:class-names="">Secondo livello</text:span></text:p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p text:style-name="a489" text:class-names="" text:cond-style-name=""><text:span text:style-name="a48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p text:style-name="a492" text:class-names="" text:cond-style-name=""><text:span text:style-name="a49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list text:style-name="a496">
                        <text:list-item>
                          <text:list text:style-name="a496">
                            <text:list-item>
                              <text:p text:style-name="a495" text:class-names="" text:cond-style-name=""><text:span text:style-name="a49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501" draw:name="Segnaposto immagine 23" svg:x="1.05035in" svg:y="1.77604in" svg:width="3.39931in" svg:height="2.06944in" presentation:class="graphic" presentation:placeholder="false">
        <draw:text-box>
          <text:list text:style-name="a500">
            <text:list-item>
              <text:p text:style-name="a499" text:class-names="" text:cond-style-name=""><text:span text:style-name="a498" text:class-names="">Fare clic sull'icona per inserire un'immagine</text:span></text:p>
            </text:list-item>
          </text:list>
        </draw:text-box>
        <svg:title/>
        <svg:desc/>
      </draw:frame>
      <draw:frame draw:id="id58" presentation:style-name="a505" draw:name="Segnaposto immagine 23" svg:x="4.96736in" svg:y="1.77517in" svg:width="3.39931in" svg:height="2.06944in" presentation:class="graphic" presentation:placeholder="false">
        <draw:text-box>
          <text:list text:style-name="a504">
            <text:list-item>
              <text:p text:style-name="a503" text:class-names="" text:cond-style-name=""><text:span text:style-name="a502" text:class-names="">Fare clic sull'icona per inserire un'immagine</text:span></text:p>
            </text:list-item>
          </text:list>
        </draw:text-box>
        <svg:title/>
        <svg:desc/>
      </draw:frame>
      <draw:frame draw:id="id59" presentation:style-name="a509" draw:name="Segnaposto immagine 23" svg:x="8.88333in" svg:y="1.77517in" svg:width="3.39931in" svg:height="2.06944in" presentation:class="graphic" presentation:placeholder="false">
        <draw:text-box>
          <text:list text:style-name="a508">
            <text:list-item>
              <text:p text:style-name="a507" text:class-names="" text:cond-style-name=""><text:span text:style-name="a506" text:class-names="">Fare clic sull'icona per inserire un'immagine</text:span></text:p>
            </text:list-item>
          </text:list>
        </draw:text-box>
        <svg:title/>
        <svg:desc/>
      </draw:frame>
      <draw:frame draw:id="id60" presentation:style-name="a525" draw:name="Segnaposto testo 27" svg:x="4.96701in" svg:y="4.02604in" svg:width="3.39931in" svg:height="2.80729in" presentation:class="outline" presentation:placeholder="false">
        <draw:text-box>
          <text:list text:style-name="a512">
            <text:list-item>
              <text:p text:style-name="a511" text:class-names="" text:cond-style-name=""><text:span text:style-name="a510" text:class-names="">FARE CLIC PER MODIFICARE GLI STILI DEL TESTO DELLO SCHEMA</text:span></text:p>
            </text:list-item>
          </text:list>
          <text:list text:style-name="a515">
            <text:list-item>
              <text:list text:style-name="a515">
                <text:list-item>
                  <text:p text:style-name="a514" text:class-names="" text:cond-style-name=""><text:span text:style-name="a513" text:class-names="">Secondo livello</text:span></text:p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p text:style-name="a517" text:class-names="" text:cond-style-name=""><text:span text:style-name="a51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21">
            <text:list-item>
              <text:list text:style-name="a521">
                <text:list-item>
                  <text:list text:style-name="a521">
                    <text:list-item>
                      <text:list text:style-name="a521">
                        <text:list-item>
                          <text:p text:style-name="a520" text:class-names="" text:cond-style-name=""><text:span text:style-name="a51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4">
            <text:list-item>
              <text:list text:style-name="a524">
                <text:list-item>
                  <text:list text:style-name="a524">
                    <text:list-item>
                      <text:list text:style-name="a524">
                        <text:list-item>
                          <text:list text:style-name="a524">
                            <text:list-item>
                              <text:p text:style-name="a523" text:class-names="" text:cond-style-name=""><text:span text:style-name="a52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41" draw:name="Segnaposto testo 27" svg:x="8.88333in" svg:y="4.02604in" svg:width="3.39931in" svg:height="2.80729in" presentation:class="outline" presentation:placeholder="false">
        <draw:text-box>
          <text:list text:style-name="a528">
            <text:list-item>
              <text:p text:style-name="a527" text:class-names="" text:cond-style-name=""><text:span text:style-name="a526" text:class-names="">FARE CLIC PER MODIFICARE GLI STILI DEL TESTO DELLO SCHEMA</text:span></text:p>
            </text:list-item>
          </text:list>
          <text:list text:style-name="a531">
            <text:list-item>
              <text:list text:style-name="a531">
                <text:list-item>
                  <text:p text:style-name="a530" text:class-names="" text:cond-style-name=""><text:span text:style-name="a529" text:class-names="">Secondo livello</text:span></text:p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p text:style-name="a533" text:class-names="" text:cond-style-name=""><text:span text:style-name="a53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37">
            <text:list-item>
              <text:list text:style-name="a537">
                <text:list-item>
                  <text:list text:style-name="a537">
                    <text:list-item>
                      <text:list text:style-name="a537">
                        <text:list-item>
                          <text:p text:style-name="a536" text:class-names="" text:cond-style-name=""><text:span text:style-name="a53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list text:style-name="a540">
                        <text:list-item>
                          <text:list text:style-name="a540">
                            <text:list-item>
                              <text:p text:style-name="a539" text:class-names="" text:cond-style-name=""><text:span text:style-name="a53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544" draw:name="Segnaposto numero diapositiva 5" svg:x="12.63043in" svg:y="7.07382in" svg:width="0.48551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4" presentation:style-name="a547" draw:name="Segnaposto intestazione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5" presentation:style-name="a551" draw:name="Segnaposto data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07/09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552" draw:name="Segnaposto immagine diapositiva 3">
          <svg:title/>
          <svg:desc/>
        </draw:page-thumbnail>
        <draw:frame draw:id="id7" presentation:style-name="a567" draw:name="Segnaposto note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Modifica gli stili del testo dello schema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Secondo livello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570" draw:name="Segnaposto piè di pagina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9" presentation:style-name="a573" draw:name="Segnaposto numero diapositiva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Riepilogo" style:page-layout-name="pageLayout1" draw:style-name="a575">
      <draw:frame draw:id="id63" presentation:style-name="a578" draw:name="Segnaposto immagine 8" svg:x="0in" svg:y="0in" svg:width="5.92361in" svg:height="7.5in" presentation:class="graphic" presentation:placeholder="false">
        <draw:text-box>
          <text:p text:style-name="a577" text:class-names="" text:cond-style-name=""><text:span text:style-name="a576" text:class-names="">Fare clic sull'icona per inserire un'immagine</text:span></text:p>
        </draw:text-box>
        <svg:title/>
        <svg:desc/>
      </draw:frame>
      <draw:frame draw:id="id64" presentation:style-name="a581" draw:name="Segnaposto numero diapositiva 5" svg:x="12.63043in" svg:y="7.07382in" svg:width="0.48551in" svg:height="0.39931in" presentation:class="page-number" presentation:placeholder="false">
        <draw:text-box>
          <text:p text:style-name="a580" text:class-names="" text:cond-style-name=""><text:span text:style-name="a579" text:class-names=""><text:page-number style:num-format="1" text:fixed="false"/></text:span></text:p>
        </draw:text-box>
        <svg:title/>
        <svg:desc/>
      </draw:frame>
      <draw:frame draw:id="id65" presentation:style-name="a586" draw:name="Segnaposto contenuto 8" svg:x="6.66667in" svg:y="1.81667in" svg:width="5.0812in" svg:height="2.42627in" presentation:class="object" presentation:placeholder="false">
        <draw:text-box>
          <text:p text:style-name="a583" text:class-names="" text:cond-style-name=""><text:span text:style-name="a582" text:class-names="">Fare clic per modificare lo stile del testo dello schema.</text:span></text:p>
          <text:p text:style-name="a585" text:class-names="" text:cond-style-name=""><text:span text:style-name="a584" text:class-names=""/></text:p>
        </draw:text-box>
        <svg:title/>
        <svg:desc/>
      </draw:frame>
      <draw:frame draw:id="id66" draw:style-name="a589" draw:name="Segnaposto numero diapositiva 70" svg:x="12.63043in" svg:y="7.07382in" svg:width="0.48551in" svg:height="0.39931in">
        <draw:text-box>
          <text:p text:style-name="a588" text:class-names="" text:cond-style-name=""><text:span text:style-name="a587" text:class-names=""><text:page-number style:num-format="1" text:fixed="false"/></text:span></text:p>
        </draw:text-box>
        <svg:title/>
        <svg:desc/>
      </draw:frame>
      <draw:frame draw:id="id67" presentation:style-name="a592" draw:name="Titolo 1" svg:x="6.66667in" svg:y="0.66933in" svg:width="6.44928in" svg:height="0.96701in" presentation:class="title" presentation:placeholder="false">
        <draw:text-box>
          <text:p text:style-name="a591" text:class-names="" text:cond-style-name=""><text:span text:style-name="a590" text:class-names="">Fare clic per modificare lo stile del titolo dello schema</text:span></text:p>
        </draw:text-box>
        <svg:title/>
        <svg:desc/>
      </draw:frame>
      <draw:custom-shape svg:x="6.67874in" svg:y="6.8941in" svg:width="3.29722in" svg:height="0.6059in" draw:id="id68" draw:style-name="a596" draw:name="Rettangolo 1">
        <svg:title/>
        <svg:desc/>
        <text:p text:style-name="a594" text:class-names="" text:cond-style-name=""><text:span text:style-name="a5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26">
        <draw:frame draw:id="id4" presentation:style-name="a599" draw:name="Segnaposto intestazione 1" svg:x="0in" svg:y="0in" svg:width="3.25in" svg:height="0.50174in" presentation:class="header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5" presentation:style-name="a603" draw:name="Segnaposto data 2" svg:x="4.24826in" svg:y="0in" svg:width="3.25in" svg:height="0.50174in" presentation:class="date-time" presentation:placeholder="false">
          <draw:text-box>
            <text:p text:style-name="a602" text:class-names="" text:cond-style-name=""><text:span text:style-name="a600" text:class-names=""><text:date text:fixed="false" style:data-style-name="a601">07/09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604" draw:name="Segnaposto immagine diapositiva 3">
          <svg:title/>
          <svg:desc/>
        </draw:page-thumbnail>
        <draw:frame draw:id="id7" presentation:style-name="a619" draw:name="Segnaposto note 4" svg:x="0.75in" svg:y="4.8125in" svg:width="6in" svg:height="3.9375in" presentation:class="notes" presentation:placeholder="false">
          <draw:text-box>
            <text:p text:style-name="a606" text:class-names="" text:cond-style-name=""><text:span text:style-name="a605" text:class-names="">Modifica gli stili del testo dello schema</text:span></text:p>
            <text:list text:style-name="a609">
              <text:list-item>
                <text:list text:style-name="a609">
                  <text:list-item>
                    <text:p text:style-name="a608" text:class-names="" text:cond-style-name=""><text:span text:style-name="a607" text:class-names="">Secondo livello</text:span></text:p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p text:style-name="a611" text:class-names="" text:cond-style-name=""><text:span text:style-name="a61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15">
              <text:list-item>
                <text:list text:style-name="a615">
                  <text:list-item>
                    <text:list text:style-name="a615">
                      <text:list-item>
                        <text:list text:style-name="a615">
                          <text:list-item>
                            <text:p text:style-name="a614" text:class-names="" text:cond-style-name=""><text:span text:style-name="a61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8">
              <text:list-item>
                <text:list text:style-name="a618">
                  <text:list-item>
                    <text:list text:style-name="a618">
                      <text:list-item>
                        <text:list text:style-name="a618">
                          <text:list-item>
                            <text:list text:style-name="a618">
                              <text:list-item>
                                <text:p text:style-name="a617" text:class-names="" text:cond-style-name=""><text:span text:style-name="a616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622" draw:name="Segnaposto piè di pagina 5" svg:x="0in" svg:y="9.49826in" svg:width="3.25in" svg:height="0.50174in" presentation:class="footer" presentation:placeholder="false">
          <draw:text-box>
            <text:p text:style-name="a621" text:class-names="" text:cond-style-name=""><text:span text:style-name="a620" text:class-names=""/></text:p>
          </draw:text-box>
          <svg:title/>
          <svg:desc/>
        </draw:frame>
        <draw:frame draw:id="id9" presentation:style-name="a625" draw:name="Segnaposto numero diapositiva 6" svg:x="4.24826in" svg:y="9.49826in" svg:width="3.25in" svg:height="0.50174in" presentation:class="page-number" presentation:placeholder="false">
          <draw:text-box>
            <text:p text:style-name="a624" text:class-names="" text:cond-style-name=""><text:span text:style-name="a6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Formula-di-chiusura" style:page-layout-name="pageLayout1" draw:style-name="a627">
      <draw:frame draw:id="id69" presentation:style-name="a630" draw:name="Segnaposto immagine 2" svg:x="0in" svg:y="0in" svg:width="13.33333in" svg:height="7.5in" presentation:class="graphic" presentation:placeholder="false">
        <draw:text-box>
          <text:p text:style-name="a629" text:class-names="" text:cond-style-name=""><text:span text:style-name="a628" text:class-names="">Fare clic sull'icona per inserire un'immagine</text:span></text:p>
        </draw:text-box>
        <svg:title/>
        <svg:desc/>
      </draw:frame>
      <draw:frame draw:id="id70" presentation:style-name="a633" draw:name="Titolo 5" svg:x="0.76812in" svg:y="1.81628in" svg:width="11.7971in" svg:height="0.90841in" presentation:class="title" presentation:placeholder="false">
        <draw:text-box>
          <text:p text:style-name="a632" text:class-names="" text:cond-style-name=""><text:span text:style-name="a631" text:class-names="">Fare clic per modificare lo stile del titolo dello schema</text:span></text:p>
        </draw:text-box>
        <svg:title/>
        <svg:desc/>
      </draw:frame>
      <draw:frame draw:id="id71" presentation:style-name="a638" draw:name="Segnaposto testo 13" svg:x="3.84115in" svg:y="5.61898in" svg:width="5.65104in" svg:height="0.56736in" presentation:class="outline" presentation:placeholder="false">
        <draw:text-box>
          <text:list text:style-name="a636">
            <text:list-item>
              <text:p text:style-name="a635" text:class-names="" text:cond-style-name=""><text:span text:style-name="a634" text:class-names="">FARE CLIC PER MODIFICARE GLI STILI DEL TESTO DELLO SCHEMA</text:span></text:p>
            </text:list-item>
          </text:list>
        </draw:text-box>
        <svg:title/>
        <svg:desc/>
      </draw:frame>
      <draw:frame draw:id="id72" presentation:style-name="a642" draw:name="Segnaposto testo 13" svg:x="0.64326in" svg:y="4.26851in" svg:width="3.35156in" svg:height="0.56736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FARE CLIC PER MODIFICARE</text:span></text:p>
            </text:list-item>
          </text:list>
        </draw:text-box>
        <svg:title/>
        <svg:desc/>
      </draw:frame>
      <draw:frame draw:id="id73" presentation:style-name="a646" draw:name="Segnaposto testo 13" svg:x="4.99088in" svg:y="4.2578in" svg:width="3.35156in" svg:height="0.56736in" presentation:class="outline" presentation:placeholder="false">
        <draw:text-box>
          <text:list text:style-name="a645">
            <text:list-item>
              <text:p text:style-name="a644" text:class-names="" text:cond-style-name=""><text:span text:style-name="a643" text:class-names="">fare clic per modificare</text:span></text:p>
            </text:list-item>
          </text:list>
        </draw:text-box>
        <svg:title/>
        <svg:desc/>
      </draw:frame>
      <draw:frame draw:id="id74" presentation:style-name="a650" draw:name="Segnaposto testo 13" svg:x="9.33851in" svg:y="4.26851in" svg:width="3.35156in" svg:height="0.56736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fare clic per modificare</text:span></text:p>
            </text:list-item>
          </text:list>
        </draw:text-box>
        <svg:title/>
        <svg:desc/>
      </draw:frame>
      <draw:frame draw:id="id75" presentation:style-name="a653" draw:name="Segnaposto immagine online 33" svg:x="1.91904in" svg:y="3.38909in" svg:width="0.8in" svg:height="0.8in" presentation:class="graphic" presentation:placeholder="false">
        <draw:text-box>
          <text:p text:style-name="a652" text:class-names="" text:cond-style-name=""><text:span text:style-name="a651" text:class-names="">Icona</text:span></text:p>
        </draw:text-box>
        <svg:title/>
        <svg:desc/>
      </draw:frame>
      <draw:frame draw:id="id76" presentation:style-name="a656" draw:name="Segnaposto immagine online 33" svg:x="6.26667in" svg:y="3.38909in" svg:width="0.8in" svg:height="0.8in" presentation:class="graphic" presentation:placeholder="false">
        <draw:text-box>
          <text:p text:style-name="a655" text:class-names="" text:cond-style-name=""><text:span text:style-name="a654" text:class-names="">Icona</text:span></text:p>
        </draw:text-box>
        <svg:title/>
        <svg:desc/>
      </draw:frame>
      <draw:frame draw:id="id77" presentation:style-name="a659" draw:name="Segnaposto immagine online 33" svg:x="10.6143in" svg:y="3.38909in" svg:width="0.8in" svg:height="0.8in" presentation:class="graphic" presentation:placeholder="false">
        <draw:text-box>
          <text:p text:style-name="a658" text:class-names="" text:cond-style-name=""><text:span text:style-name="a657" text:class-names="">Icona</text:span></text:p>
        </draw:text-box>
        <svg:title/>
        <svg:desc/>
      </draw:frame>
      <presentation:notes style:page-layout-name="pageLayout2" draw:style-name="a689">
        <draw:frame draw:id="id4" presentation:style-name="a662" draw:name="Segnaposto intestazione 1" svg:x="0in" svg:y="0in" svg:width="3.25in" svg:height="0.50174in" presentation:class="head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5" presentation:style-name="a666" draw:name="Segnaposto data 2" svg:x="4.24826in" svg:y="0in" svg:width="3.25in" svg:height="0.50174in" presentation:class="date-time" presentation:placeholder="false">
          <draw:text-box>
            <text:p text:style-name="a665" text:class-names="" text:cond-style-name=""><text:span text:style-name="a663" text:class-names=""><text:date text:fixed="false" style:data-style-name="a664">07/09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667" draw:name="Segnaposto immagine diapositiva 3">
          <svg:title/>
          <svg:desc/>
        </draw:page-thumbnail>
        <draw:frame draw:id="id7" presentation:style-name="a682" draw:name="Segnaposto note 4" svg:x="0.75in" svg:y="4.8125in" svg:width="6in" svg:height="3.9375in" presentation:class="notes" presentation:placeholder="false">
          <draw:text-box>
            <text:p text:style-name="a669" text:class-names="" text:cond-style-name=""><text:span text:style-name="a668" text:class-names="">Modifica gli stili del testo dello schema</text:span></text:p>
            <text:list text:style-name="a672">
              <text:list-item>
                <text:list text:style-name="a672">
                  <text:list-item>
                    <text:p text:style-name="a671" text:class-names="" text:cond-style-name=""><text:span text:style-name="a670" text:class-names="">Secondo livello</text:span></text:p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p text:style-name="a674" text:class-names="" text:cond-style-name=""><text:span text:style-name="a67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p text:style-name="a677" text:class-names="" text:cond-style-name=""><text:span text:style-name="a67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list text:style-name="a681">
                          <text:list-item>
                            <text:list text:style-name="a681">
                              <text:list-item>
                                <text:p text:style-name="a680" text:class-names="" text:cond-style-name=""><text:span text:style-name="a67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685" draw:name="Segnaposto piè di pagina 5" svg:x="0in" svg:y="9.49826in" svg:width="3.25in" svg:height="0.50174in" presentation:class="foot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9" presentation:style-name="a688" draw:name="Segnaposto numero diapositiva 6" svg:x="4.24826in" svg:y="9.49826in" svg:width="3.25in" svg:height="0.50174in" presentation:class="page-number" presentation:placeholder="false">
          <draw:text-box>
            <text:p text:style-name="a687" text:class-names="" text:cond-style-name=""><text:span text:style-name="a68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90">
      <draw:frame draw:id="id78" presentation:style-name="a693" draw:name="Segnaposto intestazione 1" svg:x="0in" svg:y="0in" svg:width="3.25in" svg:height="0.50174in" presentation:class="head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79" presentation:style-name="a697" draw:name="Segnaposto data 2" svg:x="4.24826in" svg:y="0in" svg:width="3.25in" svg:height="0.50174in" presentation:class="date-time" presentation:placeholder="false">
        <draw:text-box>
          <text:p text:style-name="a696" text:class-names="" text:cond-style-name=""><text:span text:style-name="a694" text:class-names=""><text:date text:fixed="false" style:data-style-name="a695">07/09/2022</text:date></text:span></text:p>
        </draw:text-box>
        <svg:title/>
        <svg:desc/>
      </draw:frame>
      <draw:frame draw:id="id80" presentation:style-name="a700" draw:name="Segnaposto piè di pagina 3" svg:x="0in" svg:y="9.49826in" svg:width="3.25in" svg:height="0.50174in" presentation:class="footer" presentation:placeholder="false">
        <draw:text-box>
          <text:p text:style-name="a699" text:class-names="" text:cond-style-name=""><text:span text:style-name="a698" text:class-names=""/></text:p>
        </draw:text-box>
        <svg:title/>
        <svg:desc/>
      </draw:frame>
      <draw:frame draw:id="id81" presentation:style-name="a703" draw:name="Segnaposto numero diapositiva 4" svg:x="4.24826in" svg:y="9.49826in" svg:width="3.25in" svg:height="0.50174in" presentation:class="page-number" presentation:placeholder="false">
        <draw:text-box>
          <text:p text:style-name="a702" text:class-names="" text:cond-style-name=""><text:span text:style-name="a701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The Path-Finding Algorithm A*</dc:title>
    <meta:initial-creator>CERRA MICHELE</meta:initial-creator>
    <dc:creator>COLOTTI MANUEL ENRIQUE</dc:creator>
    <meta:creation-date>2022-09-07T09:40:47Z</meta:creation-date>
    <dc:date>2022-09-07T21:38:37Z</dc:date>
    <meta:template xlink:href="tf55661986_win32" xlink:type="simple"/>
    <meta:editing-cycles>22</meta:editing-cycles>
    <meta:editing-duration>PT0S</meta:editing-duration>
    <meta:user-defined meta:name="ContentTypeId">0x01010079F111ED35F8CC479449609E8A0923A6</meta:user-defined>
    <meta:document-statistic meta:paragraph-count="241" meta:word-count="1627"/>
  </office:meta>
</office:document-meta>
</file>

<file path=Object 1/content.xml><?xml version="1.0" encoding="utf-8"?>
<mml:math xmlns:mml="http://www.w3.org/1998/Math/MathML" display="block">
  <mml:mi>h</mml:mi>
  <mml:mfenced>
    <mml:mrow>
      <mml:mi>n</mml:mi>
      <mml:mn>1</mml:mn>
      <mml:mo>,</mml:mo>
      <mml:mo> </mml:mo>
      <mml:mi>n</mml:mi>
      <mml:mn>2</mml:mn>
    </mml:mrow>
  </mml:mfenced>
  <mml:mo>=</mml:mo>
  <mml:mn>0</mml:mn>
</mml:math>
</file>

<file path=Object 2/content.xml><?xml version="1.0" encoding="utf-8"?>
<mml:math xmlns:mml="http://www.w3.org/1998/Math/MathML" display="block">
  <mml:mi>h</mml:mi>
  <mml:mfenced>
    <mml:mrow>
      <mml:mi>n</mml:mi>
      <mml:mn>1</mml:mn>
      <mml:mo>,</mml:mo>
      <mml:mo> </mml:mo>
      <mml:mi>n</mml:mi>
      <mml:mn>2</mml:mn>
    </mml:mrow>
  </mml:mfenced>
  <mml:mo>=</mml:mo>
  <mml:msqrt>
    <mml:mrow>
      <mml:msup>
        <mml:mrow>
          <mml:mo fence="false">(</mml:mo>
          <mml:mi>x</mml:mi>
          <mml:mn>1</mml:mn>
          <mml:mo>−</mml:mo>
          <mml:mi>x</mml:mi>
          <mml:mn>2</mml:mn>
          <mml:mo fence="false">)</mml:mo>
        </mml:mrow>
        <mml:mn>2</mml:mn>
      </mml:msup>
      <mml:mo>−</mml:mo>
      <mml:msup>
        <mml:mrow>
          <mml:mo fence="false">(</mml:mo>
          <mml:mi>y</mml:mi>
          <mml:mn>1</mml:mn>
          <mml:mo> </mml:mo>
          <mml:mo>−</mml:mo>
          <mml:mi>y</mml:mi>
          <mml:mn>2</mml:mn>
          <mml:mo fence="false">)</mml:mo>
        </mml:mrow>
        <mml:mn>2</mml:mn>
      </mml:msup>
    </mml:mrow>
  </mml:msqrt>
</mml:math>
</file>

<file path=Object 3/content.xml><?xml version="1.0" encoding="utf-8"?>
<mml:math xmlns:mml="http://www.w3.org/1998/Math/MathML" display="block">
  <mml:mi>H</mml:mi>
  <mml:mfenced>
    <mml:mi>s</mml:mi>
  </mml:mfenced>
  <mml:mo>=</mml:mo>
  <mml:mi>f</mml:mi>
  <mml:mi>l</mml:mi>
  <mml:mi>o</mml:mi>
  <mml:mi>o</mml:mi>
  <mml:mi>r</mml:mi>
  <mml:mo fence="false">(</mml:mo>
  <mml:mi>n</mml:mi>
  <mml:mi>u</mml:mi>
  <mml:mi>m</mml:mi>
  <mml:mi>T</mml:mi>
  <mml:mi>h</mml:mi>
  <mml:mfenced>
    <mml:mrow>
      <mml:mi>k</mml:mi>
      <mml:mfenced>
        <mml:mi>s</mml:mi>
      </mml:mfenced>
      <mml:mi>A</mml:mi>
      <mml:mo>−</mml:mo>
      <mml:mi>f</mml:mi>
      <mml:mi>l</mml:mi>
      <mml:mi>o</mml:mi>
      <mml:mi>o</mml:mi>
      <mml:mi>r</mml:mi>
      <mml:mfenced>
        <mml:mrow>
          <mml:mi>k</mml:mi>
          <mml:mfenced>
            <mml:mi>s</mml:mi>
          </mml:mfenced>
          <mml:mi>A</mml:mi>
        </mml:mrow>
      </mml:mfenced>
    </mml:mrow>
  </mml:mfenced>
</mml:math>
</file>

<file path=Object 4/content.xml><?xml version="1.0" encoding="utf-8"?>
<mml:math xmlns:mml="http://www.w3.org/1998/Math/MathML" display="block">
  <mml:mi>Z</mml:mi>
  <mml:mfenced>
    <mml:mi>s</mml:mi>
  </mml:mfenced>
  <mml:mo>=</mml:mo>
  <mml:mi>R</mml:mi>
  <mml:mfenced open="[" close="]">
    <mml:mrow>
      <mml:mi>x</mml:mi>
      <mml:mn>0</mml:mn>
    </mml:mrow>
  </mml:mfenced>
  <mml:mo> </mml:mo>
  <mml:mo> </mml:mo>
  <mml:mi>x</mml:mi>
  <mml:mi>o</mml:mi>
  <mml:mi>r</mml:mi>
  <mml:mo> </mml:mo>
  <mml:mo> </mml:mo>
  <mml:mo>…</mml:mo>
  <mml:mo> </mml:mo>
  <mml:mo> </mml:mo>
  <mml:mi>x</mml:mi>
  <mml:mi>o</mml:mi>
  <mml:mi>r</mml:mi>
  <mml:mo> </mml:mo>
  <mml:mo> </mml:mo>
  <mml:mi>R</mml:mi>
  <mml:mo fence="false">[</mml:mo>
  <mml:mi>x</mml:mi>
  <mml:mi>n</mml:mi>
  <mml:mo fence="false">]</mml:mo>
  <mml:mo> </mml:mo>
</mml:math>
</file>

<file path=Object 5/content.xml><?xml version="1.0" encoding="utf-8"?>
<mml:math xmlns:mml="http://www.w3.org/1998/Math/MathML" display="block">
  <mml:mi>Z</mml:mi>
  <mml:mfenced>
    <mml:mi>s</mml:mi>
  </mml:mfenced>
  <mml:mo>=</mml:mo>
  <mml:mi>R</mml:mi>
  <mml:mfenced open="[" close="]">
    <mml:mrow>
      <mml:mi>A</mml:mi>
      <mml:mo fence="false">(</mml:mo>
      <mml:mi>x</mml:mi>
      <mml:mn>0</mml:mn>
      <mml:mo fence="false">)</mml:mo>
    </mml:mrow>
  </mml:mfenced>
  <mml:mo> </mml:mo>
  <mml:mo> </mml:mo>
  <mml:mi>x</mml:mi>
  <mml:mi>o</mml:mi>
  <mml:mi>r</mml:mi>
  <mml:mo> </mml:mo>
  <mml:mo> </mml:mo>
  <mml:mo>…</mml:mo>
  <mml:mo> </mml:mo>
  <mml:mo> </mml:mo>
  <mml:mi>x</mml:mi>
  <mml:mi>o</mml:mi>
  <mml:mi>r</mml:mi>
  <mml:mo> </mml:mo>
  <mml:mo> </mml:mo>
  <mml:mi>R</mml:mi>
  <mml:mo fence="false">[</mml:mo>
  <mml:mi>A</mml:mi>
  <mml:mo fence="false">(</mml:mo>
  <mml:mi>x</mml:mi>
  <mml:mi>n</mml:mi>
  <mml:mo fence="false">)</mml:mo>
  <mml:mo fence="false">]</mml:mo>
</mml:math>
</file>

<file path=Object 6/content.xml><?xml version="1.0" encoding="utf-8"?>
<mml:math xmlns:mml="http://www.w3.org/1998/Math/MathML" display="block">
  <mml:mi>Z</mml:mi>
  <mml:mfenced>
    <mml:mi>s</mml:mi>
  </mml:mfenced>
  <mml:mo>=</mml:mo>
  <mml:mi>A</mml:mi>
  <mml:mo fence="false">(</mml:mo>
  <mml:mi>R</mml:mi>
  <mml:mfenced open="[" close="]">
    <mml:mrow>
      <mml:mi>x</mml:mi>
      <mml:mn>0</mml:mn>
    </mml:mrow>
  </mml:mfenced>
  <mml:mo fence="false">)</mml:mo>
  <mml:mo> </mml:mo>
  <mml:mo> </mml:mo>
  <mml:mi>x</mml:mi>
  <mml:mi>o</mml:mi>
  <mml:mi>r</mml:mi>
  <mml:mo> </mml:mo>
  <mml:mo> </mml:mo>
  <mml:mo>…</mml:mo>
  <mml:mo> </mml:mo>
  <mml:mo> </mml:mo>
  <mml:mi>x</mml:mi>
  <mml:mi>o</mml:mi>
  <mml:mi>r</mml:mi>
  <mml:mo> </mml:mo>
  <mml:mo> </mml:mo>
  <mml:mi>A</mml:mi>
  <mml:mo fence="false">(</mml:mo>
  <mml:mi>R</mml:mi>
  <mml:mfenced open="[" close="]">
    <mml:mrow>
      <mml:mi>x</mml:mi>
      <mml:mi>n</mml:mi>
    </mml:mrow>
  </mml:mfenced>
  <mml:mo fence="false">)</mml:mo>
  <mml:mo> </mml:mo>
</mml:math>
</file>

<file path=Object 7/content.xml><?xml version="1.0" encoding="utf-8"?>
<mml:math xmlns:mml="http://www.w3.org/1998/Math/MathML" display="block">
  <mml:mi>k</mml:mi>
  <mml:mfenced>
    <mml:mi>s</mml:mi>
  </mml:mfenced>
  <mml:mo>=</mml:mo>
  <mml:mo fence="false">(</mml:mo>
  <mml:mi>L</mml:mi>
  <mml:mi>a</mml:mi>
  <mml:mi>t</mml:mi>
  <mml:mi>i</mml:mi>
  <mml:mi>t</mml:mi>
  <mml:mi>u</mml:mi>
  <mml:mi>d</mml:mi>
  <mml:mi>e</mml:mi>
  <mml:mo>,</mml:mo>
  <mml:mo> </mml:mo>
  <mml:mi>L</mml:mi>
  <mml:mi>o</mml:mi>
  <mml:mi>n</mml:mi>
  <mml:mi>g</mml:mi>
  <mml:mi>i</mml:mi>
  <mml:mi>t</mml:mi>
  <mml:mi>u</mml:mi>
  <mml:mi>d</mml:mi>
  <mml:mi>e</mml:mi>
  <mml:mo fence="false">)</mml:mo>
</mml:math>
</file>